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73+23.1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4H51M45.546S" calcext:value-type="time">
            <text:p>14:51:45.5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6637669" calcext:value-type="float">
            <text:p>6.64E-11</text:p>
          </table:table-cell>
          <table:table-cell table:formula="of:=[.C4]*10^9" office:value-type="float" office:value="0.06637669" calcext:value-type="float">
            <text:p>0.06637669</text:p>
          </table:table-cell>
          <table:table-cell table:formula="of:=[.$N$1]*[.D4]" office:value-type="float" office:value="0.0552434024151239" calcext:value-type="float">
            <text:p>0.055243402415124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4H51M45.916S" calcext:value-type="time">
            <text:p>14:51:45.9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435259" calcext:value-type="float">
            <text:p>-1.44E-10</text:p>
          </table:table-cell>
          <table:table-cell table:formula="of:=[.C5]*10^9" office:value-type="float" office:value="-0.1435259" calcext:value-type="float">
            <text:p>-0.1435259</text:p>
          </table:table-cell>
          <table:table-cell table:formula="of:=[.$N$1]*[.D5]" office:value-type="float" office:value="-0.119452462162437" calcext:value-type="float">
            <text:p>-0.119452462162437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293640882712788" calcext:value-type="float">
            <text:p>0.029364088271279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128883863968024" calcext:value-type="float">
            <text:p>0.128883863968024</text:p>
          </table:table-cell>
          <table:table-cell/>
          <table:table-cell table:formula="of:=(MAX([.E4:.E8])-MIN([.E4:.E8]))/2" office:value-type="float" office:value="0.154857816767359" calcext:value-type="float">
            <text:p>0.154857816767359</text:p>
          </table:table-cell>
          <table:table-cell table:number-columns-repeated="2"/>
        </table:table-row>
        <table:table-row table:style-name="ro1">
          <table:table-cell office:value-type="time" office:time-value="PT14H51M46.284S" calcext:value-type="time">
            <text:p>14:51:46.2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2286072" calcext:value-type="float">
            <text:p>2.29E-10</text:p>
          </table:table-cell>
          <table:table-cell table:formula="of:=[.C6]*10^9" office:value-type="float" office:value="0.2286072" calcext:value-type="float">
            <text:p>0.2286072</text:p>
          </table:table-cell>
          <table:table-cell table:formula="of:=[.$N$1]*[.D6]" office:value-type="float" office:value="0.19026317137228" calcext:value-type="float">
            <text:p>0.19026317137228</text:p>
          </table:table-cell>
          <table:table-cell table:number-columns-repeated="9"/>
        </table:table-row>
        <table:table-row table:style-name="ro1">
          <table:table-cell office:value-type="time" office:time-value="PT14H51M46.652S" calcext:value-type="time">
            <text:p>14:51:46.65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91729" calcext:value-type="float">
            <text:p>1.29E-10</text:p>
          </table:table-cell>
          <table:table-cell table:formula="of:=[.C7]*10^9" office:value-type="float" office:value="0.1291729" calcext:value-type="float">
            <text:p>0.1291729</text:p>
          </table:table-cell>
          <table:table-cell table:formula="of:=[.$N$1]*[.D7]" office:value-type="float" office:value="0.107506874715033" calcext:value-type="float">
            <text:p>0.107506874715033</text:p>
          </table:table-cell>
          <table:table-cell table:number-columns-repeated="9"/>
        </table:table-row>
        <table:table-row table:style-name="ro1">
          <table:table-cell office:value-type="time" office:time-value="PT14H51M47.019S" calcext:value-type="time">
            <text:p>14:51:47.0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042215" calcext:value-type="float">
            <text:p>-1.04E-10</text:p>
          </table:table-cell>
          <table:table-cell table:formula="of:=[.C8]*10^9" office:value-type="float" office:value="-0.1042215" calcext:value-type="float">
            <text:p>-0.1042215</text:p>
          </table:table-cell>
          <table:table-cell table:formula="of:=[.$N$1]*[.D8]" office:value-type="float" office:value="-0.0867405449836055" calcext:value-type="float">
            <text:p>-0.086740544983606</text:p>
          </table:table-cell>
          <table:table-cell table:number-columns-repeated="9"/>
        </table:table-row>
        <table:table-row table:style-name="ro1">
          <table:table-cell office:value-type="time" office:time-value="PT14H51M47.396S" calcext:value-type="time">
            <text:p>14:51:47.4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7111432" calcext:value-type="float">
            <text:p>-7.11E-11</text:p>
          </table:table-cell>
          <table:table-cell table:formula="of:=[.C9]*10^9" office:value-type="float" office:value="-0.07111432" calcext:value-type="float">
            <text:p>-0.07111432</text:p>
          </table:table-cell>
          <table:table-cell table:formula="of:=[.$N$1]*[.D9]" office:value-type="float" office:value="-0.0591863950618492" calcext:value-type="float">
            <text:p>-0.059186395061849</text:p>
          </table:table-cell>
          <table:table-cell table:number-columns-repeated="9"/>
        </table:table-row>
        <table:table-row table:style-name="ro1">
          <table:table-cell office:value-type="time" office:time-value="PT14H51M47.779S" calcext:value-type="time">
            <text:p>14:51:47.7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192778" calcext:value-type="float">
            <text:p>-1.19E-10</text:p>
          </table:table-cell>
          <table:table-cell table:formula="of:=[.C10]*10^9" office:value-type="float" office:value="-0.1192778" calcext:value-type="float">
            <text:p>-0.1192778</text:p>
          </table:table-cell>
          <table:table-cell table:formula="of:=[.$N$1]*[.D10]" office:value-type="float" office:value="-0.0992714687127465" calcext:value-type="float">
            <text:p>-0.099271468712747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0951745674960847" calcext:value-type="float">
            <text:p>-0.095174567496085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102488906329927" calcext:value-type="float">
            <text:p>0.102488906329927</text:p>
          </table:table-cell>
          <table:table-cell/>
          <table:table-cell table:formula="of:=(MAX([.E9:.E13])-MIN([.E9:.E13]))/2" office:value-type="float" office:value="0.123140879717655" calcext:value-type="float">
            <text:p>0.123140879717655</text:p>
          </table:table-cell>
          <table:table-cell table:number-columns-repeated="2"/>
        </table:table-row>
        <table:table-row table:style-name="ro1">
          <table:table-cell office:value-type="time" office:time-value="PT14H51M48.162S" calcext:value-type="time">
            <text:p>14:51:48.1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97013" calcext:value-type="float">
            <text:p>-1.97E-10</text:p>
          </table:table-cell>
          <table:table-cell table:formula="of:=[.C11]*10^9" office:value-type="float" office:value="-0.197013" calcext:value-type="float">
            <text:p>-0.197013</text:p>
          </table:table-cell>
          <table:table-cell table:formula="of:=[.$N$1]*[.D11]" office:value-type="float" office:value="-0.163968231016202" calcext:value-type="float">
            <text:p>-0.163968231016202</text:p>
          </table:table-cell>
          <table:table-cell table:number-columns-repeated="9"/>
        </table:table-row>
        <table:table-row table:style-name="ro1">
          <table:table-cell office:value-type="time" office:time-value="PT14H51M48.546S" calcext:value-type="time">
            <text:p>14:51:48.55</text:p>
          </table:table-cell>
          <table:table-cell office:value-type="float" office:value="-5" calcext:value-type="float">
            <text:p>-5</text:p>
          </table:table-cell>
          <table:table-cell office:value-type="float" office:value="0.0000000000557721" calcext:value-type="float">
            <text:p>5.58E-11</text:p>
          </table:table-cell>
          <table:table-cell table:formula="of:=[.C12]*10^9" office:value-type="float" office:value="0.0557721" calcext:value-type="float">
            <text:p>0.0557721</text:p>
          </table:table-cell>
          <table:table-cell table:formula="of:=[.$N$1]*[.D12]" office:value-type="float" office:value="0.0464175083728419" calcext:value-type="float">
            <text:p>0.046417508372842</text:p>
          </table:table-cell>
          <table:table-cell table:number-columns-repeated="9"/>
        </table:table-row>
        <table:table-row table:style-name="ro1">
          <table:table-cell office:value-type="time" office:time-value="PT14H51M48.922S" calcext:value-type="time">
            <text:p>14:51:48.92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2401432" calcext:value-type="float">
            <text:p>-2.40E-10</text:p>
          </table:table-cell>
          <table:table-cell table:formula="of:=[.C13]*10^9" office:value-type="float" office:value="-0.2401432" calcext:value-type="float">
            <text:p>-0.2401432</text:p>
          </table:table-cell>
          <table:table-cell table:formula="of:=[.$N$1]*[.D13]" office:value-type="float" office:value="-0.199864251062468" calcext:value-type="float">
            <text:p>-0.199864251062468</text:p>
          </table:table-cell>
          <table:table-cell table:number-columns-repeated="9"/>
        </table:table-row>
        <table:table-row table:style-name="ro1">
          <table:table-cell office:value-type="time" office:time-value="PT14H51M49.299S" calcext:value-type="time">
            <text:p>14:51:49.3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853125" calcext:value-type="float">
            <text:p>-2.85E-10</text:p>
          </table:table-cell>
          <table:table-cell table:formula="of:=[.C14]*10^9" office:value-type="float" office:value="-0.2853125" calcext:value-type="float">
            <text:p>-0.2853125</text:p>
          </table:table-cell>
          <table:table-cell table:formula="of:=[.$N$1]*[.D14]" office:value-type="float" office:value="-0.23745735515834" calcext:value-type="float">
            <text:p>-0.23745735515834</text:p>
          </table:table-cell>
          <table:table-cell table:number-columns-repeated="9"/>
        </table:table-row>
        <table:table-row table:style-name="ro1">
          <table:table-cell office:value-type="time" office:time-value="PT14H51M49.682S" calcext:value-type="time">
            <text:p>14:51:49.6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6558271" calcext:value-type="float">
            <text:p>-6.56E-11</text:p>
          </table:table-cell>
          <table:table-cell table:formula="of:=[.C15]*10^9" office:value-type="float" office:value="-0.06558271" calcext:value-type="float">
            <text:p>-0.06558271</text:p>
          </table:table-cell>
          <table:table-cell table:formula="of:=[.$N$1]*[.D15]" office:value-type="float" office:value="-0.0545825957878341" calcext:value-type="float">
            <text:p>-0.05458259578783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35896060565787" calcext:value-type="float">
            <text:p>-0.135896060565787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09925087708648" calcext:value-type="float">
            <text:p>0.109925087708648</text:p>
          </table:table-cell>
          <table:table-cell/>
          <table:table-cell table:formula="of:=(MAX([.E14:.E18])-MIN([.E14:.E18]))/2" office:value-type="float" office:value="0.132073187945893" calcext:value-type="float">
            <text:p>0.132073187945893</text:p>
          </table:table-cell>
          <table:table-cell table:number-columns-repeated="2"/>
        </table:table-row>
        <table:table-row table:style-name="ro1">
          <table:table-cell office:value-type="time" office:time-value="PT14H51M50.058S" calcext:value-type="time">
            <text:p>14:51:50.0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813612" calcext:value-type="float">
            <text:p>-2.81E-10</text:p>
          </table:table-cell>
          <table:table-cell table:formula="of:=[.C16]*10^9" office:value-type="float" office:value="-0.2813612" calcext:value-type="float">
            <text:p>-0.2813612</text:p>
          </table:table-cell>
          <table:table-cell table:formula="of:=[.$N$1]*[.D16]" office:value-type="float" office:value="-0.234168802264804" calcext:value-type="float">
            <text:p>-0.234168802264804</text:p>
          </table:table-cell>
          <table:table-cell table:number-columns-repeated="9"/>
        </table:table-row>
        <table:table-row table:style-name="ro1">
          <table:table-cell office:value-type="time" office:time-value="PT14H51M50.434S" calcext:value-type="time">
            <text:p>14:51:50.43</text:p>
          </table:table-cell>
          <table:table-cell office:value-type="float" office:value="-10" calcext:value-type="float">
            <text:p>-10</text:p>
          </table:table-cell>
          <table:table-cell office:value-type="float" office:value="0.0000000000320677" calcext:value-type="float">
            <text:p>3.21E-11</text:p>
          </table:table-cell>
          <table:table-cell table:formula="of:=[.C17]*10^9" office:value-type="float" office:value="0.0320677" calcext:value-type="float">
            <text:p>0.0320677</text:p>
          </table:table-cell>
          <table:table-cell table:formula="of:=[.$N$1]*[.D17]" office:value-type="float" office:value="0.0266890207334453" calcext:value-type="float">
            <text:p>0.026689020733445</text:p>
          </table:table-cell>
          <table:table-cell table:number-columns-repeated="9"/>
        </table:table-row>
        <table:table-row table:style-name="ro1">
          <table:table-cell office:value-type="time" office:time-value="PT14H51M50.818S" calcext:value-type="time">
            <text:p>14:51:50.82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2162283" calcext:value-type="float">
            <text:p>-2.16E-10</text:p>
          </table:table-cell>
          <table:table-cell table:formula="of:=[.C18]*10^9" office:value-type="float" office:value="-0.2162283" calcext:value-type="float">
            <text:p>-0.2162283</text:p>
          </table:table-cell>
          <table:table-cell table:formula="of:=[.$N$1]*[.D18]" office:value-type="float" office:value="-0.179960570351401" calcext:value-type="float">
            <text:p>-0.179960570351401</text:p>
          </table:table-cell>
          <table:table-cell table:number-columns-repeated="9"/>
        </table:table-row>
        <table:table-row table:style-name="ro1">
          <table:table-cell office:value-type="time" office:time-value="PT14H51M51.202S" calcext:value-type="time">
            <text:p>14:51:51.2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522471" calcext:value-type="float">
            <text:p>-2.52E-10</text:p>
          </table:table-cell>
          <table:table-cell table:formula="of:=[.C19]*10^9" office:value-type="float" office:value="-0.2522471" calcext:value-type="float">
            <text:p>-0.2522471</text:p>
          </table:table-cell>
          <table:table-cell table:formula="of:=[.$N$1]*[.D19]" office:value-type="float" office:value="-0.209937977524158" calcext:value-type="float">
            <text:p>-0.209937977524158</text:p>
          </table:table-cell>
          <table:table-cell table:number-columns-repeated="9"/>
        </table:table-row>
        <table:table-row table:style-name="ro1">
          <table:table-cell office:value-type="time" office:time-value="PT14H51M51.585S" calcext:value-type="time">
            <text:p>14:51:51.59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6421014" calcext:value-type="float">
            <text:p>-6.42E-11</text:p>
          </table:table-cell>
          <table:table-cell table:formula="of:=[.C20]*10^9" office:value-type="float" office:value="-0.06421014" calcext:value-type="float">
            <text:p>-0.06421014</text:p>
          </table:table-cell>
          <table:table-cell table:formula="of:=[.$N$1]*[.D20]" office:value-type="float" office:value="-0.0534402454107224" calcext:value-type="float">
            <text:p>-0.053440245410723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39231894781896" calcext:value-type="float">
            <text:p>-0.139231894781896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812639530500613" calcext:value-type="float">
            <text:p>0.081263953050061</text:p>
          </table:table-cell>
          <table:table-cell/>
          <table:table-cell table:formula="of:=(MAX([.E19:.E23])-MIN([.E19:.E23]))/2" office:value-type="float" office:value="0.0976337172715929" calcext:value-type="float">
            <text:p>0.097633717271593</text:p>
          </table:table-cell>
          <table:table-cell table:number-columns-repeated="2"/>
        </table:table-row>
        <table:table-row table:style-name="ro1">
          <table:table-cell office:value-type="time" office:time-value="PT14H51M51.969S" calcext:value-type="time">
            <text:p>14:51:51.97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014633" calcext:value-type="float">
            <text:p>-2.01E-10</text:p>
          </table:table-cell>
          <table:table-cell table:formula="of:=[.C21]*10^9" office:value-type="float" office:value="-0.2014633" calcext:value-type="float">
            <text:p>-0.2014633</text:p>
          </table:table-cell>
          <table:table-cell table:formula="of:=[.$N$1]*[.D21]" office:value-type="float" office:value="-0.167672087200775" calcext:value-type="float">
            <text:p>-0.167672087200775</text:p>
          </table:table-cell>
          <table:table-cell table:number-columns-repeated="9"/>
        </table:table-row>
        <table:table-row table:style-name="ro1">
          <table:table-cell office:value-type="time" office:time-value="PT14H51M52.353S" calcext:value-type="time">
            <text:p>14:51:52.3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4195852" calcext:value-type="float">
            <text:p>-4.20E-11</text:p>
          </table:table-cell>
          <table:table-cell table:formula="of:=[.C22]*10^9" office:value-type="float" office:value="-0.04195852" calcext:value-type="float">
            <text:p>-0.04195852</text:p>
          </table:table-cell>
          <table:table-cell table:formula="of:=[.$N$1]*[.D22]" office:value-type="float" office:value="-0.0349208646153194" calcext:value-type="float">
            <text:p>-0.03492086461532</text:p>
          </table:table-cell>
          <table:table-cell table:number-columns-repeated="9"/>
        </table:table-row>
        <table:table-row table:style-name="ro1">
          <table:table-cell office:value-type="time" office:time-value="PT14H51M52.737S" calcext:value-type="time">
            <text:p>14:51:52.74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765785" calcext:value-type="float">
            <text:p>-2.77E-10</text:p>
          </table:table-cell>
          <table:table-cell table:formula="of:=[.C23]*10^9" office:value-type="float" office:value="-0.2765785" calcext:value-type="float">
            <text:p>-0.2765785</text:p>
          </table:table-cell>
          <table:table-cell table:formula="of:=[.$N$1]*[.D23]" office:value-type="float" office:value="-0.230188299158505" calcext:value-type="float">
            <text:p>-0.230188299158505</text:p>
          </table:table-cell>
          <table:table-cell table:number-columns-repeated="9"/>
        </table:table-row>
        <table:table-row table:style-name="ro1">
          <table:table-cell office:value-type="time" office:time-value="PT14H51M53.121S" calcext:value-type="time">
            <text:p>14:51:53.1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7398433" calcext:value-type="float">
            <text:p>-7.40E-11</text:p>
          </table:table-cell>
          <table:table-cell table:formula="of:=[.C24]*10^9" office:value-type="float" office:value="-0.07398433" calcext:value-type="float">
            <text:p>-0.07398433</text:p>
          </table:table-cell>
          <table:table-cell table:formula="of:=[.$N$1]*[.D24]" office:value-type="float" office:value="-0.0615750215113668" calcext:value-type="float">
            <text:p>-0.061575021511367</text:p>
          </table:table-cell>
          <table:table-cell table:number-columns-repeated="9"/>
        </table:table-row>
        <table:table-row table:style-name="ro1">
          <table:table-cell office:value-type="time" office:time-value="PT14H51M53.504S" calcext:value-type="time">
            <text:p>14:51:53.5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2989545" calcext:value-type="float">
            <text:p>-2.99E-10</text:p>
          </table:table-cell>
          <table:table-cell table:formula="of:=[.C25]*10^9" office:value-type="float" office:value="-0.2989545" calcext:value-type="float">
            <text:p>-0.2989545</text:p>
          </table:table-cell>
          <table:table-cell table:formula="of:=[.$N$1]*[.D25]" office:value-type="float" office:value="-0.248811197836351" calcext:value-type="float">
            <text:p>-0.24881119783635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53299958360514" calcext:value-type="float">
            <text:p>-0.153299958360514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111311308011072" calcext:value-type="float">
            <text:p>0.111311308011072</text:p>
          </table:table-cell>
          <table:table-cell/>
          <table:table-cell table:formula="of:=(MAX([.E24:.E28])-MIN([.E24:.E28]))/2" office:value-type="float" office:value="0.133737422254222" calcext:value-type="float">
            <text:p>0.133737422254222</text:p>
          </table:table-cell>
          <table:table-cell table:number-columns-repeated="2"/>
        </table:table-row>
        <table:table-row table:style-name="ro1">
          <table:table-cell office:value-type="time" office:time-value="PT14H51M53.888S" calcext:value-type="time">
            <text:p>14:51:53.89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1816924" calcext:value-type="float">
            <text:p>-1.82E-11</text:p>
          </table:table-cell>
          <table:table-cell table:formula="of:=[.C26]*10^9" office:value-type="float" office:value="-0.01816924" calcext:value-type="float">
            <text:p>-0.01816924</text:p>
          </table:table-cell>
          <table:table-cell table:formula="of:=[.$N$1]*[.D26]" office:value-type="float" office:value="-0.0151217338028902" calcext:value-type="float">
            <text:p>-0.01512173380289</text:p>
          </table:table-cell>
          <table:table-cell table:number-columns-repeated="9"/>
        </table:table-row>
        <table:table-row table:style-name="ro1">
          <table:table-cell office:value-type="time" office:time-value="PT14H51M54.264S" calcext:value-type="time">
            <text:p>14:51:54.26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395487" calcext:value-type="float">
            <text:p>-3.40E-10</text:p>
          </table:table-cell>
          <table:table-cell table:formula="of:=[.C27]*10^9" office:value-type="float" office:value="-0.3395487" calcext:value-type="float">
            <text:p>-0.3395487</text:p>
          </table:table-cell>
          <table:table-cell table:formula="of:=[.$N$1]*[.D27]" office:value-type="float" office:value="-0.282596578311335" calcext:value-type="float">
            <text:p>-0.282596578311335</text:p>
          </table:table-cell>
          <table:table-cell table:number-columns-repeated="9"/>
        </table:table-row>
        <table:table-row table:style-name="ro1">
          <table:table-cell office:value-type="time" office:time-value="PT14H51M54.64S" calcext:value-type="time">
            <text:p>14:51:54.6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903169" calcext:value-type="float">
            <text:p>-1.90E-10</text:p>
          </table:table-cell>
          <table:table-cell table:formula="of:=[.C28]*10^9" office:value-type="float" office:value="-0.1903169" calcext:value-type="float">
            <text:p>-0.1903169</text:p>
          </table:table-cell>
          <table:table-cell table:formula="of:=[.$N$1]*[.D28]" office:value-type="float" office:value="-0.158395260340624" calcext:value-type="float">
            <text:p>-0.158395260340624</text:p>
          </table:table-cell>
          <table:table-cell table:number-columns-repeated="9"/>
        </table:table-row>
        <table:table-row table:style-name="ro1">
          <table:table-cell office:value-type="time" office:time-value="PT14H51M55.024S" calcext:value-type="time">
            <text:p>14:51:55.0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598062" calcext:value-type="float">
            <text:p>-7.60E-11</text:p>
          </table:table-cell>
          <table:table-cell table:formula="of:=[.C29]*10^9" office:value-type="float" office:value="-0.07598062" calcext:value-type="float">
            <text:p>-0.07598062</text:p>
          </table:table-cell>
          <table:table-cell table:formula="of:=[.$N$1]*[.D29]" office:value-type="float" office:value="-0.0632364760341411" calcext:value-type="float">
            <text:p>-0.063236476034141</text:p>
          </table:table-cell>
          <table:table-cell table:number-columns-repeated="9"/>
        </table:table-row>
        <table:table-row table:style-name="ro1">
          <table:table-cell office:value-type="time" office:time-value="PT14H51M55.407S" calcext:value-type="time">
            <text:p>14:51:55.41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695778" calcext:value-type="float">
            <text:p>-3.70E-10</text:p>
          </table:table-cell>
          <table:table-cell table:formula="of:=[.C30]*10^9" office:value-type="float" office:value="-0.3695778" calcext:value-type="float">
            <text:p>-0.3695778</text:p>
          </table:table-cell>
          <table:table-cell table:formula="of:=[.$N$1]*[.D30]" office:value-type="float" office:value="-0.307588931130736" calcext:value-type="float">
            <text:p>-0.30758893113073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150052722734673" calcext:value-type="float">
            <text:p>-0.150052722734673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0376371517506" calcext:value-type="float">
            <text:p>0.10376371517506</text:p>
          </table:table-cell>
          <table:table-cell/>
          <table:table-cell table:formula="of:=(MAX([.E29:.E33])-MIN([.E29:.E33]))/2" office:value-type="float" office:value="0.124668567463972" calcext:value-type="float">
            <text:p>0.124668567463972</text:p>
          </table:table-cell>
          <table:table-cell table:number-columns-repeated="2"/>
        </table:table-row>
        <table:table-row table:style-name="ro1">
          <table:table-cell office:value-type="time" office:time-value="PT14H51M55.791S" calcext:value-type="time">
            <text:p>14:51:55.7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6999137" calcext:value-type="float">
            <text:p>-7.00E-11</text:p>
          </table:table-cell>
          <table:table-cell table:formula="of:=[.C31]*10^9" office:value-type="float" office:value="-0.06999137" calcext:value-type="float">
            <text:p>-0.06999137</text:p>
          </table:table-cell>
          <table:table-cell table:formula="of:=[.$N$1]*[.D31]" office:value-type="float" office:value="-0.058251796202791" calcext:value-type="float">
            <text:p>-0.058251796202791</text:p>
          </table:table-cell>
          <table:table-cell table:number-columns-repeated="9"/>
        </table:table-row>
        <table:table-row table:style-name="ro1">
          <table:table-cell office:value-type="time" office:time-value="PT14H51M56.175S" calcext:value-type="time">
            <text:p>14:51:56.18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143853" calcext:value-type="float">
            <text:p>-3.14E-10</text:p>
          </table:table-cell>
          <table:table-cell table:formula="of:=[.C32]*10^9" office:value-type="float" office:value="-0.3143853" calcext:value-type="float">
            <text:p>-0.3143853</text:p>
          </table:table-cell>
          <table:table-cell table:formula="of:=[.$N$1]*[.D32]" office:value-type="float" office:value="-0.261653807101551" calcext:value-type="float">
            <text:p>-0.261653807101551</text:p>
          </table:table-cell>
          <table:table-cell table:number-columns-repeated="9"/>
        </table:table-row>
        <table:table-row table:style-name="ro1">
          <table:table-cell office:value-type="time" office:time-value="PT14H51M56.559S" calcext:value-type="time">
            <text:p>14:51:56.56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715303" calcext:value-type="float">
            <text:p>-7.15E-11</text:p>
          </table:table-cell>
          <table:table-cell table:formula="of:=[.C33]*10^9" office:value-type="float" office:value="-0.0715303" calcext:value-type="float">
            <text:p>-0.0715303</text:p>
          </table:table-cell>
          <table:table-cell table:formula="of:=[.$N$1]*[.D33]" office:value-type="float" office:value="-0.059532603204145" calcext:value-type="float">
            <text:p>-0.059532603204145</text:p>
          </table:table-cell>
          <table:table-cell table:number-columns-repeated="9"/>
        </table:table-row>
        <table:table-row table:style-name="ro1">
          <table:table-cell office:value-type="time" office:time-value="PT14H51M56.943S" calcext:value-type="time">
            <text:p>14:51:56.9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792974" calcext:value-type="float">
            <text:p>-5.79E-11</text:p>
          </table:table-cell>
          <table:table-cell table:formula="of:=[.C34]*10^9" office:value-type="float" office:value="-0.05792974" calcext:value-type="float">
            <text:p>-0.05792974</text:p>
          </table:table-cell>
          <table:table-cell table:formula="of:=[.$N$1]*[.D34]" office:value-type="float" office:value="-0.0482132498415257" calcext:value-type="float">
            <text:p>-0.048213249841526</text:p>
          </table:table-cell>
          <table:table-cell table:number-columns-repeated="9"/>
        </table:table-row>
        <table:table-row table:style-name="ro1">
          <table:table-cell office:value-type="time" office:time-value="PT14H51M57.327S" calcext:value-type="time">
            <text:p>14:51:57.33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620493" calcext:value-type="float">
            <text:p>-3.62E-10</text:p>
          </table:table-cell>
          <table:table-cell table:formula="of:=[.C35]*10^9" office:value-type="float" office:value="-0.3620493" calcext:value-type="float">
            <text:p>-0.3620493</text:p>
          </table:table-cell>
          <table:table-cell table:formula="of:=[.$N$1]*[.D35]" office:value-type="float" office:value="-0.301323177971272" calcext:value-type="float">
            <text:p>-0.301323177971272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71452176091253" calcext:value-type="float">
            <text:p>-0.171452176091253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5940270635397" calcext:value-type="float">
            <text:p>0.105940270635397</text:p>
          </table:table-cell>
          <table:table-cell/>
          <table:table-cell table:formula="of:=(MAX([.E34:.E38])-MIN([.E34:.E38]))/2" office:value-type="float" office:value="0.127281869664856" calcext:value-type="float">
            <text:p>0.127281869664856</text:p>
          </table:table-cell>
          <table:table-cell table:number-columns-repeated="2"/>
        </table:table-row>
        <table:table-row table:style-name="ro1">
          <table:table-cell office:value-type="time" office:time-value="PT14H51M57.711S" calcext:value-type="time">
            <text:p>14:51:57.7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5618294" calcext:value-type="float">
            <text:p>-5.62E-11</text:p>
          </table:table-cell>
          <table:table-cell table:formula="of:=[.C36]*10^9" office:value-type="float" office:value="-0.05618294" calcext:value-type="float">
            <text:p>-0.05618294</text:p>
          </table:table-cell>
          <table:table-cell table:formula="of:=[.$N$1]*[.D36]" office:value-type="float" office:value="-0.0467594386415587" calcext:value-type="float">
            <text:p>-0.046759438641559</text:p>
          </table:table-cell>
          <table:table-cell table:number-columns-repeated="9"/>
        </table:table-row>
        <table:table-row table:style-name="ro1">
          <table:table-cell office:value-type="time" office:time-value="PT14H51M58.095S" calcext:value-type="time">
            <text:p>14:51:58.10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492528" calcext:value-type="float">
            <text:p>-2.49E-10</text:p>
          </table:table-cell>
          <table:table-cell table:formula="of:=[.C37]*10^9" office:value-type="float" office:value="-0.2492528" calcext:value-type="float">
            <text:p>-0.2492528</text:p>
          </table:table-cell>
          <table:table-cell table:formula="of:=[.$N$1]*[.D37]" office:value-type="float" office:value="-0.207445908096598" calcext:value-type="float">
            <text:p>-0.207445908096598</text:p>
          </table:table-cell>
          <table:table-cell table:number-columns-repeated="9"/>
        </table:table-row>
        <table:table-row table:style-name="ro1">
          <table:table-cell office:value-type="time" office:time-value="PT14H51M58.479S" calcext:value-type="time">
            <text:p>14:51:58.48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046112" calcext:value-type="float">
            <text:p>-3.05E-10</text:p>
          </table:table-cell>
          <table:table-cell table:formula="of:=[.C38]*10^9" office:value-type="float" office:value="-0.3046112" calcext:value-type="float">
            <text:p>-0.3046112</text:p>
          </table:table-cell>
          <table:table-cell table:formula="of:=[.$N$1]*[.D38]" office:value-type="float" office:value="-0.253519105905308" calcext:value-type="float">
            <text:p>-0.253519105905308</text:p>
          </table:table-cell>
          <table:table-cell table:number-columns-repeated="9"/>
        </table:table-row>
        <table:table-row table:style-name="ro1">
          <table:table-cell office:value-type="time" office:time-value="PT14H51M58.863S" calcext:value-type="time">
            <text:p>14:51:58.8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145781" calcext:value-type="float">
            <text:p>-1.15E-10</text:p>
          </table:table-cell>
          <table:table-cell table:formula="of:=[.C39]*10^9" office:value-type="float" office:value="-0.1145781" calcext:value-type="float">
            <text:p>-0.1145781</text:p>
          </table:table-cell>
          <table:table-cell table:formula="of:=[.$N$1]*[.D39]" office:value-type="float" office:value="-0.0953600441097667" calcext:value-type="float">
            <text:p>-0.095360044109767</text:p>
          </table:table-cell>
          <table:table-cell table:number-columns-repeated="9"/>
        </table:table-row>
        <table:table-row table:style-name="ro1">
          <table:table-cell office:value-type="time" office:time-value="PT14H51M59.246S" calcext:value-type="time">
            <text:p>14:51:59.25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10172" calcext:value-type="float">
            <text:p>-4.10E-10</text:p>
          </table:table-cell>
          <table:table-cell table:formula="of:=[.C40]*10^9" office:value-type="float" office:value="-0.410172" calcext:value-type="float">
            <text:p>-0.410172</text:p>
          </table:table-cell>
          <table:table-cell table:formula="of:=[.$N$1]*[.D40]" office:value-type="float" office:value="-0.341374311605719" calcext:value-type="float">
            <text:p>-0.341374311605719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201907027246273" calcext:value-type="float">
            <text:p>-0.201907027246273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102385683174916" calcext:value-type="float">
            <text:p>0.102385683174916</text:p>
          </table:table-cell>
          <table:table-cell/>
          <table:table-cell table:formula="of:=(MAX([.E39:.E43])-MIN([.E39:.E43]))/2" office:value-type="float" office:value="0.123007133747976" calcext:value-type="float">
            <text:p>0.123007133747976</text:p>
          </table:table-cell>
          <table:table-cell table:number-columns-repeated="2"/>
        </table:table-row>
        <table:table-row table:style-name="ro1">
          <table:table-cell office:value-type="time" office:time-value="PT14H51M59.63S" calcext:value-type="time">
            <text:p>14:51:59.6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574591" calcext:value-type="float">
            <text:p>-1.57E-10</text:p>
          </table:table-cell>
          <table:table-cell table:formula="of:=[.C41]*10^9" office:value-type="float" office:value="-0.1574591" calcext:value-type="float">
            <text:p>-0.1574591</text:p>
          </table:table-cell>
          <table:table-cell table:formula="of:=[.$N$1]*[.D41]" office:value-type="float" office:value="-0.131048662191851" calcext:value-type="float">
            <text:p>-0.131048662191851</text:p>
          </table:table-cell>
          <table:table-cell table:number-columns-repeated="9"/>
        </table:table-row>
        <table:table-row table:style-name="ro1">
          <table:table-cell office:value-type="time" office:time-value="PT14H52M00.014S" calcext:value-type="time">
            <text:p>14:52:00.0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255996" calcext:value-type="float">
            <text:p>-1.26E-10</text:p>
          </table:table-cell>
          <table:table-cell table:formula="of:=[.C42]*10^9" office:value-type="float" office:value="-0.1255996" calcext:value-type="float">
            <text:p>-0.1255996</text:p>
          </table:table-cell>
          <table:table-cell table:formula="of:=[.$N$1]*[.D42]" office:value-type="float" office:value="-0.10453292030649" calcext:value-type="float">
            <text:p>-0.10453292030649</text:p>
          </table:table-cell>
          <table:table-cell table:number-columns-repeated="9"/>
        </table:table-row>
        <table:table-row table:style-name="ro1">
          <table:table-cell office:value-type="time" office:time-value="PT14H52M00.398S" calcext:value-type="time">
            <text:p>14:52:00.40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051795" calcext:value-type="float">
            <text:p>-4.05E-10</text:p>
          </table:table-cell>
          <table:table-cell table:formula="of:=[.C43]*10^9" office:value-type="float" office:value="-0.4051795" calcext:value-type="float">
            <text:p>-0.4051795</text:p>
          </table:table-cell>
          <table:table-cell table:formula="of:=[.$N$1]*[.D43]" office:value-type="float" office:value="-0.337219198017538" calcext:value-type="float">
            <text:p>-0.337219198017538</text:p>
          </table:table-cell>
          <table:table-cell table:number-columns-repeated="9"/>
        </table:table-row>
        <table:table-row table:style-name="ro1">
          <table:table-cell office:value-type="time" office:time-value="PT14H52M00.781S" calcext:value-type="time">
            <text:p>14:52:00.78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41779" calcext:value-type="float">
            <text:p>-1.42E-10</text:p>
          </table:table-cell>
          <table:table-cell table:formula="of:=[.C44]*10^9" office:value-type="float" office:value="-0.141779" calcext:value-type="float">
            <text:p>-0.141779</text:p>
          </table:table-cell>
          <table:table-cell table:formula="of:=[.$N$1]*[.D44]" office:value-type="float" office:value="-0.117998567735358" calcext:value-type="float">
            <text:p>-0.117998567735358</text:p>
          </table:table-cell>
          <table:table-cell table:number-columns-repeated="9"/>
        </table:table-row>
        <table:table-row table:style-name="ro1">
          <table:table-cell office:value-type="time" office:time-value="PT14H52M01.157S" calcext:value-type="time">
            <text:p>14:52:01.16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031009" calcext:value-type="float">
            <text:p>-4.03E-10</text:p>
          </table:table-cell>
          <table:table-cell table:formula="of:=[.C45]*10^9" office:value-type="float" office:value="-0.4031009" calcext:value-type="float">
            <text:p>-0.4031009</text:p>
          </table:table-cell>
          <table:table-cell table:formula="of:=[.$N$1]*[.D45]" office:value-type="float" office:value="-0.33548923925852" calcext:value-type="float">
            <text:p>-0.33548923925852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192235520773545" calcext:value-type="float">
            <text:p>-0.192235520773545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3810557343203" calcext:value-type="float">
            <text:p>0.103810557343203</text:p>
          </table:table-cell>
          <table:table-cell/>
          <table:table-cell table:formula="of:=(MAX([.E44:.E48])-MIN([.E44:.E48]))/2" office:value-type="float" office:value="0.124720488698063" calcext:value-type="float">
            <text:p>0.124720488698063</text:p>
          </table:table-cell>
          <table:table-cell table:number-columns-repeated="2"/>
        </table:table-row>
        <table:table-row table:style-name="ro1">
          <table:table-cell office:value-type="time" office:time-value="PT14H52M01.533S" calcext:value-type="time">
            <text:p>14:52:01.5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607032" calcext:value-type="float">
            <text:p>-1.61E-10</text:p>
          </table:table-cell>
          <table:table-cell table:formula="of:=[.C46]*10^9" office:value-type="float" office:value="-0.1607032" calcext:value-type="float">
            <text:p>-0.1607032</text:p>
          </table:table-cell>
          <table:table-cell table:formula="of:=[.$N$1]*[.D46]" office:value-type="float" office:value="-0.133748632946267" calcext:value-type="float">
            <text:p>-0.133748632946267</text:p>
          </table:table-cell>
          <table:table-cell table:number-columns-repeated="9"/>
        </table:table-row>
        <table:table-row table:style-name="ro1">
          <table:table-cell office:value-type="time" office:time-value="PT14H52M01.917S" calcext:value-type="time">
            <text:p>14:52:01.92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033897" calcext:value-type="float">
            <text:p>-1.03E-10</text:p>
          </table:table-cell>
          <table:table-cell table:formula="of:=[.C47]*10^9" office:value-type="float" office:value="-0.1033897" calcext:value-type="float">
            <text:p>-0.1033897</text:p>
          </table:table-cell>
          <table:table-cell table:formula="of:=[.$N$1]*[.D47]" office:value-type="float" office:value="-0.0860482618623939" calcext:value-type="float">
            <text:p>-0.086048261862394</text:p>
          </table:table-cell>
          <table:table-cell table:number-columns-repeated="9"/>
        </table:table-row>
        <table:table-row table:style-name="ro1">
          <table:table-cell office:value-type="time" office:time-value="PT14H52M02.301S" calcext:value-type="time">
            <text:p>14:52:02.3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459124" calcext:value-type="float">
            <text:p>-3.46E-10</text:p>
          </table:table-cell>
          <table:table-cell table:formula="of:=[.C48]*10^9" office:value-type="float" office:value="-0.3459124" calcext:value-type="float">
            <text:p>-0.3459124</text:p>
          </table:table-cell>
          <table:table-cell table:formula="of:=[.$N$1]*[.D48]" office:value-type="float" office:value="-0.287892902065188" calcext:value-type="float">
            <text:p>-0.287892902065188</text:p>
          </table:table-cell>
          <table:table-cell table:number-columns-repeated="9"/>
        </table:table-row>
        <table:table-row table:style-name="ro1">
          <table:table-cell office:value-type="time" office:time-value="PT14H52M02.684S" calcext:value-type="time">
            <text:p>14:52:02.6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08384151" calcext:value-type="float">
            <text:p>-8.38E-11</text:p>
          </table:table-cell>
          <table:table-cell table:formula="of:=[.C49]*10^9" office:value-type="float" office:value="-0.08384151" calcext:value-type="float">
            <text:p>-0.08384151</text:p>
          </table:table-cell>
          <table:table-cell table:formula="of:=[.$N$1]*[.D49]" office:value-type="float" office:value="-0.0697788677926187" calcext:value-type="float">
            <text:p>-0.069778867792619</text:p>
          </table:table-cell>
          <table:table-cell table:number-columns-repeated="9"/>
        </table:table-row>
        <table:table-row table:style-name="ro1">
          <table:table-cell office:value-type="time" office:time-value="PT14H52M03.067S" calcext:value-type="time">
            <text:p>14:52:03.0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62645" calcext:value-type="float">
            <text:p>-2.63E-10</text:p>
          </table:table-cell>
          <table:table-cell table:formula="of:=[.C50]*10^9" office:value-type="float" office:value="-0.262645" calcext:value-type="float">
            <text:p>-0.262645</text:p>
          </table:table-cell>
          <table:table-cell table:formula="of:=[.$N$1]*[.D50]" office:value-type="float" office:value="-0.218591849447754" calcext:value-type="float">
            <text:p>-0.21859184944775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168689740059872" calcext:value-type="float">
            <text:p>-0.168689740059872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100135179649495" calcext:value-type="float">
            <text:p>0.100135179649495</text:p>
          </table:table-cell>
          <table:table-cell/>
          <table:table-cell table:formula="of:=(MAX([.E49:.E53])-MIN([.E49:.E53]))/2" office:value-type="float" office:value="0.12030665946953" calcext:value-type="float">
            <text:p>0.12030665946953</text:p>
          </table:table-cell>
          <table:table-cell table:number-columns-repeated="2"/>
        </table:table-row>
        <table:table-row table:style-name="ro1">
          <table:table-cell office:value-type="time" office:time-value="PT14H52M03.452S" calcext:value-type="time">
            <text:p>14:52:03.45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851178" calcext:value-type="float">
            <text:p>-1.85E-10</text:p>
          </table:table-cell>
          <table:table-cell table:formula="of:=[.C51]*10^9" office:value-type="float" office:value="-0.1851178" calcext:value-type="float">
            <text:p>-0.1851178</text:p>
          </table:table-cell>
          <table:table-cell table:formula="of:=[.$N$1]*[.D51]" office:value-type="float" office:value="-0.154068199538158" calcext:value-type="float">
            <text:p>-0.154068199538158</text:p>
          </table:table-cell>
          <table:table-cell table:number-columns-repeated="9"/>
        </table:table-row>
        <table:table-row table:style-name="ro1">
          <table:table-cell office:value-type="time" office:time-value="PT14H52M03.836S" calcext:value-type="time">
            <text:p>14:52:03.84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72946" calcext:value-type="float">
            <text:p>-3.73E-10</text:p>
          </table:table-cell>
          <table:table-cell table:formula="of:=[.C52]*10^9" office:value-type="float" office:value="-0.372946" calcext:value-type="float">
            <text:p>-0.372946</text:p>
          </table:table-cell>
          <table:table-cell table:formula="of:=[.$N$1]*[.D52]" office:value-type="float" office:value="-0.31039218673168" calcext:value-type="float">
            <text:p>-0.31039218673168</text:p>
          </table:table-cell>
          <table:table-cell table:number-columns-repeated="9"/>
        </table:table-row>
        <table:table-row table:style-name="ro1">
          <table:table-cell office:value-type="time" office:time-value="PT14H52M04.219S" calcext:value-type="time">
            <text:p>14:52:04.2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088799" calcext:value-type="float">
            <text:p>-1.09E-10</text:p>
          </table:table-cell>
          <table:table-cell table:formula="of:=[.C53]*10^9" office:value-type="float" office:value="-0.1088799" calcext:value-type="float">
            <text:p>-0.1088799</text:p>
          </table:table-cell>
          <table:table-cell table:formula="of:=[.$N$1]*[.D53]" office:value-type="float" office:value="-0.0906175967891508" calcext:value-type="float">
            <text:p>-0.090617596789151</text:p>
          </table:table-cell>
          <table:table-cell table:number-columns-repeated="9"/>
        </table:table-row>
        <table:table-row table:style-name="ro1">
          <table:table-cell office:value-type="time" office:time-value="PT14H52M04.603S" calcext:value-type="time">
            <text:p>14:52:04.6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369154" calcext:value-type="float">
            <text:p>-4.37E-10</text:p>
          </table:table-cell>
          <table:table-cell table:formula="of:=[.C54]*10^9" office:value-type="float" office:value="-0.4369154" calcext:value-type="float">
            <text:p>-0.4369154</text:p>
          </table:table-cell>
          <table:table-cell table:formula="of:=[.$N$1]*[.D54]" office:value-type="float" office:value="-0.363632071191933" calcext:value-type="float">
            <text:p>-0.363632071191933</text:p>
          </table:table-cell>
          <table:table-cell table:number-columns-repeated="9"/>
        </table:table-row>
        <table:table-row table:style-name="ro1">
          <table:table-cell office:value-type="time" office:time-value="PT14H52M04.986S" calcext:value-type="time">
            <text:p>14:52:04.9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424863" calcext:value-type="float">
            <text:p>-1.42E-10</text:p>
          </table:table-cell>
          <table:table-cell table:formula="of:=[.C55]*10^9" office:value-type="float" office:value="-0.1424863" calcext:value-type="float">
            <text:p>-0.1424863</text:p>
          </table:table-cell>
          <table:table-cell table:formula="of:=[.$N$1]*[.D55]" office:value-type="float" office:value="-0.118587233101591" calcext:value-type="float">
            <text:p>-0.11858723310159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65060026486645" calcext:value-type="float">
            <text:p>-0.265060026486645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101989860997261" calcext:value-type="float">
            <text:p>0.101989860997261</text:p>
          </table:table-cell>
          <table:table-cell/>
          <table:table-cell table:formula="of:=(MAX([.E54:.E58])-MIN([.E54:.E58]))/2" office:value-type="float" office:value="0.122522419045171" calcext:value-type="float">
            <text:p>0.122522419045171</text:p>
          </table:table-cell>
          <table:table-cell table:number-columns-repeated="2"/>
        </table:table-row>
        <table:table-row table:style-name="ro1">
          <table:table-cell office:value-type="time" office:time-value="PT14H52M05.363S" calcext:value-type="time">
            <text:p>14:52:05.36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16369" calcext:value-type="float">
            <text:p>-4.16E-10</text:p>
          </table:table-cell>
          <table:table-cell table:formula="of:=[.C56]*10^9" office:value-type="float" office:value="-0.416369" calcext:value-type="float">
            <text:p>-0.416369</text:p>
          </table:table-cell>
          <table:table-cell table:formula="of:=[.$N$1]*[.D56]" office:value-type="float" office:value="-0.346531895763147" calcext:value-type="float">
            <text:p>-0.346531895763147</text:p>
          </table:table-cell>
          <table:table-cell table:number-columns-repeated="9"/>
        </table:table-row>
        <table:table-row table:style-name="ro1">
          <table:table-cell office:value-type="time" office:time-value="PT14H52M05.739S" calcext:value-type="time">
            <text:p>14:52:05.7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158274" calcext:value-type="float">
            <text:p>-4.16E-10</text:p>
          </table:table-cell>
          <table:table-cell table:formula="of:=[.C57]*10^9" office:value-type="float" office:value="-0.4158274" calcext:value-type="float">
            <text:p>-0.4158274</text:p>
          </table:table-cell>
          <table:table-cell table:formula="of:=[.$N$1]*[.D57]" office:value-type="float" office:value="-0.346081137722214" calcext:value-type="float">
            <text:p>-0.346081137722214</text:p>
          </table:table-cell>
          <table:table-cell table:number-columns-repeated="9"/>
        </table:table-row>
        <table:table-row table:style-name="ro1">
          <table:table-cell office:value-type="time" office:time-value="PT14H52M06.122S" calcext:value-type="time">
            <text:p>14:52:06.1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807918" calcext:value-type="float">
            <text:p>-1.81E-10</text:p>
          </table:table-cell>
          <table:table-cell table:formula="of:=[.C58]*10^9" office:value-type="float" office:value="-0.1807918" calcext:value-type="float">
            <text:p>-0.1807918</text:p>
          </table:table-cell>
          <table:table-cell table:formula="of:=[.$N$1]*[.D58]" office:value-type="float" office:value="-0.150467794654337" calcext:value-type="float">
            <text:p>-0.150467794654337</text:p>
          </table:table-cell>
          <table:table-cell table:number-columns-repeated="9"/>
        </table:table-row>
        <table:table-row table:style-name="ro1">
          <table:table-cell office:value-type="time" office:time-value="PT14H52M06.506S" calcext:value-type="time">
            <text:p>14:52:06.5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678598" calcext:value-type="float">
            <text:p>-4.68E-10</text:p>
          </table:table-cell>
          <table:table-cell table:formula="of:=[.C59]*10^9" office:value-type="float" office:value="-0.4678598" calcext:value-type="float">
            <text:p>-0.4678598</text:p>
          </table:table-cell>
          <table:table-cell table:formula="of:=[.$N$1]*[.D59]" office:value-type="float" office:value="-0.389386201771426" calcext:value-type="float">
            <text:p>-0.389386201771426</text:p>
          </table:table-cell>
          <table:table-cell table:number-columns-repeated="9"/>
        </table:table-row>
        <table:table-row table:style-name="ro1">
          <table:table-cell office:value-type="time" office:time-value="PT14H52M06.89S" calcext:value-type="time">
            <text:p>14:52:06.89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395747" calcext:value-type="float">
            <text:p>-1.40E-10</text:p>
          </table:table-cell>
          <table:table-cell table:formula="of:=[.C60]*10^9" office:value-type="float" office:value="-0.1395747" calcext:value-type="float">
            <text:p>-0.1395747</text:p>
          </table:table-cell>
          <table:table-cell table:formula="of:=[.$N$1]*[.D60]" office:value-type="float" office:value="-0.116163992496013" calcext:value-type="float">
            <text:p>-0.116163992496013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250195830660465" calcext:value-type="float">
            <text:p>-0.250195830660465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23275578527333" calcext:value-type="float">
            <text:p>0.123275578527333</text:p>
          </table:table-cell>
          <table:table-cell/>
          <table:table-cell table:formula="of:=(MAX([.E59:.E63])-MIN([.E59:.E63]))/2" office:value-type="float" office:value="0.148103562071474" calcext:value-type="float">
            <text:p>0.148103562071474</text:p>
          </table:table-cell>
          <table:table-cell table:number-columns-repeated="2"/>
        </table:table-row>
        <table:table-row table:style-name="ro1">
          <table:table-cell office:value-type="time" office:time-value="PT14H52M07.274S" calcext:value-type="time">
            <text:p>14:52:07.2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409614" calcext:value-type="float">
            <text:p>-3.41E-10</text:p>
          </table:table-cell>
          <table:table-cell table:formula="of:=[.C61]*10^9" office:value-type="float" office:value="-0.3409614" calcext:value-type="float">
            <text:p>-0.3409614</text:p>
          </table:table-cell>
          <table:table-cell table:formula="of:=[.$N$1]*[.D61]" office:value-type="float" office:value="-0.283772327728666" calcext:value-type="float">
            <text:p>-0.283772327728666</text:p>
          </table:table-cell>
          <table:table-cell table:number-columns-repeated="9"/>
        </table:table-row>
        <table:table-row table:style-name="ro1">
          <table:table-cell office:value-type="time" office:time-value="PT14H52M07.658S" calcext:value-type="time">
            <text:p>14:52:07.66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427374" calcext:value-type="float">
            <text:p>-4.43E-10</text:p>
          </table:table-cell>
          <table:table-cell table:formula="of:=[.C62]*10^9" office:value-type="float" office:value="-0.4427374" calcext:value-type="float">
            <text:p>-0.4427374</text:p>
          </table:table-cell>
          <table:table-cell table:formula="of:=[.$N$1]*[.D62]" office:value-type="float" office:value="-0.36847755367774" calcext:value-type="float">
            <text:p>-0.36847755367774</text:p>
          </table:table-cell>
          <table:table-cell table:number-columns-repeated="9"/>
        </table:table-row>
        <table:table-row table:style-name="ro1">
          <table:table-cell office:value-type="time" office:time-value="PT14H52M08.041S" calcext:value-type="time">
            <text:p>14:52:08.0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119576" calcext:value-type="float">
            <text:p>-1.12E-10</text:p>
          </table:table-cell>
          <table:table-cell table:formula="of:=[.C63]*10^9" office:value-type="float" office:value="-0.1119576" calcext:value-type="float">
            <text:p>-0.1119576</text:p>
          </table:table-cell>
          <table:table-cell table:formula="of:=[.$N$1]*[.D63]" office:value-type="float" office:value="-0.0931790776284789" calcext:value-type="float">
            <text:p>-0.093179077628479</text:p>
          </table:table-cell>
          <table:table-cell table:number-columns-repeated="9"/>
        </table:table-row>
        <table:table-row table:style-name="ro1">
          <table:table-cell office:value-type="time" office:time-value="PT14H52M08.425S" calcext:value-type="time">
            <text:p>14:52:08.4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883921" calcext:value-type="float">
            <text:p>-5.88E-10</text:p>
          </table:table-cell>
          <table:table-cell table:formula="of:=[.C64]*10^9" office:value-type="float" office:value="-0.5883921" calcext:value-type="float">
            <text:p>-0.5883921</text:p>
          </table:table-cell>
          <table:table-cell table:formula="of:=[.$N$1]*[.D64]" office:value-type="float" office:value="-0.489701754609636" calcext:value-type="float">
            <text:p>-0.489701754609636</text:p>
          </table:table-cell>
          <table:table-cell table:number-columns-repeated="9"/>
        </table:table-row>
        <table:table-row table:style-name="ro1">
          <table:table-cell office:value-type="time" office:time-value="PT14H52M08.809S" calcext:value-type="time">
            <text:p>14:52:08.81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374818" calcext:value-type="float">
            <text:p>-2.37E-10</text:p>
          </table:table-cell>
          <table:table-cell table:formula="of:=[.C65]*10^9" office:value-type="float" office:value="-0.2374818" calcext:value-type="float">
            <text:p>-0.2374818</text:p>
          </table:table-cell>
          <table:table-cell table:formula="of:=[.$N$1]*[.D65]" office:value-type="float" office:value="-0.197649244692195" calcext:value-type="float">
            <text:p>-0.197649244692195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304798725541021" calcext:value-type="float">
            <text:p>-0.304798725541021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137266802129335" calcext:value-type="float">
            <text:p>0.137266802129335</text:p>
          </table:table-cell>
          <table:table-cell/>
          <table:table-cell table:formula="of:=(MAX([.E64:.E68])-MIN([.E64:.E68]))/2" office:value-type="float" office:value="0.164909155135805" calcext:value-type="float">
            <text:p>0.164909155135805</text:p>
          </table:table-cell>
          <table:table-cell table:number-columns-repeated="2"/>
        </table:table-row>
        <table:table-row table:style-name="ro1">
          <table:table-cell office:value-type="time" office:time-value="PT14H52M09.193S" calcext:value-type="time">
            <text:p>14:52:09.1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603857" calcext:value-type="float">
            <text:p>-3.60E-10</text:p>
          </table:table-cell>
          <table:table-cell table:formula="of:=[.C66]*10^9" office:value-type="float" office:value="-0.3603857" calcext:value-type="float">
            <text:p>-0.3603857</text:p>
          </table:table-cell>
          <table:table-cell table:formula="of:=[.$N$1]*[.D66]" office:value-type="float" office:value="-0.299938611728848" calcext:value-type="float">
            <text:p>-0.299938611728848</text:p>
          </table:table-cell>
          <table:table-cell table:number-columns-repeated="9"/>
        </table:table-row>
        <table:table-row table:style-name="ro1">
          <table:table-cell office:value-type="time" office:time-value="PT14H52M09.577S" calcext:value-type="time">
            <text:p>14:52:09.58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527618" calcext:value-type="float">
            <text:p>-4.53E-10</text:p>
          </table:table-cell>
          <table:table-cell table:formula="of:=[.C67]*10^9" office:value-type="float" office:value="-0.4527618" calcext:value-type="float">
            <text:p>-0.4527618</text:p>
          </table:table-cell>
          <table:table-cell table:formula="of:=[.$N$1]*[.D67]" office:value-type="float" office:value="-0.376820572336401" calcext:value-type="float">
            <text:p>-0.376820572336401</text:p>
          </table:table-cell>
          <table:table-cell table:number-columns-repeated="9"/>
        </table:table-row>
        <table:table-row table:style-name="ro1">
          <table:table-cell office:value-type="time" office:time-value="PT14H52M09.96S" calcext:value-type="time">
            <text:p>14:52:09.9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192105" calcext:value-type="float">
            <text:p>-1.92E-10</text:p>
          </table:table-cell>
          <table:table-cell table:formula="of:=[.C68]*10^9" office:value-type="float" office:value="-0.192105" calcext:value-type="float">
            <text:p>-0.192105</text:p>
          </table:table-cell>
          <table:table-cell table:formula="of:=[.$N$1]*[.D68]" office:value-type="float" office:value="-0.159883444338026" calcext:value-type="float">
            <text:p>-0.159883444338026</text:p>
          </table:table-cell>
          <table:table-cell table:number-columns-repeated="9"/>
        </table:table-row>
        <table:table-row table:style-name="ro1">
          <table:table-cell office:value-type="time" office:time-value="PT14H52M10.344S" calcext:value-type="time">
            <text:p>14:52:10.34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070235" calcext:value-type="float">
            <text:p>-3.07E-10</text:p>
          </table:table-cell>
          <table:table-cell table:formula="of:=[.C69]*10^9" office:value-type="float" office:value="-0.3070235" calcext:value-type="float">
            <text:p>-0.3070235</text:p>
          </table:table-cell>
          <table:table-cell table:formula="of:=[.$N$1]*[.D69]" office:value-type="float" office:value="-0.255526793538512" calcext:value-type="float">
            <text:p>-0.255526793538512</text:p>
          </table:table-cell>
          <table:table-cell table:number-columns-repeated="9"/>
        </table:table-row>
        <table:table-row table:style-name="ro1">
          <table:table-cell office:value-type="time" office:time-value="PT14H52M10.728S" calcext:value-type="time">
            <text:p>14:52:10.7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017146" calcext:value-type="float">
            <text:p>-5.02E-10</text:p>
          </table:table-cell>
          <table:table-cell table:formula="of:=[.C70]*10^9" office:value-type="float" office:value="-0.5017146" calcext:value-type="float">
            <text:p>-0.5017146</text:p>
          </table:table-cell>
          <table:table-cell table:formula="of:=[.$N$1]*[.D70]" office:value-type="float" office:value="-0.417562574231149" calcext:value-type="float">
            <text:p>-0.417562574231149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290460824683018" calcext:value-type="float">
            <text:p>-0.290460824683018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06169905608893" calcext:value-type="float">
            <text:p>0.106169905608893</text:p>
          </table:table-cell>
          <table:table-cell/>
          <table:table-cell table:formula="of:=(MAX([.E69:.E73])-MIN([.E69:.E73]))/2" office:value-type="float" office:value="0.127541554901068" calcext:value-type="float">
            <text:p>0.127541554901068</text:p>
          </table:table-cell>
          <table:table-cell table:number-columns-repeated="2"/>
        </table:table-row>
        <table:table-row table:style-name="ro1">
          <table:table-cell office:value-type="time" office:time-value="PT14H52M11.112S" calcext:value-type="time">
            <text:p>14:52:11.1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143851" calcext:value-type="float">
            <text:p>-3.14E-10</text:p>
          </table:table-cell>
          <table:table-cell table:formula="of:=[.C71]*10^9" office:value-type="float" office:value="-0.3143851" calcext:value-type="float">
            <text:p>-0.3143851</text:p>
          </table:table-cell>
          <table:table-cell table:formula="of:=[.$N$1]*[.D71]" office:value-type="float" office:value="-0.261653640647326" calcext:value-type="float">
            <text:p>-0.261653640647326</text:p>
          </table:table-cell>
          <table:table-cell table:number-columns-repeated="9"/>
        </table:table-row>
        <table:table-row table:style-name="ro1">
          <table:table-cell office:value-type="time" office:time-value="PT14H52M11.496S" calcext:value-type="time">
            <text:p>14:52:11.50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1952242" calcext:value-type="float">
            <text:p>-1.95E-10</text:p>
          </table:table-cell>
          <table:table-cell table:formula="of:=[.C72]*10^9" office:value-type="float" office:value="-0.1952242" calcext:value-type="float">
            <text:p>-0.1952242</text:p>
          </table:table-cell>
          <table:table-cell table:formula="of:=[.$N$1]*[.D72]" office:value-type="float" office:value="-0.162479464429013" calcext:value-type="float">
            <text:p>-0.162479464429013</text:p>
          </table:table-cell>
          <table:table-cell table:number-columns-repeated="9"/>
        </table:table-row>
        <table:table-row table:style-name="ro1">
          <table:table-cell office:value-type="time" office:time-value="PT14H52M11.88S" calcext:value-type="time">
            <text:p>14:52:11.8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266418" calcext:value-type="float">
            <text:p>-4.27E-10</text:p>
          </table:table-cell>
          <table:table-cell table:formula="of:=[.C73]*10^9" office:value-type="float" office:value="-0.4266418" calcext:value-type="float">
            <text:p>-0.4266418</text:p>
          </table:table-cell>
          <table:table-cell table:formula="of:=[.$N$1]*[.D73]" office:value-type="float" office:value="-0.35508165056909" calcext:value-type="float">
            <text:p>-0.35508165056909</text:p>
          </table:table-cell>
          <table:table-cell table:number-columns-repeated="9"/>
        </table:table-row>
        <table:table-row table:style-name="ro1">
          <table:table-cell office:value-type="time" office:time-value="PT14H52M12.264S" calcext:value-type="time">
            <text:p>14:52:12.2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5139019" calcext:value-type="float">
            <text:p>-5.14E-10</text:p>
          </table:table-cell>
          <table:table-cell table:formula="of:=[.C74]*10^9" office:value-type="float" office:value="-0.5139019" calcext:value-type="float">
            <text:p>-0.5139019</text:p>
          </table:table-cell>
          <table:table-cell table:formula="of:=[.$N$1]*[.D74]" office:value-type="float" office:value="-0.427705712104608" calcext:value-type="float">
            <text:p>-0.427705712104608</text:p>
          </table:table-cell>
          <table:table-cell table:number-columns-repeated="9"/>
        </table:table-row>
        <table:table-row table:style-name="ro1">
          <table:table-cell office:value-type="time" office:time-value="PT14H52M12.648S" calcext:value-type="time">
            <text:p>14:52:12.6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109877" calcext:value-type="float">
            <text:p>-2.11E-10</text:p>
          </table:table-cell>
          <table:table-cell table:formula="of:=[.C75]*10^9" office:value-type="float" office:value="-0.2109877" calcext:value-type="float">
            <text:p>-0.2109877</text:p>
          </table:table-cell>
          <table:table-cell table:formula="of:=[.$N$1]*[.D75]" office:value-type="float" office:value="-0.175598970297275" calcext:value-type="float">
            <text:p>-0.175598970297275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28183471732413" calcext:value-type="float">
            <text:p>-0.28183471732413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106543290740419" calcext:value-type="float">
            <text:p>0.106543290740419</text:p>
          </table:table-cell>
          <table:table-cell/>
          <table:table-cell table:formula="of:=(MAX([.E74:.E78])-MIN([.E74:.E78]))/2" office:value-type="float" office:value="0.127991730352214" calcext:value-type="float">
            <text:p>0.127991730352214</text:p>
          </table:table-cell>
          <table:table-cell table:number-columns-repeated="2"/>
        </table:table-row>
        <table:table-row table:style-name="ro1">
          <table:table-cell office:value-type="time" office:time-value="PT14H52M13.031S" calcext:value-type="time">
            <text:p>14:52:13.03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701463" calcext:value-type="float">
            <text:p>-4.70E-10</text:p>
          </table:table-cell>
          <table:table-cell table:formula="of:=[.C76]*10^9" office:value-type="float" office:value="-0.4701463" calcext:value-type="float">
            <text:p>-0.4701463</text:p>
          </table:table-cell>
          <table:table-cell table:formula="of:=[.$N$1]*[.D76]" office:value-type="float" office:value="-0.39128918969719" calcext:value-type="float">
            <text:p>-0.39128918969719</text:p>
          </table:table-cell>
          <table:table-cell table:number-columns-repeated="9"/>
        </table:table-row>
        <table:table-row table:style-name="ro1">
          <table:table-cell office:value-type="time" office:time-value="PT14H52M13.415S" calcext:value-type="time">
            <text:p>14:52:13.42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918009" calcext:value-type="float">
            <text:p>-2.92E-10</text:p>
          </table:table-cell>
          <table:table-cell table:formula="of:=[.C77]*10^9" office:value-type="float" office:value="-0.2918009" calcext:value-type="float">
            <text:p>-0.2918009</text:p>
          </table:table-cell>
          <table:table-cell table:formula="of:=[.$N$1]*[.D77]" office:value-type="float" office:value="-0.242857463121396" calcext:value-type="float">
            <text:p>-0.242857463121396</text:p>
          </table:table-cell>
          <table:table-cell table:number-columns-repeated="9"/>
        </table:table-row>
        <table:table-row table:style-name="ro1">
          <table:table-cell office:value-type="time" office:time-value="PT14H52M13.799S" calcext:value-type="time">
            <text:p>14:52:13.8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063297" calcext:value-type="float">
            <text:p>-2.06E-10</text:p>
          </table:table-cell>
          <table:table-cell table:formula="of:=[.C78]*10^9" office:value-type="float" office:value="-0.2063297" calcext:value-type="float">
            <text:p>-0.2063297</text:p>
          </table:table-cell>
          <table:table-cell table:formula="of:=[.$N$1]*[.D78]" office:value-type="float" office:value="-0.17172225140018" calcext:value-type="float">
            <text:p>-0.17172225140018</text:p>
          </table:table-cell>
          <table:table-cell table:number-columns-repeated="9"/>
        </table:table-row>
        <table:table-row table:style-name="ro1">
          <table:table-cell office:value-type="time" office:time-value="PT14H52M14.183S" calcext:value-type="time">
            <text:p>14:52:14.1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468973" calcext:value-type="float">
            <text:p>-4.47E-10</text:p>
          </table:table-cell>
          <table:table-cell table:formula="of:=[.C79]*10^9" office:value-type="float" office:value="-0.4468973" calcext:value-type="float">
            <text:p>-0.4468973</text:p>
          </table:table-cell>
          <table:table-cell table:formula="of:=[.$N$1]*[.D79]" office:value-type="float" office:value="-0.37193971832781" calcext:value-type="float">
            <text:p>-0.37193971832781</text:p>
          </table:table-cell>
          <table:table-cell table:number-columns-repeated="9"/>
        </table:table-row>
        <table:table-row table:style-name="ro1">
          <table:table-cell office:value-type="time" office:time-value="PT14H52M14.567S" calcext:value-type="time">
            <text:p>14:52:14.5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451498" calcext:value-type="float">
            <text:p>-4.45E-10</text:p>
          </table:table-cell>
          <table:table-cell table:formula="of:=[.C80]*10^9" office:value-type="float" office:value="-0.4451498" calcext:value-type="float">
            <text:p>-0.4451498</text:p>
          </table:table-cell>
          <table:table-cell table:formula="of:=[.$N$1]*[.D80]" office:value-type="float" office:value="-0.370485324538056" calcext:value-type="float">
            <text:p>-0.370485324538056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313037194301045" calcext:value-type="float">
            <text:p>-0.313037194301045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072837244906594" calcext:value-type="float">
            <text:p>0.072837244906594</text:p>
          </table:table-cell>
          <table:table-cell/>
          <table:table-cell table:formula="of:=(MAX([.E79:.E83])-MIN([.E79:.E83]))/2" office:value-type="float" office:value="0.0874740255254712" calcext:value-type="float">
            <text:p>0.087474025525471</text:p>
          </table:table-cell>
          <table:table-cell table:number-columns-repeated="2"/>
        </table:table-row>
        <table:table-row table:style-name="ro1">
          <table:table-cell office:value-type="time" office:time-value="PT14H52M14.951S" calcext:value-type="time">
            <text:p>14:52:14.95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366917" calcext:value-type="float">
            <text:p>-2.37E-10</text:p>
          </table:table-cell>
          <table:table-cell table:formula="of:=[.C81]*10^9" office:value-type="float" office:value="-0.2366917" calcext:value-type="float">
            <text:p>-0.2366917</text:p>
          </table:table-cell>
          <table:table-cell table:formula="of:=[.$N$1]*[.D81]" office:value-type="float" office:value="-0.196991667276868" calcext:value-type="float">
            <text:p>-0.196991667276868</text:p>
          </table:table-cell>
          <table:table-cell table:number-columns-repeated="9"/>
        </table:table-row>
        <table:table-row table:style-name="ro1">
          <table:table-cell office:value-type="time" office:time-value="PT14H52M15.334S" calcext:value-type="time">
            <text:p>14:52:15.3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106002" calcext:value-type="float">
            <text:p>-3.11E-10</text:p>
          </table:table-cell>
          <table:table-cell table:formula="of:=[.C82]*10^9" office:value-type="float" office:value="-0.3106002" calcext:value-type="float">
            <text:p>-0.3106002</text:p>
          </table:table-cell>
          <table:table-cell table:formula="of:=[.$N$1]*[.D82]" office:value-type="float" office:value="-0.258503577668877" calcext:value-type="float">
            <text:p>-0.258503577668877</text:p>
          </table:table-cell>
          <table:table-cell table:number-columns-repeated="9"/>
        </table:table-row>
        <table:table-row table:style-name="ro1">
          <table:table-cell office:value-type="time" office:time-value="PT14H52M15.718S" calcext:value-type="time">
            <text:p>14:52:15.7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412813" calcext:value-type="float">
            <text:p>-4.41E-10</text:p>
          </table:table-cell>
          <table:table-cell table:formula="of:=[.C83]*10^9" office:value-type="float" office:value="-0.4412813" calcext:value-type="float">
            <text:p>-0.4412813</text:p>
          </table:table-cell>
          <table:table-cell table:formula="of:=[.$N$1]*[.D83]" office:value-type="float" office:value="-0.367265683693613" calcext:value-type="float">
            <text:p>-0.367265683693613</text:p>
          </table:table-cell>
          <table:table-cell table:number-columns-repeated="9"/>
        </table:table-row>
        <table:table-row table:style-name="ro1">
          <table:table-cell office:value-type="time" office:time-value="PT14H52M16.103S" calcext:value-type="time">
            <text:p>14:52:16.1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849798" calcext:value-type="float">
            <text:p>-2.85E-10</text:p>
          </table:table-cell>
          <table:table-cell table:formula="of:=[.C84]*10^9" office:value-type="float" office:value="-0.2849798" calcext:value-type="float">
            <text:p>-0.2849798</text:p>
          </table:table-cell>
          <table:table-cell table:formula="of:=[.$N$1]*[.D84]" office:value-type="float" office:value="-0.237180458555278" calcext:value-type="float">
            <text:p>-0.237180458555278</text:p>
          </table:table-cell>
          <table:table-cell table:number-columns-repeated="9"/>
        </table:table-row>
        <table:table-row table:style-name="ro1">
          <table:table-cell office:value-type="time" office:time-value="PT14H52M16.486S" calcext:value-type="time">
            <text:p>14:52:16.4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274734" calcext:value-type="float">
            <text:p>-4.27E-10</text:p>
          </table:table-cell>
          <table:table-cell table:formula="of:=[.C85]*10^9" office:value-type="float" office:value="-0.4274734" calcext:value-type="float">
            <text:p>-0.4274734</text:p>
          </table:table-cell>
          <table:table-cell table:formula="of:=[.$N$1]*[.D85]" office:value-type="float" office:value="-0.355773767236077" calcext:value-type="float">
            <text:p>-0.355773767236077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29117406439114" calcext:value-type="float">
            <text:p>-0.29117406439114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8263586111976" calcext:value-type="float">
            <text:p>0.098263586111976</text:p>
          </table:table-cell>
          <table:table-cell/>
          <table:table-cell table:formula="of:=(MAX([.E84:.E88])-MIN([.E84:.E88]))/2" office:value-type="float" office:value="0.118039723542456" calcext:value-type="float">
            <text:p>0.118039723542456</text:p>
          </table:table-cell>
          <table:table-cell table:number-columns-repeated="2"/>
        </table:table-row>
        <table:table-row table:style-name="ro1">
          <table:table-cell office:value-type="time" office:time-value="PT14H52M16.87S" calcext:value-type="time">
            <text:p>14:52:16.87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796846" calcext:value-type="float">
            <text:p>-3.80E-10</text:p>
          </table:table-cell>
          <table:table-cell table:formula="of:=[.C86]*10^9" office:value-type="float" office:value="-0.3796846" calcext:value-type="float">
            <text:p>-0.3796846</text:p>
          </table:table-cell>
          <table:table-cell table:formula="of:=[.$N$1]*[.D86]" office:value-type="float" office:value="-0.316000528930041" calcext:value-type="float">
            <text:p>-0.316000528930041</text:p>
          </table:table-cell>
          <table:table-cell table:number-columns-repeated="9"/>
        </table:table-row>
        <table:table-row table:style-name="ro1">
          <table:table-cell office:value-type="time" office:time-value="PT14H52M17.254S" calcext:value-type="time">
            <text:p>14:52:17.2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1867397" calcext:value-type="float">
            <text:p>-1.87E-10</text:p>
          </table:table-cell>
          <table:table-cell table:formula="of:=[.C87]*10^9" office:value-type="float" office:value="-0.1867397" calcext:value-type="float">
            <text:p>-0.1867397</text:p>
          </table:table-cell>
          <table:table-cell table:formula="of:=[.$N$1]*[.D87]" office:value-type="float" office:value="-0.155418060074697" calcext:value-type="float">
            <text:p>-0.155418060074697</text:p>
          </table:table-cell>
          <table:table-cell table:number-columns-repeated="9"/>
        </table:table-row>
        <table:table-row table:style-name="ro1">
          <table:table-cell office:value-type="time" office:time-value="PT14H52M17.637S" calcext:value-type="time">
            <text:p>14:52:17.64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03966" calcext:value-type="float">
            <text:p>-4.70E-10</text:p>
          </table:table-cell>
          <table:table-cell table:formula="of:=[.C88]*10^9" office:value-type="float" office:value="-0.4703966" calcext:value-type="float">
            <text:p>-0.4703966</text:p>
          </table:table-cell>
          <table:table-cell table:formula="of:=[.$N$1]*[.D88]" office:value-type="float" office:value="-0.391497507159608" calcext:value-type="float">
            <text:p>-0.391497507159608</text:p>
          </table:table-cell>
          <table:table-cell table:number-columns-repeated="9"/>
        </table:table-row>
        <table:table-row table:style-name="ro1">
          <table:table-cell office:value-type="time" office:time-value="PT14H52M18.022S" calcext:value-type="time">
            <text:p>14:52:18.0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234675" calcext:value-type="float">
            <text:p>-5.23E-10</text:p>
          </table:table-cell>
          <table:table-cell table:formula="of:=[.C89]*10^9" office:value-type="float" office:value="-0.5234675" calcext:value-type="float">
            <text:p>-0.5234675</text:p>
          </table:table-cell>
          <table:table-cell table:formula="of:=[.$N$1]*[.D89]" office:value-type="float" office:value="-0.43566688477143" calcext:value-type="float">
            <text:p>-0.43566688477143</text:p>
          </table:table-cell>
          <table:table-cell table:number-columns-repeated="9"/>
        </table:table-row>
        <table:table-row table:style-name="ro1">
          <table:table-cell office:value-type="time" office:time-value="PT14H52M18.405S" calcext:value-type="time">
            <text:p>14:52:18.4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2238809" calcext:value-type="float">
            <text:p>-2.24E-10</text:p>
          </table:table-cell>
          <table:table-cell table:formula="of:=[.C90]*10^9" office:value-type="float" office:value="-0.2238809" calcext:value-type="float">
            <text:p>-0.2238809</text:p>
          </table:table-cell>
          <table:table-cell table:formula="of:=[.$N$1]*[.D90]" office:value-type="float" office:value="-0.186329608357394" calcext:value-type="float">
            <text:p>-0.186329608357394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11887761296665" calcext:value-type="float">
            <text:p>-0.311887761296665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113417245928071" calcext:value-type="float">
            <text:p>0.113417245928071</text:p>
          </table:table-cell>
          <table:table-cell/>
          <table:table-cell table:formula="of:=(MAX([.E89:.E93])-MIN([.E89:.E93]))/2" office:value-type="float" office:value="0.13624748538349" calcext:value-type="float">
            <text:p>0.13624748538349</text:p>
          </table:table-cell>
          <table:table-cell table:number-columns-repeated="2"/>
        </table:table-row>
        <table:table-row table:style-name="ro1">
          <table:table-cell office:value-type="time" office:time-value="PT14H52M18.788S" calcext:value-type="time">
            <text:p>14:52:18.79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351671" calcext:value-type="float">
            <text:p>-4.35E-10</text:p>
          </table:table-cell>
          <table:table-cell table:formula="of:=[.C91]*10^9" office:value-type="float" office:value="-0.4351671" calcext:value-type="float">
            <text:p>-0.4351671</text:p>
          </table:table-cell>
          <table:table-cell table:formula="of:=[.$N$1]*[.D91]" office:value-type="float" office:value="-0.362177011585279" calcext:value-type="float">
            <text:p>-0.362177011585279</text:p>
          </table:table-cell>
          <table:table-cell table:number-columns-repeated="9"/>
        </table:table-row>
        <table:table-row table:style-name="ro1">
          <table:table-cell office:value-type="time" office:time-value="PT14H52M19.172S" calcext:value-type="time">
            <text:p>14:52:19.1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951432" calcext:value-type="float">
            <text:p>-4.95E-10</text:p>
          </table:table-cell>
          <table:table-cell table:formula="of:=[.C92]*10^9" office:value-type="float" office:value="-0.4951432" calcext:value-type="float">
            <text:p>-0.4951432</text:p>
          </table:table-cell>
          <table:table-cell table:formula="of:=[.$N$1]*[.D92]" office:value-type="float" office:value="-0.412093387764774" calcext:value-type="float">
            <text:p>-0.412093387764774</text:p>
          </table:table-cell>
          <table:table-cell table:number-columns-repeated="9"/>
        </table:table-row>
        <table:table-row table:style-name="ro1">
          <table:table-cell office:value-type="time" office:time-value="PT14H52M19.556S" calcext:value-type="time">
            <text:p>14:52:19.56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1960562" calcext:value-type="float">
            <text:p>-1.96E-10</text:p>
          </table:table-cell>
          <table:table-cell table:formula="of:=[.C93]*10^9" office:value-type="float" office:value="-0.1960562" calcext:value-type="float">
            <text:p>-0.1960562</text:p>
          </table:table-cell>
          <table:table-cell table:formula="of:=[.$N$1]*[.D93]" office:value-type="float" office:value="-0.16317191400445" calcext:value-type="float">
            <text:p>-0.16317191400445</text:p>
          </table:table-cell>
          <table:table-cell table:number-columns-repeated="9"/>
        </table:table-row>
        <table:table-row table:style-name="ro1">
          <table:table-cell office:value-type="time" office:time-value="PT14H52M19.94S" calcext:value-type="time">
            <text:p>14:52:19.94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148139" calcext:value-type="float">
            <text:p>-2.15E-10</text:p>
          </table:table-cell>
          <table:table-cell table:formula="of:=[.C94]*10^9" office:value-type="float" office:value="-0.2148139" calcext:value-type="float">
            <text:p>-0.2148139</text:p>
          </table:table-cell>
          <table:table-cell table:formula="of:=[.$N$1]*[.D94]" office:value-type="float" office:value="-0.178783406073159" calcext:value-type="float">
            <text:p>-0.178783406073159</text:p>
          </table:table-cell>
          <table:table-cell table:number-columns-repeated="9"/>
        </table:table-row>
        <table:table-row table:style-name="ro1">
          <table:table-cell office:value-type="time" office:time-value="PT14H52M20.323S" calcext:value-type="time">
            <text:p>14:52:20.32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22303" calcext:value-type="float">
            <text:p>-5.22E-10</text:p>
          </table:table-cell>
          <table:table-cell table:formula="of:=[.C95]*10^9" office:value-type="float" office:value="-0.522303" calcext:value-type="float">
            <text:p>-0.522303</text:p>
          </table:table-cell>
          <table:table-cell table:formula="of:=[.$N$1]*[.D95]" office:value-type="float" office:value="-0.434697705047156" calcext:value-type="float">
            <text:p>-0.434697705047156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29486390512998" calcext:value-type="float">
            <text:p>-0.29486390512998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106516357406866" calcext:value-type="float">
            <text:p>0.106516357406866</text:p>
          </table:table-cell>
          <table:table-cell/>
          <table:table-cell table:formula="of:=(MAX([.E94:.E98])-MIN([.E94:.E98]))/2" office:value-type="float" office:value="0.127957149486998" calcext:value-type="float">
            <text:p>0.127957149486998</text:p>
          </table:table-cell>
          <table:table-cell table:number-columns-repeated="2"/>
        </table:table-row>
        <table:table-row table:style-name="ro1">
          <table:table-cell office:value-type="time" office:time-value="PT14H52M20.707S" calcext:value-type="time">
            <text:p>14:52:20.7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062616" calcext:value-type="float">
            <text:p>-4.06E-10</text:p>
          </table:table-cell>
          <table:table-cell table:formula="of:=[.C96]*10^9" office:value-type="float" office:value="-0.4062616" calcext:value-type="float">
            <text:p>-0.4062616</text:p>
          </table:table-cell>
          <table:table-cell table:formula="of:=[.$N$1]*[.D96]" office:value-type="float" office:value="-0.338119798601167" calcext:value-type="float">
            <text:p>-0.338119798601167</text:p>
          </table:table-cell>
          <table:table-cell table:number-columns-repeated="9"/>
        </table:table-row>
        <table:table-row table:style-name="ro1">
          <table:table-cell office:value-type="time" office:time-value="PT14H52M21.091S" calcext:value-type="time">
            <text:p>14:52:21.0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2567387" calcext:value-type="float">
            <text:p>-2.57E-10</text:p>
          </table:table-cell>
          <table:table-cell table:formula="of:=[.C97]*10^9" office:value-type="float" office:value="-0.2567387" calcext:value-type="float">
            <text:p>-0.2567387</text:p>
          </table:table-cell>
          <table:table-cell table:formula="of:=[.$N$1]*[.D97]" office:value-type="float" office:value="-0.213676206506166" calcext:value-type="float">
            <text:p>-0.213676206506166</text:p>
          </table:table-cell>
          <table:table-cell table:number-columns-repeated="9"/>
        </table:table-row>
        <table:table-row table:style-name="ro1">
          <table:table-cell office:value-type="time" office:time-value="PT14H52M21.475S" calcext:value-type="time">
            <text:p>14:52:21.48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713242" calcext:value-type="float">
            <text:p>-3.71E-10</text:p>
          </table:table-cell>
          <table:table-cell table:formula="of:=[.C98]*10^9" office:value-type="float" office:value="-0.3713242" calcext:value-type="float">
            <text:p>-0.3713242</text:p>
          </table:table-cell>
          <table:table-cell table:formula="of:=[.$N$1]*[.D98]" office:value-type="float" office:value="-0.309042409422253" calcext:value-type="float">
            <text:p>-0.309042409422253</text:p>
          </table:table-cell>
          <table:table-cell table:number-columns-repeated="9"/>
        </table:table-row>
        <table:table-row table:style-name="ro1">
          <table:table-cell office:value-type="time" office:time-value="PT14H52M21.859S" calcext:value-type="time">
            <text:p>14:52:21.8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44804" calcext:value-type="float">
            <text:p>-5.45E-10</text:p>
          </table:table-cell>
          <table:table-cell table:formula="of:=[.C99]*10^9" office:value-type="float" office:value="-0.544804" calcext:value-type="float">
            <text:p>-0.544804</text:p>
          </table:table-cell>
          <table:table-cell table:formula="of:=[.$N$1]*[.D99]" office:value-type="float" office:value="-0.453424637615542" calcext:value-type="float">
            <text:p>-0.453424637615542</text:p>
          </table:table-cell>
          <table:table-cell table:number-columns-repeated="9"/>
        </table:table-row>
        <table:table-row table:style-name="ro1">
          <table:table-cell office:value-type="time" office:time-value="PT14H52M22.242S" calcext:value-type="time">
            <text:p>14:52:22.2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904694" calcext:value-type="float">
            <text:p>-2.90E-10</text:p>
          </table:table-cell>
          <table:table-cell table:formula="of:=[.C100]*10^9" office:value-type="float" office:value="-0.2904694" calcext:value-type="float">
            <text:p>-0.2904694</text:p>
          </table:table-cell>
          <table:table-cell table:formula="of:=[.$N$1]*[.D100]" office:value-type="float" office:value="-0.24174929411936" calcext:value-type="float">
            <text:p>-0.24174929411936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60072897019611" calcext:value-type="float">
            <text:p>-0.360072897019611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984482365674915" calcext:value-type="float">
            <text:p>0.098448236567492</text:p>
          </table:table-cell>
          <table:table-cell/>
          <table:table-cell table:formula="of:=(MAX([.E99:.E103])-MIN([.E99:.E103]))/2" office:value-type="float" office:value="0.118247333574418" calcext:value-type="float">
            <text:p>0.118247333574418</text:p>
          </table:table-cell>
          <table:table-cell table:number-columns-repeated="2"/>
        </table:table-row>
        <table:table-row table:style-name="ro1">
          <table:table-cell office:value-type="time" office:time-value="PT14H52M22.626S" calcext:value-type="time">
            <text:p>14:52:22.6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2606482" calcext:value-type="float">
            <text:p>-2.61E-10</text:p>
          </table:table-cell>
          <table:table-cell table:formula="of:=[.C101]*10^9" office:value-type="float" office:value="-0.2606482" calcext:value-type="float">
            <text:p>-0.2606482</text:p>
          </table:table-cell>
          <table:table-cell table:formula="of:=[.$N$1]*[.D101]" office:value-type="float" office:value="-0.216929970466706" calcext:value-type="float">
            <text:p>-0.216929970466706</text:p>
          </table:table-cell>
          <table:table-cell table:number-columns-repeated="9"/>
        </table:table-row>
        <table:table-row table:style-name="ro1">
          <table:table-cell office:value-type="time" office:time-value="PT14H52M23.01S" calcext:value-type="time">
            <text:p>14:52:23.01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36985" calcext:value-type="float">
            <text:p>-5.37E-10</text:p>
          </table:table-cell>
          <table:table-cell table:formula="of:=[.C102]*10^9" office:value-type="float" office:value="-0.536985" calcext:value-type="float">
            <text:p>-0.536985</text:p>
          </table:table-cell>
          <table:table-cell table:formula="of:=[.$N$1]*[.D102]" office:value-type="float" office:value="-0.446917109694462" calcext:value-type="float">
            <text:p>-0.446917109694462</text:p>
          </table:table-cell>
          <table:table-cell table:number-columns-repeated="9"/>
        </table:table-row>
        <table:table-row table:style-name="ro1">
          <table:table-cell office:value-type="time" office:time-value="PT14H52M23.394S" calcext:value-type="time">
            <text:p>14:52:23.3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302881" calcext:value-type="float">
            <text:p>-5.30E-10</text:p>
          </table:table-cell>
          <table:table-cell table:formula="of:=[.C103]*10^9" office:value-type="float" office:value="-0.5302881" calcext:value-type="float">
            <text:p>-0.5302881</text:p>
          </table:table-cell>
          <table:table-cell table:formula="of:=[.$N$1]*[.D103]" office:value-type="float" office:value="-0.441343473201985" calcext:value-type="float">
            <text:p>-0.441343473201985</text:p>
          </table:table-cell>
          <table:table-cell table:number-columns-repeated="9"/>
        </table:table-row>
        <table:table-row table:style-name="ro1">
          <table:table-cell office:value-type="time" office:time-value="PT14H52M23.778S" calcext:value-type="time">
            <text:p>14:52:23.78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433328" calcext:value-type="float">
            <text:p>-3.43E-10</text:p>
          </table:table-cell>
          <table:table-cell table:formula="of:=[.C104]*10^9" office:value-type="float" office:value="-0.3433328" calcext:value-type="float">
            <text:p>-0.3433328</text:p>
          </table:table-cell>
          <table:table-cell table:formula="of:=[.$N$1]*[.D104]" office:value-type="float" office:value="-0.285745975472885" calcext:value-type="float">
            <text:p>-0.285745975472885</text:p>
          </table:table-cell>
          <table:table-cell table:number-columns-repeated="9"/>
        </table:table-row>
        <table:table-row table:style-name="ro1">
          <table:table-cell office:value-type="time" office:time-value="PT14H52M24.161S" calcext:value-type="time">
            <text:p>14:52:24.1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53509" calcext:value-type="float">
            <text:p>-4.54E-10</text:p>
          </table:table-cell>
          <table:table-cell table:formula="of:=[.C105]*10^9" office:value-type="float" office:value="-0.453509" calcext:value-type="float">
            <text:p>-0.453509</text:p>
          </table:table-cell>
          <table:table-cell table:formula="of:=[.$N$1]*[.D105]" office:value-type="float" office:value="-0.377442445320495" calcext:value-type="float">
            <text:p>-0.377442445320495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347638799713074" calcext:value-type="float">
            <text:p>-0.347638799713074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931033725599862" calcext:value-type="float">
            <text:p>0.093103372559986</text:p>
          </table:table-cell>
          <table:table-cell/>
          <table:table-cell table:formula="of:=(MAX([.E104:.E108])-MIN([.E104:.E108]))/2" office:value-type="float" office:value="0.11182590410115" calcext:value-type="float">
            <text:p>0.11182590410115</text:p>
          </table:table-cell>
          <table:table-cell table:number-columns-repeated="2"/>
        </table:table-row>
        <table:table-row table:style-name="ro1">
          <table:table-cell office:value-type="time" office:time-value="PT14H52M24.546S" calcext:value-type="time">
            <text:p>14:52:24.5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534133" calcext:value-type="float">
            <text:p>-5.53E-10</text:p>
          </table:table-cell>
          <table:table-cell table:formula="of:=[.C106]*10^9" office:value-type="float" office:value="-0.5534133" calcext:value-type="float">
            <text:p>-0.5534133</text:p>
          </table:table-cell>
          <table:table-cell table:formula="of:=[.$N$1]*[.D106]" office:value-type="float" office:value="-0.460589909406174" calcext:value-type="float">
            <text:p>-0.460589909406174</text:p>
          </table:table-cell>
          <table:table-cell table:number-columns-repeated="9"/>
        </table:table-row>
        <table:table-row table:style-name="ro1">
          <table:table-cell office:value-type="time" office:time-value="PT14H52M24.93S" calcext:value-type="time">
            <text:p>14:52:24.9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2846886" calcext:value-type="float">
            <text:p>-2.85E-10</text:p>
          </table:table-cell>
          <table:table-cell table:formula="of:=[.C107]*10^9" office:value-type="float" office:value="-0.2846886" calcext:value-type="float">
            <text:p>-0.2846886</text:p>
          </table:table-cell>
          <table:table-cell table:formula="of:=[.$N$1]*[.D107]" office:value-type="float" office:value="-0.236938101203875" calcext:value-type="float">
            <text:p>-0.236938101203875</text:p>
          </table:table-cell>
          <table:table-cell table:number-columns-repeated="9"/>
        </table:table-row>
        <table:table-row table:style-name="ro1">
          <table:table-cell office:value-type="time" office:time-value="PT14H52M25.314S" calcext:value-type="time">
            <text:p>14:52:25.3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535512" calcext:value-type="float">
            <text:p>-4.54E-10</text:p>
          </table:table-cell>
          <table:table-cell table:formula="of:=[.C108]*10^9" office:value-type="float" office:value="-0.4535512" calcext:value-type="float">
            <text:p>-0.4535512</text:p>
          </table:table-cell>
          <table:table-cell table:formula="of:=[.$N$1]*[.D108]" office:value-type="float" office:value="-0.377477567161941" calcext:value-type="float">
            <text:p>-0.377477567161941</text:p>
          </table:table-cell>
          <table:table-cell table:number-columns-repeated="9"/>
        </table:table-row>
        <table:table-row table:style-name="ro1">
          <table:table-cell office:value-type="time" office:time-value="PT14H52M25.697S" calcext:value-type="time">
            <text:p>14:52:25.7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751651" calcext:value-type="float">
            <text:p>-5.75E-10</text:p>
          </table:table-cell>
          <table:table-cell table:formula="of:=[.C109]*10^9" office:value-type="float" office:value="-0.5751651" calcext:value-type="float">
            <text:p>-0.5751651</text:p>
          </table:table-cell>
          <table:table-cell table:formula="of:=[.$N$1]*[.D109]" office:value-type="float" office:value="-0.478693304448218" calcext:value-type="float">
            <text:p>-0.478693304448218</text:p>
          </table:table-cell>
          <table:table-cell table:number-columns-repeated="9"/>
        </table:table-row>
        <table:table-row table:style-name="ro1">
          <table:table-cell office:value-type="time" office:time-value="PT14H52M26.08S" calcext:value-type="time">
            <text:p>14:52:26.0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718781" calcext:value-type="float">
            <text:p>-2.72E-10</text:p>
          </table:table-cell>
          <table:table-cell table:formula="of:=[.C110]*10^9" office:value-type="float" office:value="-0.2718781" calcext:value-type="float">
            <text:p>-0.2718781</text:p>
          </table:table-cell>
          <table:table-cell table:formula="of:=[.$N$1]*[.D110]" office:value-type="float" office:value="-0.226276291965738" calcext:value-type="float">
            <text:p>-0.226276291965738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64738958496437" calcext:value-type="float">
            <text:p>-0.364738958496437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05072762242106" calcext:value-type="float">
            <text:p>0.105072762242106</text:p>
          </table:table-cell>
          <table:table-cell/>
          <table:table-cell table:formula="of:=(MAX([.E109:.E113])-MIN([.E109:.E113]))/2" office:value-type="float" office:value="0.12620850624124" calcext:value-type="float">
            <text:p>0.12620850624124</text:p>
          </table:table-cell>
          <table:table-cell table:number-columns-repeated="2"/>
        </table:table-row>
        <table:table-row table:style-name="ro1">
          <table:table-cell office:value-type="time" office:time-value="PT14H52M26.464S" calcext:value-type="time">
            <text:p>14:52:26.46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031706" calcext:value-type="float">
            <text:p>-5.03E-10</text:p>
          </table:table-cell>
          <table:table-cell table:formula="of:=[.C111]*10^9" office:value-type="float" office:value="-0.5031706" calcext:value-type="float">
            <text:p>-0.5031706</text:p>
          </table:table-cell>
          <table:table-cell table:formula="of:=[.$N$1]*[.D111]" office:value-type="float" office:value="-0.418774360988163" calcext:value-type="float">
            <text:p>-0.418774360988163</text:p>
          </table:table-cell>
          <table:table-cell table:number-columns-repeated="9"/>
        </table:table-row>
        <table:table-row table:style-name="ro1">
          <table:table-cell office:value-type="time" office:time-value="PT14H52M26.849S" calcext:value-type="time">
            <text:p>14:52:26.8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5579468" calcext:value-type="float">
            <text:p>-5.58E-10</text:p>
          </table:table-cell>
          <table:table-cell table:formula="of:=[.C112]*10^9" office:value-type="float" office:value="-0.5579468" calcext:value-type="float">
            <text:p>-0.5579468</text:p>
          </table:table-cell>
          <table:table-cell table:formula="of:=[.$N$1]*[.D112]" office:value-type="float" office:value="-0.464363010548292" calcext:value-type="float">
            <text:p>-0.464363010548292</text:p>
          </table:table-cell>
          <table:table-cell table:number-columns-repeated="9"/>
        </table:table-row>
        <table:table-row table:style-name="ro1">
          <table:table-cell office:value-type="time" office:time-value="PT14H52M27.233S" calcext:value-type="time">
            <text:p>14:52:27.23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2830662" calcext:value-type="float">
            <text:p>-2.83E-10</text:p>
          </table:table-cell>
          <table:table-cell table:formula="of:=[.C113]*10^9" office:value-type="float" office:value="-0.2830662" calcext:value-type="float">
            <text:p>-0.2830662</text:p>
          </table:table-cell>
          <table:table-cell table:formula="of:=[.$N$1]*[.D113]" office:value-type="float" office:value="-0.235587824531774" calcext:value-type="float">
            <text:p>-0.235587824531774</text:p>
          </table:table-cell>
          <table:table-cell table:number-columns-repeated="9"/>
        </table:table-row>
        <table:table-row table:style-name="ro1">
          <table:table-cell office:value-type="time" office:time-value="PT14H52M27.617S" calcext:value-type="time">
            <text:p>14:52:27.6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019075" calcext:value-type="float">
            <text:p>-3.02E-10</text:p>
          </table:table-cell>
          <table:table-cell table:formula="of:=[.C114]*10^9" office:value-type="float" office:value="-0.3019075" calcext:value-type="float">
            <text:p>-0.3019075</text:p>
          </table:table-cell>
          <table:table-cell table:formula="of:=[.$N$1]*[.D114]" office:value-type="float" office:value="-0.251268894466477" calcext:value-type="float">
            <text:p>-0.251268894466477</text:p>
          </table:table-cell>
          <table:table-cell table:number-columns-repeated="9"/>
        </table:table-row>
        <table:table-row table:style-name="ro1">
          <table:table-cell office:value-type="time" office:time-value="PT14H52M27.999S" calcext:value-type="time">
            <text:p>14:52:28.00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964183" calcext:value-type="float">
            <text:p>-5.96E-10</text:p>
          </table:table-cell>
          <table:table-cell table:formula="of:=[.C115]*10^9" office:value-type="float" office:value="-0.5964183" calcext:value-type="float">
            <text:p>-0.5964183</text:p>
          </table:table-cell>
          <table:table-cell table:formula="of:=[.$N$1]*[.D115]" office:value-type="float" office:value="-0.496381729107675" calcext:value-type="float">
            <text:p>-0.496381729107675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79485437894793" calcext:value-type="float">
            <text:p>-0.379485437894793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102037027739118" calcext:value-type="float">
            <text:p>0.102037027739118</text:p>
          </table:table-cell>
          <table:table-cell/>
          <table:table-cell table:formula="of:=(MAX([.E114:.E118])-MIN([.E114:.E118]))/2" office:value-type="float" office:value="0.122556417320599" calcext:value-type="float">
            <text:p>0.122556417320599</text:p>
          </table:table-cell>
          <table:table-cell table:number-columns-repeated="2"/>
        </table:table-row>
        <table:table-row table:style-name="ro1">
          <table:table-cell office:value-type="time" office:time-value="PT14H52M28.383S" calcext:value-type="time">
            <text:p>14:52:28.38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232026" calcext:value-type="float">
            <text:p>-3.23E-10</text:p>
          </table:table-cell>
          <table:table-cell table:formula="of:=[.C116]*10^9" office:value-type="float" office:value="-0.3232026" calcext:value-type="float">
            <text:p>-0.3232026</text:p>
          </table:table-cell>
          <table:table-cell table:formula="of:=[.$N$1]*[.D116]" office:value-type="float" office:value="-0.268992191286042" calcext:value-type="float">
            <text:p>-0.268992191286042</text:p>
          </table:table-cell>
          <table:table-cell table:number-columns-repeated="9"/>
        </table:table-row>
        <table:table-row table:style-name="ro1">
          <table:table-cell office:value-type="time" office:time-value="PT14H52M28.767S" calcext:value-type="time">
            <text:p>14:52:28.7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633673" calcext:value-type="float">
            <text:p>-4.63E-10</text:p>
          </table:table-cell>
          <table:table-cell table:formula="of:=[.C117]*10^9" office:value-type="float" office:value="-0.4633673" calcext:value-type="float">
            <text:p>-0.4633673</text:p>
          </table:table-cell>
          <table:table-cell table:formula="of:=[.$N$1]*[.D117]" office:value-type="float" office:value="-0.385647223745406" calcext:value-type="float">
            <text:p>-0.385647223745406</text:p>
          </table:table-cell>
          <table:table-cell table:number-columns-repeated="9"/>
        </table:table-row>
        <table:table-row table:style-name="ro1">
          <table:table-cell office:value-type="time" office:time-value="PT14H52M29.143S" calcext:value-type="time">
            <text:p>14:52:29.14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949229" calcext:value-type="float">
            <text:p>-5.95E-10</text:p>
          </table:table-cell>
          <table:table-cell table:formula="of:=[.C118]*10^9" office:value-type="float" office:value="-0.5949229" calcext:value-type="float">
            <text:p>-0.5949229</text:p>
          </table:table-cell>
          <table:table-cell table:formula="of:=[.$N$1]*[.D118]" office:value-type="float" office:value="-0.495137150868363" calcext:value-type="float">
            <text:p>-0.495137150868363</text:p>
          </table:table-cell>
          <table:table-cell table:number-columns-repeated="9"/>
        </table:table-row>
        <table:table-row table:style-name="ro1">
          <table:table-cell office:value-type="time" office:time-value="PT14H52M29.52S" calcext:value-type="time">
            <text:p>14:52:29.5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175469" calcext:value-type="float">
            <text:p>-6.18E-10</text:p>
          </table:table-cell>
          <table:table-cell table:formula="of:=[.C119]*10^9" office:value-type="float" office:value="-0.6175469" calcext:value-type="float">
            <text:p>-0.6175469</text:p>
          </table:table-cell>
          <table:table-cell table:formula="of:=[.$N$1]*[.D119]" office:value-type="float" office:value="-0.513966452785041" calcext:value-type="float">
            <text:p>-0.513966452785041</text:p>
          </table:table-cell>
          <table:table-cell table:number-columns-repeated="9"/>
        </table:table-row>
        <table:table-row table:style-name="ro1">
          <table:table-cell office:value-type="time" office:time-value="PT14H52M29.903S" calcext:value-type="time">
            <text:p>14:52:29.9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454126" calcext:value-type="float">
            <text:p>-3.45E-10</text:p>
          </table:table-cell>
          <table:table-cell table:formula="of:=[.C120]*10^9" office:value-type="float" office:value="-0.3454126" calcext:value-type="float">
            <text:p>-0.3454126</text:p>
          </table:table-cell>
          <table:table-cell table:formula="of:=[.$N$1]*[.D120]" office:value-type="float" office:value="-0.287476932957251" calcext:value-type="float">
            <text:p>-0.287476932957251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3860416203858" calcext:value-type="float">
            <text:p>-0.3860416203858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7207742990117" calcext:value-type="float">
            <text:p>0.107207742990117</text:p>
          </table:table-cell>
          <table:table-cell/>
          <table:table-cell table:formula="of:=(MAX([.E119:.E123])-MIN([.E119:.E123]))/2" office:value-type="float" office:value="0.128769862239899" calcext:value-type="float">
            <text:p>0.128769862239899</text:p>
          </table:table-cell>
          <table:table-cell table:number-columns-repeated="2"/>
        </table:table-row>
        <table:table-row table:style-name="ro1">
          <table:table-cell office:value-type="time" office:time-value="PT14H52M30.286S" calcext:value-type="time">
            <text:p>14:52:30.2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5504607" calcext:value-type="float">
            <text:p>-5.50E-10</text:p>
          </table:table-cell>
          <table:table-cell table:formula="of:=[.C121]*10^9" office:value-type="float" office:value="-0.5504607" calcext:value-type="float">
            <text:p>-0.5504607</text:p>
          </table:table-cell>
          <table:table-cell table:formula="of:=[.$N$1]*[.D121]" office:value-type="float" office:value="-0.458132545684499" calcext:value-type="float">
            <text:p>-0.458132545684499</text:p>
          </table:table-cell>
          <table:table-cell table:number-columns-repeated="9"/>
        </table:table-row>
        <table:table-row table:style-name="ro1">
          <table:table-cell office:value-type="time" office:time-value="PT14H52M30.67S" calcext:value-type="time">
            <text:p>14:52:30.6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976809" calcext:value-type="float">
            <text:p>-4.98E-10</text:p>
          </table:table-cell>
          <table:table-cell table:formula="of:=[.C122]*10^9" office:value-type="float" office:value="-0.4976809" calcext:value-type="float">
            <text:p>-0.4976809</text:p>
          </table:table-cell>
          <table:table-cell table:formula="of:=[.$N$1]*[.D122]" office:value-type="float" office:value="-0.414205442196968" calcext:value-type="float">
            <text:p>-0.414205442196968</text:p>
          </table:table-cell>
          <table:table-cell table:number-columns-repeated="9"/>
        </table:table-row>
        <table:table-row table:style-name="ro1">
          <table:table-cell office:value-type="time" office:time-value="PT14H52M31.054S" calcext:value-type="time">
            <text:p>14:52:31.05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3081048" calcext:value-type="float">
            <text:p>-3.08E-10</text:p>
          </table:table-cell>
          <table:table-cell table:formula="of:=[.C123]*10^9" office:value-type="float" office:value="-0.3081048" calcext:value-type="float">
            <text:p>-0.3081048</text:p>
          </table:table-cell>
          <table:table-cell table:formula="of:=[.$N$1]*[.D123]" office:value-type="float" office:value="-0.256426728305242" calcext:value-type="float">
            <text:p>-0.256426728305242</text:p>
          </table:table-cell>
          <table:table-cell table:number-columns-repeated="9"/>
        </table:table-row>
        <table:table-row table:style-name="ro1">
          <table:table-cell office:value-type="time" office:time-value="PT14H52M31.438S" calcext:value-type="time">
            <text:p>14:52:31.4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312449" calcext:value-type="float">
            <text:p>-5.31E-10</text:p>
          </table:table-cell>
          <table:table-cell table:formula="of:=[.C124]*10^9" office:value-type="float" office:value="-0.5312449" calcext:value-type="float">
            <text:p>-0.5312449</text:p>
          </table:table-cell>
          <table:table-cell table:formula="of:=[.$N$1]*[.D124]" office:value-type="float" office:value="-0.442139790213737" calcext:value-type="float">
            <text:p>-0.442139790213737</text:p>
          </table:table-cell>
          <table:table-cell table:number-columns-repeated="9"/>
        </table:table-row>
        <table:table-row table:style-name="ro1">
          <table:table-cell office:value-type="time" office:time-value="PT14H52M31.821S" calcext:value-type="time">
            <text:p>14:52:31.8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892789" calcext:value-type="float">
            <text:p>-4.89E-10</text:p>
          </table:table-cell>
          <table:table-cell table:formula="of:=[.C125]*10^9" office:value-type="float" office:value="-0.4892789" calcext:value-type="float">
            <text:p>-0.4892789</text:p>
          </table:table-cell>
          <table:table-cell table:formula="of:=[.$N$1]*[.D125]" office:value-type="float" office:value="-0.407212700210408" calcext:value-type="float">
            <text:p>-0.407212700210408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448377628999692" calcext:value-type="float">
            <text:p>-0.448377628999692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454763235280305" calcext:value-type="float">
            <text:p>0.045476323528031</text:p>
          </table:table-cell>
          <table:table-cell/>
          <table:table-cell table:formula="of:=(MAX([.E124:.E128])-MIN([.E124:.E128]))/2" office:value-type="float" office:value="0.0545023565287383" calcext:value-type="float">
            <text:p>0.054502356528738</text:p>
          </table:table-cell>
          <table:table-cell table:number-columns-repeated="2"/>
        </table:table-row>
        <table:table-row table:style-name="ro1">
          <table:table-cell office:value-type="time" office:time-value="PT14H52M32.205S" calcext:value-type="time">
            <text:p>14:52:32.2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5573229" calcext:value-type="float">
            <text:p>-5.57E-10</text:p>
          </table:table-cell>
          <table:table-cell table:formula="of:=[.C126]*10^9" office:value-type="float" office:value="-0.5573229" calcext:value-type="float">
            <text:p>-0.5573229</text:p>
          </table:table-cell>
          <table:table-cell table:formula="of:=[.$N$1]*[.D126]" office:value-type="float" office:value="-0.463843756593827" calcext:value-type="float">
            <text:p>-0.463843756593827</text:p>
          </table:table-cell>
          <table:table-cell table:number-columns-repeated="9"/>
        </table:table-row>
        <table:table-row table:style-name="ro1">
          <table:table-cell office:value-type="time" office:time-value="PT14H52M32.581S" calcext:value-type="time">
            <text:p>14:52:32.58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202515" calcext:value-type="float">
            <text:p>-6.20E-10</text:p>
          </table:table-cell>
          <table:table-cell table:formula="of:=[.C127]*10^9" office:value-type="float" office:value="-0.6202515" calcext:value-type="float">
            <text:p>-0.6202515</text:p>
          </table:table-cell>
          <table:table-cell table:formula="of:=[.$N$1]*[.D127]" office:value-type="float" office:value="-0.516217413267885" calcext:value-type="float">
            <text:p>-0.516217413267885</text:p>
          </table:table-cell>
          <table:table-cell table:number-columns-repeated="9"/>
        </table:table-row>
        <table:table-row table:style-name="ro1">
          <table:table-cell office:value-type="time" office:time-value="PT14H52M32.958S" calcext:value-type="time">
            <text:p>14:52:32.9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956011" calcext:value-type="float">
            <text:p>-4.96E-10</text:p>
          </table:table-cell>
          <table:table-cell table:formula="of:=[.C128]*10^9" office:value-type="float" office:value="-0.4956011" calcext:value-type="float">
            <text:p>-0.4956011</text:p>
          </table:table-cell>
          <table:table-cell table:formula="of:=[.$N$1]*[.D128]" office:value-type="float" office:value="-0.412474484712601" calcext:value-type="float">
            <text:p>-0.412474484712601</text:p>
          </table:table-cell>
          <table:table-cell table:number-columns-repeated="9"/>
        </table:table-row>
        <table:table-row table:style-name="ro1">
          <table:table-cell office:value-type="time" office:time-value="PT14H52M33.342S" calcext:value-type="time">
            <text:p>14:52:33.34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155782" calcext:value-type="float">
            <text:p>-4.16E-10</text:p>
          </table:table-cell>
          <table:table-cell table:formula="of:=[.C129]*10^9" office:value-type="float" office:value="-0.4155782" calcext:value-type="float">
            <text:p>-0.4155782</text:p>
          </table:table-cell>
          <table:table-cell table:formula="of:=[.$N$1]*[.D129]" office:value-type="float" office:value="-0.345873735758033" calcext:value-type="float">
            <text:p>-0.345873735758033</text:p>
          </table:table-cell>
          <table:table-cell table:number-columns-repeated="9"/>
        </table:table-row>
        <table:table-row table:style-name="ro1">
          <table:table-cell office:value-type="time" office:time-value="PT14H52M33.725S" calcext:value-type="time">
            <text:p>14:52:33.7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879641" calcext:value-type="float">
            <text:p>-6.88E-10</text:p>
          </table:table-cell>
          <table:table-cell table:formula="of:=[.C130]*10^9" office:value-type="float" office:value="-0.6879641" calcext:value-type="float">
            <text:p>-0.6879641</text:p>
          </table:table-cell>
          <table:table-cell table:formula="of:=[.$N$1]*[.D130]" office:value-type="float" office:value="-0.572572655000702" calcext:value-type="float">
            <text:p>-0.572572655000702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3765379891737" calcext:value-type="float">
            <text:p>-0.43765379891737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3885653759282" calcext:value-type="float">
            <text:p>0.113885653759282</text:p>
          </table:table-cell>
          <table:table-cell/>
          <table:table-cell table:formula="of:=(MAX([.E129:.E133])-MIN([.E129:.E133]))/2" office:value-type="float" office:value="0.136784425099347" calcext:value-type="float">
            <text:p>0.136784425099347</text:p>
          </table:table-cell>
          <table:table-cell table:number-columns-repeated="2"/>
        </table:table-row>
        <table:table-row table:style-name="ro1">
          <table:table-cell office:value-type="time" office:time-value="PT14H52M34.108S" calcext:value-type="time">
            <text:p>14:52:34.1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3592625" calcext:value-type="float">
            <text:p>-3.59E-10</text:p>
          </table:table-cell>
          <table:table-cell table:formula="of:=[.C131]*10^9" office:value-type="float" office:value="-0.3592625" calcext:value-type="float">
            <text:p>-0.3592625</text:p>
          </table:table-cell>
          <table:table-cell table:formula="of:=[.$N$1]*[.D131]" office:value-type="float" office:value="-0.299003804802009" calcext:value-type="float">
            <text:p>-0.299003804802009</text:p>
          </table:table-cell>
          <table:table-cell table:number-columns-repeated="9"/>
        </table:table-row>
        <table:table-row table:style-name="ro1">
          <table:table-cell office:value-type="time" office:time-value="PT14H52M34.492S" calcext:value-type="time">
            <text:p>14:52:34.49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5072465" calcext:value-type="float">
            <text:p>-5.07E-10</text:p>
          </table:table-cell>
          <table:table-cell table:formula="of:=[.C132]*10^9" office:value-type="float" office:value="-0.5072465" calcext:value-type="float">
            <text:p>-0.5072465</text:p>
          </table:table-cell>
          <table:table-cell table:formula="of:=[.$N$1]*[.D132]" office:value-type="float" office:value="-0.42216661486379" calcext:value-type="float">
            <text:p>-0.42216661486379</text:p>
          </table:table-cell>
          <table:table-cell table:number-columns-repeated="9"/>
        </table:table-row>
        <table:table-row table:style-name="ro1">
          <table:table-cell office:value-type="time" office:time-value="PT14H52M34.876S" calcext:value-type="time">
            <text:p>14:52:34.8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6592229" calcext:value-type="float">
            <text:p>-6.59E-10</text:p>
          </table:table-cell>
          <table:table-cell table:formula="of:=[.C133]*10^9" office:value-type="float" office:value="-0.6592229" calcext:value-type="float">
            <text:p>-0.6592229</text:p>
          </table:table-cell>
          <table:table-cell table:formula="of:=[.$N$1]*[.D133]" office:value-type="float" office:value="-0.548652184162317" calcext:value-type="float">
            <text:p>-0.548652184162317</text:p>
          </table:table-cell>
          <table:table-cell table:number-columns-repeated="9"/>
        </table:table-row>
        <table:table-row table:style-name="ro1">
          <table:table-cell office:value-type="time" office:time-value="PT14H52M35.261S" calcext:value-type="time">
            <text:p>14:52:35.2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7367084" calcext:value-type="float">
            <text:p>-7.37E-10</text:p>
          </table:table-cell>
          <table:table-cell table:formula="of:=[.C134]*10^9" office:value-type="float" office:value="-0.7367084" calcext:value-type="float">
            <text:p>-0.7367084</text:p>
          </table:table-cell>
          <table:table-cell table:formula="of:=[.$N$1]*[.D134]" office:value-type="float" office:value="-0.613141128366029" calcext:value-type="float">
            <text:p>-0.613141128366029</text:p>
          </table:table-cell>
          <table:table-cell table:number-columns-repeated="9"/>
        </table:table-row>
        <table:table-row table:style-name="ro1">
          <table:table-cell office:value-type="time" office:time-value="PT14H52M35.644S" calcext:value-type="time">
            <text:p>14:52:35.64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938538" calcext:value-type="float">
            <text:p>-4.94E-10</text:p>
          </table:table-cell>
          <table:table-cell table:formula="of:=[.C135]*10^9" office:value-type="float" office:value="-0.4938538" calcext:value-type="float">
            <text:p>-0.4938538</text:p>
          </table:table-cell>
          <table:table-cell table:formula="of:=[.$N$1]*[.D135]" office:value-type="float" office:value="-0.411020257377072" calcext:value-type="float">
            <text:p>-0.411020257377072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98882038019366" calcext:value-type="float">
            <text:p>-0.498882038019366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84186914893646" calcext:value-type="float">
            <text:p>0.084186914893646</text:p>
          </table:table-cell>
          <table:table-cell/>
          <table:table-cell table:formula="of:=(MAX([.E134:.E138])-MIN([.E134:.E138]))/2" office:value-type="float" office:value="0.101060435494478" calcext:value-type="float">
            <text:p>0.101060435494478</text:p>
          </table:table-cell>
          <table:table-cell table:number-columns-repeated="2"/>
        </table:table-row>
        <table:table-row table:style-name="ro1">
          <table:table-cell office:value-type="time" office:time-value="PT14H52M36.027S" calcext:value-type="time">
            <text:p>14:52:36.0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491297" calcext:value-type="float">
            <text:p>-5.49E-10</text:p>
          </table:table-cell>
          <table:table-cell table:formula="of:=[.C136]*10^9" office:value-type="float" office:value="-0.5491297" calcext:value-type="float">
            <text:p>-0.5491297</text:p>
          </table:table-cell>
          <table:table-cell table:formula="of:=[.$N$1]*[.D136]" office:value-type="float" office:value="-0.457024792818025" calcext:value-type="float">
            <text:p>-0.457024792818025</text:p>
          </table:table-cell>
          <table:table-cell table:number-columns-repeated="9"/>
        </table:table-row>
        <table:table-row table:style-name="ro1">
          <table:table-cell office:value-type="time" office:time-value="PT14H52M36.411S" calcext:value-type="time">
            <text:p>14:52:36.41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974882" calcext:value-type="float">
            <text:p>-6.97E-10</text:p>
          </table:table-cell>
          <table:table-cell table:formula="of:=[.C137]*10^9" office:value-type="float" office:value="-0.6974882" calcext:value-type="float">
            <text:p>-0.6974882</text:p>
          </table:table-cell>
          <table:table-cell table:formula="of:=[.$N$1]*[.D137]" office:value-type="float" office:value="-0.580499288415865" calcext:value-type="float">
            <text:p>-0.580499288415865</text:p>
          </table:table-cell>
          <table:table-cell table:number-columns-repeated="9"/>
        </table:table-row>
        <table:table-row table:style-name="ro1">
          <table:table-cell office:value-type="time" office:time-value="PT14H52M36.787S" calcext:value-type="time">
            <text:p>14:52:36.79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199324" calcext:value-type="float">
            <text:p>-5.20E-10</text:p>
          </table:table-cell>
          <table:table-cell table:formula="of:=[.C138]*10^9" office:value-type="float" office:value="-0.5199324" calcext:value-type="float">
            <text:p>-0.5199324</text:p>
          </table:table-cell>
          <table:table-cell table:formula="of:=[.$N$1]*[.D138]" office:value-type="float" office:value="-0.432724723119836" calcext:value-type="float">
            <text:p>-0.432724723119836</text:p>
          </table:table-cell>
          <table:table-cell table:number-columns-repeated="9"/>
        </table:table-row>
        <table:table-row table:style-name="ro1">
          <table:table-cell office:value-type="time" office:time-value="PT14H52M37.163S" calcext:value-type="time">
            <text:p>14:52:37.16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163965" calcext:value-type="float">
            <text:p>-5.16E-10</text:p>
          </table:table-cell>
          <table:table-cell table:formula="of:=[.C139]*10^9" office:value-type="float" office:value="-0.5163965" calcext:value-type="float">
            <text:p>-0.5163965</text:p>
          </table:table-cell>
          <table:table-cell table:formula="of:=[.$N$1]*[.D139]" office:value-type="float" office:value="-0.429781895651343" calcext:value-type="float">
            <text:p>-0.429781895651343</text:p>
          </table:table-cell>
          <table:table-cell table:number-columns-repeated="9"/>
        </table:table-row>
        <table:table-row table:style-name="ro1">
          <table:table-cell office:value-type="time" office:time-value="PT14H52M37.547S" calcext:value-type="time">
            <text:p>14:52:37.5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43569" calcext:value-type="float">
            <text:p>-4.44E-10</text:p>
          </table:table-cell>
          <table:table-cell table:formula="of:=[.C140]*10^9" office:value-type="float" office:value="-0.443569" calcext:value-type="float">
            <text:p>-0.443569</text:p>
          </table:table-cell>
          <table:table-cell table:formula="of:=[.$N$1]*[.D140]" office:value-type="float" office:value="-0.369169670344727" calcext:value-type="float">
            <text:p>-0.369169670344727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458381461332361" calcext:value-type="float">
            <text:p>-0.458381461332361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06431481211804" calcext:value-type="float">
            <text:p>0.106431481211804</text:p>
          </table:table-cell>
          <table:table-cell/>
          <table:table-cell table:formula="of:=(MAX([.E139:.E143])-MIN([.E139:.E143]))/2" office:value-type="float" office:value="0.127818826026136" calcext:value-type="float">
            <text:p>0.127818826026136</text:p>
          </table:table-cell>
          <table:table-cell table:number-columns-repeated="2"/>
        </table:table-row>
        <table:table-row table:style-name="ro1">
          <table:table-cell office:value-type="time" office:time-value="PT14H52M37.93S" calcext:value-type="time">
            <text:p>14:52:37.9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7507257" calcext:value-type="float">
            <text:p>-7.51E-10</text:p>
          </table:table-cell>
          <table:table-cell table:formula="of:=[.C141]*10^9" office:value-type="float" office:value="-0.7507257" calcext:value-type="float">
            <text:p>-0.7507257</text:p>
          </table:table-cell>
          <table:table-cell table:formula="of:=[.$N$1]*[.D141]" office:value-type="float" office:value="-0.624807322396998" calcext:value-type="float">
            <text:p>-0.624807322396998</text:p>
          </table:table-cell>
          <table:table-cell table:number-columns-repeated="9"/>
        </table:table-row>
        <table:table-row table:style-name="ro1">
          <table:table-cell office:value-type="time" office:time-value="PT14H52M38.314S" calcext:value-type="time">
            <text:p>14:52:38.31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902218" calcext:value-type="float">
            <text:p>-5.90E-10</text:p>
          </table:table-cell>
          <table:table-cell table:formula="of:=[.C142]*10^9" office:value-type="float" office:value="-0.5902218" calcext:value-type="float">
            <text:p>-0.5902218</text:p>
          </table:table-cell>
          <table:table-cell table:formula="of:=[.$N$1]*[.D142]" office:value-type="float" office:value="-0.491224561085809" calcext:value-type="float">
            <text:p>-0.491224561085809</text:p>
          </table:table-cell>
          <table:table-cell table:number-columns-repeated="9"/>
        </table:table-row>
        <table:table-row table:style-name="ro1">
          <table:table-cell office:value-type="time" office:time-value="PT14H52M38.698S" calcext:value-type="time">
            <text:p>14:52:38.7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4528859" calcext:value-type="float">
            <text:p>-4.53E-10</text:p>
          </table:table-cell>
          <table:table-cell table:formula="of:=[.C143]*10^9" office:value-type="float" office:value="-0.4528859" calcext:value-type="float">
            <text:p>-0.4528859</text:p>
          </table:table-cell>
          <table:table-cell table:formula="of:=[.$N$1]*[.D143]" office:value-type="float" office:value="-0.376923857182929" calcext:value-type="float">
            <text:p>-0.376923857182929</text:p>
          </table:table-cell>
          <table:table-cell table:number-columns-repeated="9"/>
        </table:table-row>
        <table:table-row table:style-name="ro1">
          <table:table-cell office:value-type="time" office:time-value="PT14H52M39.083S" calcext:value-type="time">
            <text:p>14:52:39.0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238002" calcext:value-type="float">
            <text:p>-5.24E-10</text:p>
          </table:table-cell>
          <table:table-cell table:formula="of:=[.C144]*10^9" office:value-type="float" office:value="-0.5238002" calcext:value-type="float">
            <text:p>-0.5238002</text:p>
          </table:table-cell>
          <table:table-cell table:formula="of:=[.$N$1]*[.D144]" office:value-type="float" office:value="-0.435943781374492" calcext:value-type="float">
            <text:p>-0.435943781374492</text:p>
          </table:table-cell>
          <table:table-cell table:number-columns-repeated="9"/>
        </table:table-row>
        <table:table-row table:style-name="ro1">
          <table:table-cell office:value-type="time" office:time-value="PT14H52M39.466S" calcext:value-type="time">
            <text:p>14:52:39.4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8087049" calcext:value-type="float">
            <text:p>-8.09E-10</text:p>
          </table:table-cell>
          <table:table-cell table:formula="of:=[.C145]*10^9" office:value-type="float" office:value="-0.8087049" calcext:value-type="float">
            <text:p>-0.8087049</text:p>
          </table:table-cell>
          <table:table-cell table:formula="of:=[.$N$1]*[.D145]" office:value-type="float" office:value="-0.673061736368333" calcext:value-type="float">
            <text:p>-0.673061736368333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526789337224594" calcext:value-type="float">
            <text:p>-0.526789337224594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3554501637624" calcext:value-type="float">
            <text:p>0.103554501637624</text:p>
          </table:table-cell>
          <table:table-cell/>
          <table:table-cell table:formula="of:=(MAX([.E144:.E148])-MIN([.E144:.E148]))/2" office:value-type="float" office:value="0.12433989111291" calcext:value-type="float">
            <text:p>0.12433989111291</text:p>
          </table:table-cell>
          <table:table-cell table:number-columns-repeated="2"/>
        </table:table-row>
        <table:table-row table:style-name="ro1">
          <table:table-cell office:value-type="time" office:time-value="PT14H52M39.85S" calcext:value-type="time">
            <text:p>14:52:39.8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5099083" calcext:value-type="float">
            <text:p>-5.10E-10</text:p>
          </table:table-cell>
          <table:table-cell table:formula="of:=[.C146]*10^9" office:value-type="float" office:value="-0.5099083" calcext:value-type="float">
            <text:p>-0.5099083</text:p>
          </table:table-cell>
          <table:table-cell table:formula="of:=[.$N$1]*[.D146]" office:value-type="float" office:value="-0.424381954142512" calcext:value-type="float">
            <text:p>-0.424381954142512</text:p>
          </table:table-cell>
          <table:table-cell table:number-columns-repeated="9"/>
        </table:table-row>
        <table:table-row table:style-name="ro1">
          <table:table-cell office:value-type="time" office:time-value="PT14H52M40.233S" calcext:value-type="time">
            <text:p>14:52:40.23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82265" calcext:value-type="float">
            <text:p>-6.82E-10</text:p>
          </table:table-cell>
          <table:table-cell table:formula="of:=[.C147]*10^9" office:value-type="float" office:value="-0.682265" calcext:value-type="float">
            <text:p>-0.682265</text:p>
          </table:table-cell>
          <table:table-cell table:formula="of:=[.$N$1]*[.D147]" office:value-type="float" office:value="-0.567829458636074" calcext:value-type="float">
            <text:p>-0.567829458636074</text:p>
          </table:table-cell>
          <table:table-cell table:number-columns-repeated="9"/>
        </table:table-row>
        <table:table-row table:style-name="ro1">
          <table:table-cell office:value-type="time" office:time-value="PT14H52M40.617S" calcext:value-type="time">
            <text:p>14:52:40.6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6400916" calcext:value-type="float">
            <text:p>-6.40E-10</text:p>
          </table:table-cell>
          <table:table-cell table:formula="of:=[.C148]*10^9" office:value-type="float" office:value="-0.6400916" calcext:value-type="float">
            <text:p>-0.6400916</text:p>
          </table:table-cell>
          <table:table-cell table:formula="of:=[.$N$1]*[.D148]" office:value-type="float" office:value="-0.532729755601561" calcext:value-type="float">
            <text:p>-0.532729755601561</text:p>
          </table:table-cell>
          <table:table-cell table:number-columns-repeated="9"/>
        </table:table-row>
        <table:table-row table:style-name="ro1">
          <table:table-cell office:value-type="time" office:time-value="PT14H52M41.002S" calcext:value-type="time">
            <text:p>14:52:41.0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5857708" calcext:value-type="float">
            <text:p>-5.86E-10</text:p>
          </table:table-cell>
          <table:table-cell table:formula="of:=[.C149]*10^9" office:value-type="float" office:value="-0.5857708" calcext:value-type="float">
            <text:p>-0.5857708</text:p>
          </table:table-cell>
          <table:table-cell table:formula="of:=[.$N$1]*[.D149]" office:value-type="float" office:value="-0.487520122311448" calcext:value-type="float">
            <text:p>-0.487520122311448</text:p>
          </table:table-cell>
          <table:table-cell table:number-columns-repeated="9"/>
        </table:table-row>
        <table:table-row table:style-name="ro1">
          <table:table-cell office:value-type="time" office:time-value="PT14H52M41.385S" calcext:value-type="time">
            <text:p>14:52:41.3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6528595" calcext:value-type="float">
            <text:p>-6.53E-10</text:p>
          </table:table-cell>
          <table:table-cell table:formula="of:=[.C150]*10^9" office:value-type="float" office:value="-0.6528595" calcext:value-type="float">
            <text:p>-0.6528595</text:p>
          </table:table-cell>
          <table:table-cell table:formula="of:=[.$N$1]*[.D150]" office:value-type="float" office:value="-0.543356110089801" calcext:value-type="float">
            <text:p>-0.543356110089801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0.539644929919334" calcext:value-type="float">
            <text:p>-0.539644929919334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992103831429958" calcext:value-type="float">
            <text:p>0.099210383142996</text:p>
          </table:table-cell>
          <table:table-cell/>
          <table:table-cell table:formula="of:=(MAX([.E149:.E153])-MIN([.E149:.E153]))/2" office:value-type="float" office:value="0.11911227134037" calcext:value-type="float">
            <text:p>0.11911227134037</text:p>
          </table:table-cell>
          <table:table-cell table:number-columns-repeated="2"/>
        </table:table-row>
        <table:table-row table:style-name="ro1">
          <table:table-cell office:value-type="time" office:time-value="PT14H52M41.769S" calcext:value-type="time">
            <text:p>14:52:41.7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788403" calcext:value-type="float">
            <text:p>-7.79E-10</text:p>
          </table:table-cell>
          <table:table-cell table:formula="of:=[.C151]*10^9" office:value-type="float" office:value="-0.7788403" calcext:value-type="float">
            <text:p>-0.7788403</text:p>
          </table:table-cell>
          <table:table-cell table:formula="of:=[.$N$1]*[.D151]" office:value-type="float" office:value="-0.648206292148883" calcext:value-type="float">
            <text:p>-0.648206292148883</text:p>
          </table:table-cell>
          <table:table-cell table:number-columns-repeated="9"/>
        </table:table-row>
        <table:table-row table:style-name="ro1">
          <table:table-cell office:value-type="time" office:time-value="PT14H52M42.153S" calcext:value-type="time">
            <text:p>14:52:42.15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492606" calcext:value-type="float">
            <text:p>-4.93E-10</text:p>
          </table:table-cell>
          <table:table-cell table:formula="of:=[.C152]*10^9" office:value-type="float" office:value="-0.492606" calcext:value-type="float">
            <text:p>-0.492606</text:p>
          </table:table-cell>
          <table:table-cell table:formula="of:=[.$N$1]*[.D152]" office:value-type="float" office:value="-0.409981749468142" calcext:value-type="float">
            <text:p>-0.409981749468142</text:p>
          </table:table-cell>
          <table:table-cell table:number-columns-repeated="9"/>
        </table:table-row>
        <table:table-row table:style-name="ro1">
          <table:table-cell office:value-type="time" office:time-value="PT14H52M42.536S" calcext:value-type="time">
            <text:p>14:52:42.5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07319254" calcext:value-type="float">
            <text:p>-7.32E-10</text:p>
          </table:table-cell>
          <table:table-cell table:formula="of:=[.C153]*10^9" office:value-type="float" office:value="-0.7319254" calcext:value-type="float">
            <text:p>-0.7319254</text:p>
          </table:table-cell>
          <table:table-cell table:formula="of:=[.$N$1]*[.D153]" office:value-type="float" office:value="-0.609160375578393" calcext:value-type="float">
            <text:p>-0.609160375578393</text:p>
          </table:table-cell>
          <table:table-cell table:number-columns-repeated="9"/>
        </table:table-row>
        <table:table-row table:style-name="ro1">
          <table:table-cell office:value-type="time" office:time-value="PT14H52M42.921S" calcext:value-type="time">
            <text:p>14:52:42.9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8424765" calcext:value-type="float">
            <text:p>-8.42E-10</text:p>
          </table:table-cell>
          <table:table-cell table:formula="of:=[.C154]*10^9" office:value-type="float" office:value="-0.8424765" calcext:value-type="float">
            <text:p>-0.8424765</text:p>
          </table:table-cell>
          <table:table-cell table:formula="of:=[.$N$1]*[.D154]" office:value-type="float" office:value="-0.701168863870512" calcext:value-type="float">
            <text:p>-0.701168863870512</text:p>
          </table:table-cell>
          <table:table-cell table:number-columns-repeated="9"/>
        </table:table-row>
        <table:table-row table:style-name="ro1">
          <table:table-cell office:value-type="time" office:time-value="PT14H52M43.305S" calcext:value-type="time">
            <text:p>14:52:43.3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669877" calcext:value-type="float">
            <text:p>-7.67E-10</text:p>
          </table:table-cell>
          <table:table-cell table:formula="of:=[.C155]*10^9" office:value-type="float" office:value="-0.7669877" calcext:value-type="float">
            <text:p>-0.7669877</text:p>
          </table:table-cell>
          <table:table-cell table:formula="of:=[.$N$1]*[.D155]" office:value-type="float" office:value="-0.638341715420735" calcext:value-type="float">
            <text:p>-0.638341715420735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0.615924392814567" calcext:value-type="float">
            <text:p>-0.615924392814567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01689297116545" calcext:value-type="float">
            <text:p>0.090168929711655</text:p>
          </table:table-cell>
          <table:table-cell/>
          <table:table-cell table:formula="of:=(MAX([.E154:.E158])-MIN([.E154:.E158]))/2" office:value-type="float" office:value="0.108208728954174" calcext:value-type="float">
            <text:p>0.108208728954174</text:p>
          </table:table-cell>
          <table:table-cell table:number-columns-repeated="2"/>
        </table:table-row>
        <table:table-row table:style-name="ro1">
          <table:table-cell office:value-type="time" office:time-value="PT14H52M43.689S" calcext:value-type="time">
            <text:p>14:52:43.6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5824441" calcext:value-type="float">
            <text:p>-5.82E-10</text:p>
          </table:table-cell>
          <table:table-cell table:formula="of:=[.C156]*10^9" office:value-type="float" office:value="-0.5824441" calcext:value-type="float">
            <text:p>-0.5824441</text:p>
          </table:table-cell>
          <table:table-cell table:formula="of:=[.$N$1]*[.D156]" office:value-type="float" office:value="-0.484751405962164" calcext:value-type="float">
            <text:p>-0.484751405962164</text:p>
          </table:table-cell>
          <table:table-cell table:number-columns-repeated="9"/>
        </table:table-row>
        <table:table-row table:style-name="ro1">
          <table:table-cell office:value-type="time" office:time-value="PT14H52M44.072S" calcext:value-type="time">
            <text:p>14:52:44.07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37" calcext:value-type="float">
            <text:p>-7.37E-10</text:p>
          </table:table-cell>
          <table:table-cell table:formula="of:=[.C157]*10^9" office:value-type="float" office:value="-0.737" calcext:value-type="float">
            <text:p>-0.737</text:p>
          </table:table-cell>
          <table:table-cell table:formula="of:=[.$N$1]*[.D157]" office:value-type="float" office:value="-0.613383818625881" calcext:value-type="float">
            <text:p>-0.613383818625881</text:p>
          </table:table-cell>
          <table:table-cell table:number-columns-repeated="9"/>
        </table:table-row>
        <table:table-row table:style-name="ro1">
          <table:table-cell office:value-type="time" office:time-value="PT14H52M44.455S" calcext:value-type="time">
            <text:p>14:52:44.4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07713546" calcext:value-type="float">
            <text:p>-7.71E-10</text:p>
          </table:table-cell>
          <table:table-cell table:formula="of:=[.C158]*10^9" office:value-type="float" office:value="-0.7713546" calcext:value-type="float">
            <text:p>-0.7713546</text:p>
          </table:table-cell>
          <table:table-cell table:formula="of:=[.$N$1]*[.D158]" office:value-type="float" office:value="-0.64197616019354" calcext:value-type="float">
            <text:p>-0.64197616019354</text:p>
          </table:table-cell>
          <table:table-cell table:number-columns-repeated="9"/>
        </table:table-row>
        <table:table-row table:style-name="ro1">
          <table:table-cell office:value-type="time" office:time-value="PT14H52M44.84S" calcext:value-type="time">
            <text:p>14:52:44.8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065545" calcext:value-type="float">
            <text:p>-7.07E-10</text:p>
          </table:table-cell>
          <table:table-cell table:formula="of:=[.C159]*10^9" office:value-type="float" office:value="-0.7065545" calcext:value-type="float">
            <text:p>-0.7065545</text:p>
          </table:table-cell>
          <table:table-cell table:formula="of:=[.$N$1]*[.D159]" office:value-type="float" office:value="-0.588044908110313" calcext:value-type="float">
            <text:p>-0.588044908110313</text:p>
          </table:table-cell>
          <table:table-cell table:number-columns-repeated="9"/>
        </table:table-row>
        <table:table-row table:style-name="ro1">
          <table:table-cell office:value-type="time" office:time-value="PT14H52M45.224S" calcext:value-type="time">
            <text:p>14:52:45.22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866185" calcext:value-type="float">
            <text:p>-7.87E-10</text:p>
          </table:table-cell>
          <table:table-cell table:formula="of:=[.C160]*10^9" office:value-type="float" office:value="-0.7866185" calcext:value-type="float">
            <text:p>-0.7866185</text:p>
          </table:table-cell>
          <table:table-cell table:formula="of:=[.$N$1]*[.D160]" office:value-type="float" office:value="-0.654679863408091" calcext:value-type="float">
            <text:p>-0.654679863408091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0.62826828857665" calcext:value-type="float">
            <text:p>-0.6282682885766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837628580058" calcext:value-type="float">
            <text:p>0.10837628580058</text:p>
          </table:table-cell>
          <table:table-cell/>
          <table:table-cell table:formula="of:=(MAX([.E159:.E163])-MIN([.E159:.E163]))/2" office:value-type="float" office:value="0.130103202194621" calcext:value-type="float">
            <text:p>0.130103202194621</text:p>
          </table:table-cell>
          <table:table-cell table:number-columns-repeated="2"/>
        </table:table-row>
        <table:table-row table:style-name="ro1">
          <table:table-cell office:value-type="time" office:time-value="PT14H52M45.608S" calcext:value-type="time">
            <text:p>14:52:45.6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9284886" calcext:value-type="float">
            <text:p>-9.28E-10</text:p>
          </table:table-cell>
          <table:table-cell table:formula="of:=[.C161]*10^9" office:value-type="float" office:value="-0.9284886" calcext:value-type="float">
            <text:p>-0.9284886</text:p>
          </table:table-cell>
          <table:table-cell table:formula="of:=[.$N$1]*[.D161]" office:value-type="float" office:value="-0.772754251042874" calcext:value-type="float">
            <text:p>-0.772754251042874</text:p>
          </table:table-cell>
          <table:table-cell table:number-columns-repeated="9"/>
        </table:table-row>
        <table:table-row table:style-name="ro1">
          <table:table-cell office:value-type="time" office:time-value="PT14H52M45.992S" calcext:value-type="time">
            <text:p>14:52:45.99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7369168" calcext:value-type="float">
            <text:p>-7.37E-10</text:p>
          </table:table-cell>
          <table:table-cell table:formula="of:=[.C162]*10^9" office:value-type="float" office:value="-0.7369168" calcext:value-type="float">
            <text:p>-0.7369168</text:p>
          </table:table-cell>
          <table:table-cell table:formula="of:=[.$N$1]*[.D162]" office:value-type="float" office:value="-0.613314573668338" calcext:value-type="float">
            <text:p>-0.613314573668338</text:p>
          </table:table-cell>
          <table:table-cell table:number-columns-repeated="9"/>
        </table:table-row>
        <table:table-row table:style-name="ro1">
          <table:table-cell office:value-type="time" office:time-value="PT14H52M46.375S" calcext:value-type="time">
            <text:p>14:52:46.3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06158424" calcext:value-type="float">
            <text:p>-6.16E-10</text:p>
          </table:table-cell>
          <table:table-cell table:formula="of:=[.C163]*10^9" office:value-type="float" office:value="-0.6158424" calcext:value-type="float">
            <text:p>-0.6158424</text:p>
          </table:table-cell>
          <table:table-cell table:formula="of:=[.$N$1]*[.D163]" office:value-type="float" office:value="-0.512547846653633" calcext:value-type="float">
            <text:p>-0.512547846653633</text:p>
          </table:table-cell>
          <table:table-cell table:number-columns-repeated="9"/>
        </table:table-row>
        <table:table-row table:style-name="ro1">
          <table:table-cell office:value-type="time" office:time-value="PT14H52M46.759S" calcext:value-type="time">
            <text:p>14:52:46.7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8851089" calcext:value-type="float">
            <text:p>-8.85E-10</text:p>
          </table:table-cell>
          <table:table-cell table:formula="of:=[.C164]*10^9" office:value-type="float" office:value="-0.8851089" calcext:value-type="float">
            <text:p>-0.8851089</text:p>
          </table:table-cell>
          <table:table-cell table:formula="of:=[.$N$1]*[.D164]" office:value-type="float" office:value="-0.73665057935109" calcext:value-type="float">
            <text:p>-0.73665057935109</text:p>
          </table:table-cell>
          <table:table-cell table:number-columns-repeated="9"/>
        </table:table-row>
        <table:table-row table:style-name="ro1">
          <table:table-cell office:value-type="time" office:time-value="PT14H52M47.134S" calcext:value-type="time">
            <text:p>14:52:47.1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00149" calcext:value-type="float">
            <text:p>-7.00E-10</text:p>
          </table:table-cell>
          <table:table-cell table:formula="of:=[.C165]*10^9" office:value-type="float" office:value="-0.700149" calcext:value-type="float">
            <text:p>-0.700149</text:p>
          </table:table-cell>
          <table:table-cell table:formula="of:=[.$N$1]*[.D165]" office:value-type="float" office:value="-0.582713795423463" calcext:value-type="float">
            <text:p>-0.582713795423463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0.653371749591148" calcext:value-type="float">
            <text:p>-0.653371749591148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0954769735544008" calcext:value-type="float">
            <text:p>0.095476973554401</text:p>
          </table:table-cell>
          <table:table-cell/>
          <table:table-cell table:formula="of:=(MAX([.E164:.E168])-MIN([.E164:.E168]))/2" office:value-type="float" office:value="0.114578224709285" calcext:value-type="float">
            <text:p>0.114578224709285</text:p>
          </table:table-cell>
          <table:table-cell table:number-columns-repeated="2"/>
        </table:table-row>
        <table:table-row table:style-name="ro1">
          <table:table-cell office:value-type="time" office:time-value="PT14H52M47.511S" calcext:value-type="time">
            <text:p>14:52:47.51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6428772" calcext:value-type="float">
            <text:p>-6.43E-10</text:p>
          </table:table-cell>
          <table:table-cell table:formula="of:=[.C166]*10^9" office:value-type="float" office:value="-0.6428772" calcext:value-type="float">
            <text:p>-0.6428772</text:p>
          </table:table-cell>
          <table:table-cell table:formula="of:=[.$N$1]*[.D166]" office:value-type="float" office:value="-0.535048130045474" calcext:value-type="float">
            <text:p>-0.535048130045474</text:p>
          </table:table-cell>
          <table:table-cell table:number-columns-repeated="9"/>
        </table:table-row>
        <table:table-row table:style-name="ro1">
          <table:table-cell office:value-type="time" office:time-value="PT14H52M47.895S" calcext:value-type="time">
            <text:p>14:52:47.9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9182159" calcext:value-type="float">
            <text:p>-9.18E-10</text:p>
          </table:table-cell>
          <table:table-cell table:formula="of:=[.C167]*10^9" office:value-type="float" office:value="-0.9182159" calcext:value-type="float">
            <text:p>-0.9182159</text:p>
          </table:table-cell>
          <table:table-cell table:formula="of:=[.$N$1]*[.D167]" office:value-type="float" office:value="-0.764204579464044" calcext:value-type="float">
            <text:p>-0.764204579464044</text:p>
          </table:table-cell>
          <table:table-cell table:number-columns-repeated="9"/>
        </table:table-row>
        <table:table-row table:style-name="ro1">
          <table:table-cell office:value-type="time" office:time-value="PT14H52M48.278S" calcext:value-type="time">
            <text:p>14:52:48.2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007788828" calcext:value-type="float">
            <text:p>-7.79E-10</text:p>
          </table:table-cell>
          <table:table-cell table:formula="of:=[.C168]*10^9" office:value-type="float" office:value="-0.7788828" calcext:value-type="float">
            <text:p>-0.7788828</text:p>
          </table:table-cell>
          <table:table-cell table:formula="of:=[.$N$1]*[.D168]" office:value-type="float" office:value="-0.648241663671667" calcext:value-type="float">
            <text:p>-0.648241663671667</text:p>
          </table:table-cell>
          <table:table-cell table:number-columns-repeated="9"/>
        </table:table-row>
        <table:table-row table:style-name="ro1">
          <table:table-cell office:value-type="time" office:time-value="PT14H52M48.662S" calcext:value-type="time">
            <text:p>14:52:48.6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363339" calcext:value-type="float">
            <text:p>-7.36E-10</text:p>
          </table:table-cell>
          <table:table-cell table:formula="of:=[.C169]*10^9" office:value-type="float" office:value="-0.7363339" calcext:value-type="float">
            <text:p>-0.7363339</text:p>
          </table:table-cell>
          <table:table-cell table:formula="of:=[.$N$1]*[.D169]" office:value-type="float" office:value="-0.61282944282997" calcext:value-type="float">
            <text:p>-0.61282944282997</text:p>
          </table:table-cell>
          <table:table-cell table:number-columns-repeated="9"/>
        </table:table-row>
        <table:table-row table:style-name="ro1">
          <table:table-cell office:value-type="time" office:time-value="PT14H52M49.045S" calcext:value-type="time">
            <text:p>14:52:49.05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008429" calcext:value-type="float">
            <text:p>-1.01E-09</text:p>
          </table:table-cell>
          <table:table-cell table:formula="of:=[.C170]*10^9" office:value-type="float" office:value="-1.008429" calcext:value-type="float">
            <text:p>-1.008429</text:p>
          </table:table-cell>
          <table:table-cell table:formula="of:=[.$N$1]*[.D170]" office:value-type="float" office:value="-0.839286337629686" calcext:value-type="float">
            <text:p>-0.839286337629686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0.722568668445506" calcext:value-type="float">
            <text:p>-0.722568668445506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112780385150682" calcext:value-type="float">
            <text:p>0.112780385150682</text:p>
          </table:table-cell>
          <table:table-cell/>
          <table:table-cell table:formula="of:=(MAX([.E169:.E173])-MIN([.E169:.E173]))/2" office:value-type="float" office:value="0.135363863130796" calcext:value-type="float">
            <text:p>0.135363863130796</text:p>
          </table:table-cell>
          <table:table-cell table:number-columns-repeated="2"/>
        </table:table-row>
        <table:table-row table:style-name="ro1">
          <table:table-cell office:value-type="time" office:time-value="PT14H52M49.421S" calcext:value-type="time">
            <text:p>14:52:49.42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7348381" calcext:value-type="float">
            <text:p>-7.35E-10</text:p>
          </table:table-cell>
          <table:table-cell table:formula="of:=[.C171]*10^9" office:value-type="float" office:value="-0.7348381" calcext:value-type="float">
            <text:p>-0.7348381</text:p>
          </table:table-cell>
          <table:table-cell table:formula="of:=[.$N$1]*[.D171]" office:value-type="float" office:value="-0.611584531682208" calcext:value-type="float">
            <text:p>-0.611584531682208</text:p>
          </table:table-cell>
          <table:table-cell table:number-columns-repeated="9"/>
        </table:table-row>
        <table:table-row table:style-name="ro1">
          <table:table-cell office:value-type="time" office:time-value="PT14H52M49.798S" calcext:value-type="time">
            <text:p>14:52:49.8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08012182" calcext:value-type="float">
            <text:p>-8.01E-10</text:p>
          </table:table-cell>
          <table:table-cell table:formula="of:=[.C172]*10^9" office:value-type="float" office:value="-0.8012182" calcext:value-type="float">
            <text:p>-0.8012182</text:p>
          </table:table-cell>
          <table:table-cell table:formula="of:=[.$N$1]*[.D172]" office:value-type="float" office:value="-0.666830772141866" calcext:value-type="float">
            <text:p>-0.666830772141866</text:p>
          </table:table-cell>
          <table:table-cell table:number-columns-repeated="9"/>
        </table:table-row>
        <table:table-row table:style-name="ro1">
          <table:table-cell office:value-type="time" office:time-value="PT14H52M50.181S" calcext:value-type="time">
            <text:p>14:52:50.1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01060126" calcext:value-type="float">
            <text:p>-1.06E-09</text:p>
          </table:table-cell>
          <table:table-cell table:formula="of:=[.C173]*10^9" office:value-type="float" office:value="-1.060126" calcext:value-type="float">
            <text:p>-1.060126</text:p>
          </table:table-cell>
          <table:table-cell table:formula="of:=[.$N$1]*[.D173]" office:value-type="float" office:value="-0.882312257943801" calcext:value-type="float">
            <text:p>-0.882312257943801</text:p>
          </table:table-cell>
          <table:table-cell table:number-columns-repeated="9"/>
        </table:table-row>
        <table:table-row table:style-name="ro1">
          <table:table-cell office:value-type="time" office:time-value="PT14H52M50.565S" calcext:value-type="time">
            <text:p>14:52:50.5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354059" calcext:value-type="float">
            <text:p>-8.35E-10</text:p>
          </table:table-cell>
          <table:table-cell table:formula="of:=[.C174]*10^9" office:value-type="float" office:value="-0.8354059" calcext:value-type="float">
            <text:p>-0.8354059</text:p>
          </table:table-cell>
          <table:table-cell table:formula="of:=[.$N$1]*[.D174]" office:value-type="float" office:value="-0.695284207658875" calcext:value-type="float">
            <text:p>-0.695284207658875</text:p>
          </table:table-cell>
          <table:table-cell table:number-columns-repeated="9"/>
        </table:table-row>
        <table:table-row table:style-name="ro1">
          <table:table-cell office:value-type="time" office:time-value="PT14H52M50.948S" calcext:value-type="time">
            <text:p>14:52:50.9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084041" calcext:value-type="float">
            <text:p>-1.08E-09</text:p>
          </table:table-cell>
          <table:table-cell table:formula="of:=[.C175]*10^9" office:value-type="float" office:value="-1.084041" calcext:value-type="float">
            <text:p>-1.084041</text:p>
          </table:table-cell>
          <table:table-cell table:formula="of:=[.$N$1]*[.D175]" office:value-type="float" office:value="-0.90221602188198" calcext:value-type="float">
            <text:p>-0.90221602188198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0.798445595088749" calcext:value-type="float">
            <text:p>-0.798445595088749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086304791279672" calcext:value-type="float">
            <text:p>0.086304791279672</text:p>
          </table:table-cell>
          <table:table-cell/>
          <table:table-cell table:formula="of:=(MAX([.E174:.E178])-MIN([.E174:.E178]))/2" office:value-type="float" office:value="0.103465907111552" calcext:value-type="float">
            <text:p>0.103465907111552</text:p>
          </table:table-cell>
          <table:table-cell table:number-columns-repeated="2"/>
        </table:table-row>
        <table:table-row table:style-name="ro1">
          <table:table-cell office:value-type="time" office:time-value="PT14H52M51.332S" calcext:value-type="time">
            <text:p>14:52:51.33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8609434" calcext:value-type="float">
            <text:p>-8.61E-10</text:p>
          </table:table-cell>
          <table:table-cell table:formula="of:=[.C176]*10^9" office:value-type="float" office:value="-0.8609434" calcext:value-type="float">
            <text:p>-0.8609434</text:p>
          </table:table-cell>
          <table:table-cell table:formula="of:=[.$N$1]*[.D176]" office:value-type="float" office:value="-0.716538331496268" calcext:value-type="float">
            <text:p>-0.716538331496268</text:p>
          </table:table-cell>
          <table:table-cell table:number-columns-repeated="9"/>
        </table:table-row>
        <table:table-row table:style-name="ro1">
          <table:table-cell office:value-type="time" office:time-value="PT14H52M51.715S" calcext:value-type="time">
            <text:p>14:52:51.7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09615535" calcext:value-type="float">
            <text:p>-9.62E-10</text:p>
          </table:table-cell>
          <table:table-cell table:formula="of:=[.C177]*10^9" office:value-type="float" office:value="-0.9615535" calcext:value-type="float">
            <text:p>-0.9615535</text:p>
          </table:table-cell>
          <table:table-cell table:formula="of:=[.$N$1]*[.D177]" office:value-type="float" office:value="-0.800273212541494" calcext:value-type="float">
            <text:p>-0.800273212541494</text:p>
          </table:table-cell>
          <table:table-cell table:number-columns-repeated="9"/>
        </table:table-row>
        <table:table-row table:style-name="ro1">
          <table:table-cell office:value-type="time" office:time-value="PT14H52M52.099S" calcext:value-type="time">
            <text:p>14:52:52.1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01054844" calcext:value-type="float">
            <text:p>-1.05E-09</text:p>
          </table:table-cell>
          <table:table-cell table:formula="of:=[.C178]*10^9" office:value-type="float" office:value="-1.054844" calcext:value-type="float">
            <text:p>-1.054844</text:p>
          </table:table-cell>
          <table:table-cell table:formula="of:=[.$N$1]*[.D178]" office:value-type="float" office:value="-0.877916201865128" calcext:value-type="float">
            <text:p>-0.877916201865128</text:p>
          </table:table-cell>
          <table:table-cell table:number-columns-repeated="9"/>
        </table:table-row>
        <table:table-row table:style-name="ro1">
          <table:table-cell office:value-type="time" office:time-value="PT14H52M52.484S" calcext:value-type="time">
            <text:p>14:52:52.48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040079" calcext:value-type="float">
            <text:p>-1.04E-09</text:p>
          </table:table-cell>
          <table:table-cell table:formula="of:=[.C179]*10^9" office:value-type="float" office:value="-1.040079" calcext:value-type="float">
            <text:p>-1.040079</text:p>
          </table:table-cell>
          <table:table-cell table:formula="of:=[.$N$1]*[.D179]" office:value-type="float" office:value="-0.865627718714502" calcext:value-type="float">
            <text:p>-0.865627718714502</text:p>
          </table:table-cell>
          <table:table-cell table:number-columns-repeated="9"/>
        </table:table-row>
        <table:table-row table:style-name="ro1">
          <table:table-cell office:value-type="time" office:time-value="PT14H52M52.867S" calcext:value-type="time">
            <text:p>14:52:52.87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9694158" calcext:value-type="float">
            <text:p>-9.69E-10</text:p>
          </table:table-cell>
          <table:table-cell table:formula="of:=[.C180]*10^9" office:value-type="float" office:value="-0.9694158" calcext:value-type="float">
            <text:p>-0.9694158</text:p>
          </table:table-cell>
          <table:table-cell table:formula="of:=[.$N$1]*[.D180]" office:value-type="float" office:value="-0.806816777802257" calcext:value-type="float">
            <text:p>-0.806816777802257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0.870945015700688" calcext:value-type="float">
            <text:p>-0.870945015700688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0.107471301967901" calcext:value-type="float">
            <text:p>0.107471301967901</text:p>
          </table:table-cell>
          <table:table-cell/>
          <table:table-cell table:formula="of:=(MAX([.E179:.E183])-MIN([.E179:.E183]))/2" office:value-type="float" office:value="0.128908518609212" calcext:value-type="float">
            <text:p>0.128908518609212</text:p>
          </table:table-cell>
          <table:table-cell table:number-columns-repeated="2"/>
        </table:table-row>
        <table:table-row table:style-name="ro1">
          <table:table-cell office:value-type="time" office:time-value="PT14H52M53.251S" calcext:value-type="time">
            <text:p>14:52:53.25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19139" calcext:value-type="float">
            <text:p>-1.19E-09</text:p>
          </table:table-cell>
          <table:table-cell table:formula="of:=[.C181]*10^9" office:value-type="float" office:value="-1.19139" calcext:value-type="float">
            <text:p>-1.19139</text:p>
          </table:table-cell>
          <table:table-cell table:formula="of:=[.$N$1]*[.D181]" office:value-type="float" office:value="-0.991559494806905" calcext:value-type="float">
            <text:p>-0.991559494806905</text:p>
          </table:table-cell>
          <table:table-cell table:number-columns-repeated="9"/>
        </table:table-row>
        <table:table-row table:style-name="ro1">
          <table:table-cell office:value-type="time" office:time-value="PT14H52M53.634S" calcext:value-type="time">
            <text:p>14:52:53.63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08816147" calcext:value-type="float">
            <text:p>-8.82E-10</text:p>
          </table:table-cell>
          <table:table-cell table:formula="of:=[.C182]*10^9" office:value-type="float" office:value="-0.8816147" calcext:value-type="float">
            <text:p>-0.8816147</text:p>
          </table:table-cell>
          <table:table-cell table:formula="of:=[.$N$1]*[.D182]" office:value-type="float" office:value="-0.733742457588481" calcext:value-type="float">
            <text:p>-0.733742457588481</text:p>
          </table:table-cell>
          <table:table-cell table:number-columns-repeated="9"/>
        </table:table-row>
        <table:table-row table:style-name="ro1">
          <table:table-cell office:value-type="time" office:time-value="PT14H52M54.019S" calcext:value-type="time">
            <text:p>14:52:54.0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00114984" calcext:value-type="float">
            <text:p>-1.15E-09</text:p>
          </table:table-cell>
          <table:table-cell table:formula="of:=[.C183]*10^9" office:value-type="float" office:value="-1.14984" calcext:value-type="float">
            <text:p>-1.14984</text:p>
          </table:table-cell>
          <table:table-cell table:formula="of:=[.$N$1]*[.D183]" office:value-type="float" office:value="-0.956978629591294" calcext:value-type="float">
            <text:p>-0.956978629591294</text:p>
          </table:table-cell>
          <table:table-cell table:number-columns-repeated="9"/>
        </table:table-row>
        <table:table-row table:style-name="ro1">
          <table:table-cell office:value-type="time" office:time-value="PT14H52M54.403S" calcext:value-type="time">
            <text:p>14:52:54.40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72024" calcext:value-type="float">
            <text:p>-1.37E-09</text:p>
          </table:table-cell>
          <table:table-cell table:formula="of:=[.C184]*10^9" office:value-type="float" office:value="-1.372024" calcext:value-type="float">
            <text:p>-1.372024</text:p>
          </table:table-cell>
          <table:table-cell table:formula="of:=[.$N$1]*[.D184]" office:value-type="float" office:value="-1.14189595707782" calcext:value-type="float">
            <text:p>-1.14189595707782</text:p>
          </table:table-cell>
          <table:table-cell table:number-columns-repeated="9"/>
        </table:table-row>
        <table:table-row table:style-name="ro1">
          <table:table-cell office:value-type="time" office:time-value="PT14H52M54.786S" calcext:value-type="time">
            <text:p>14:52:54.7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207114" calcext:value-type="float">
            <text:p>-1.21E-09</text:p>
          </table:table-cell>
          <table:table-cell table:formula="of:=[.C185]*10^9" office:value-type="float" office:value="-1.207114" calcext:value-type="float">
            <text:p>-1.207114</text:p>
          </table:table-cell>
          <table:table-cell table:formula="of:=[.$N$1]*[.D185]" office:value-type="float" office:value="-1.00464612596576" calcext:value-type="float">
            <text:p>-1.0046461259657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1.05867317245539" calcext:value-type="float">
            <text:p>-1.05867317245539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0.111468410107945" calcext:value-type="float">
            <text:p>0.111468410107945</text:p>
          </table:table-cell>
          <table:table-cell/>
          <table:table-cell table:formula="of:=(MAX([.E184:.E188])-MIN([.E184:.E188]))/2" office:value-type="float" office:value="0.133616967654399" calcext:value-type="float">
            <text:p>0.133616967654399</text:p>
          </table:table-cell>
          <table:table-cell table:number-columns-repeated="2"/>
        </table:table-row>
        <table:table-row table:style-name="ro1">
          <table:table-cell office:value-type="time" office:time-value="PT14H52M55.17S" calcext:value-type="time">
            <text:p>14:52:55.1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33178" calcext:value-type="float">
            <text:p>-1.33E-09</text:p>
          </table:table-cell>
          <table:table-cell table:formula="of:=[.C186]*10^9" office:value-type="float" office:value="-1.333178" calcext:value-type="float">
            <text:p>-1.333178</text:p>
          </table:table-cell>
          <table:table-cell table:formula="of:=[.$N$1]*[.D186]" office:value-type="float" office:value="-1.10956555298238" calcext:value-type="float">
            <text:p>-1.10956555298238</text:p>
          </table:table-cell>
          <table:table-cell table:number-columns-repeated="9"/>
        </table:table-row>
        <table:table-row table:style-name="ro1">
          <table:table-cell office:value-type="time" office:time-value="PT14H52M55.554S" calcext:value-type="time">
            <text:p>14:52:55.55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06337" calcext:value-type="float">
            <text:p>-1.06E-09</text:p>
          </table:table-cell>
          <table:table-cell table:formula="of:=[.C187]*10^9" office:value-type="float" office:value="-1.06337" calcext:value-type="float">
            <text:p>-1.06337</text:p>
          </table:table-cell>
          <table:table-cell table:formula="of:=[.$N$1]*[.D187]" office:value-type="float" office:value="-0.885012145471104" calcext:value-type="float">
            <text:p>-0.885012145471104</text:p>
          </table:table-cell>
          <table:table-cell table:number-columns-repeated="9"/>
        </table:table-row>
        <table:table-row table:style-name="ro1">
          <table:table-cell office:value-type="time" office:time-value="PT14H52M55.938S" calcext:value-type="time">
            <text:p>14:52:55.9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00138446" calcext:value-type="float">
            <text:p>-1.38E-09</text:p>
          </table:table-cell>
          <table:table-cell table:formula="of:=[.C188]*10^9" office:value-type="float" office:value="-1.38446" calcext:value-type="float">
            <text:p>-1.38446</text:p>
          </table:table-cell>
          <table:table-cell table:formula="of:=[.$N$1]*[.D188]" office:value-type="float" office:value="-1.1522460807799" calcext:value-type="float">
            <text:p>-1.1522460807799</text:p>
          </table:table-cell>
          <table:table-cell table:number-columns-repeated="9"/>
        </table:table-row>
        <table:table-row table:style-name="ro1">
          <table:table-cell office:value-type="time" office:time-value="PT14H52M56.322S" calcext:value-type="time">
            <text:p>14:52:56.3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84668" calcext:value-type="float">
            <text:p>-1.38E-09</text:p>
          </table:table-cell>
          <table:table-cell table:formula="of:=[.C189]*10^9" office:value-type="float" office:value="-1.384668" calcext:value-type="float">
            <text:p>-1.384668</text:p>
          </table:table-cell>
          <table:table-cell table:formula="of:=[.$N$1]*[.D189]" office:value-type="float" office:value="-1.15241919317376" calcext:value-type="float">
            <text:p>-1.15241919317376</text:p>
          </table:table-cell>
          <table:table-cell table:number-columns-repeated="9"/>
        </table:table-row>
        <table:table-row table:style-name="ro1">
          <table:table-cell office:value-type="time" office:time-value="PT14H52M56.705S" calcext:value-type="time">
            <text:p>14:52:56.7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42027" calcext:value-type="float">
            <text:p>-1.42E-09</text:p>
          </table:table-cell>
          <table:table-cell table:formula="of:=[.C190]*10^9" office:value-type="float" office:value="-1.42027" calcext:value-type="float">
            <text:p>-1.42027</text:p>
          </table:table-cell>
          <table:table-cell table:formula="of:=[.$N$1]*[.D190]" office:value-type="float" office:value="-1.1820497097419" calcext:value-type="float">
            <text:p>-1.1820497097419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1.16709629445119" calcext:value-type="float">
            <text:p>-1.16709629445119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0.0968379145293721" calcext:value-type="float">
            <text:p>0.096837914529372</text:p>
          </table:table-cell>
          <table:table-cell/>
          <table:table-cell table:formula="of:=(MAX([.E189:.E193])-MIN([.E189:.E193]))/2" office:value-type="float" office:value="0.115911647891119" calcext:value-type="float">
            <text:p>0.115911647891119</text:p>
          </table:table-cell>
          <table:table-cell table:number-columns-repeated="2"/>
        </table:table-row>
        <table:table-row table:style-name="ro1">
          <table:table-cell office:value-type="time" office:time-value="PT14H52M57.089S" calcext:value-type="time">
            <text:p>14:52:57.0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580401" calcext:value-type="float">
            <text:p>-1.58E-09</text:p>
          </table:table-cell>
          <table:table-cell table:formula="of:=[.C191]*10^9" office:value-type="float" office:value="-1.580401" calcext:value-type="float">
            <text:p>-1.580401</text:p>
          </table:table-cell>
          <table:table-cell table:formula="of:=[.$N$1]*[.D191]" office:value-type="float" office:value="-1.31532211715083" calcext:value-type="float">
            <text:p>-1.31532211715083</text:p>
          </table:table-cell>
          <table:table-cell table:number-columns-repeated="9"/>
        </table:table-row>
        <table:table-row table:style-name="ro1">
          <table:table-cell office:value-type="time" office:time-value="PT14H52M57.473S" calcext:value-type="time">
            <text:p>14:52:57.47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01858" calcext:value-type="float">
            <text:p>-1.30E-09</text:p>
          </table:table-cell>
          <table:table-cell table:formula="of:=[.C192]*10^9" office:value-type="float" office:value="-1.301858" calcext:value-type="float">
            <text:p>-1.301858</text:p>
          </table:table-cell>
          <table:table-cell table:formula="of:=[.$N$1]*[.D192]" office:value-type="float" office:value="-1.08349882136859" calcext:value-type="float">
            <text:p>-1.08349882136859</text:p>
          </table:table-cell>
          <table:table-cell table:number-columns-repeated="9"/>
        </table:table-row>
        <table:table-row table:style-name="ro1">
          <table:table-cell office:value-type="time" office:time-value="PT14H52M57.856S" calcext:value-type="time">
            <text:p>14:52:57.8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001324318" calcext:value-type="float">
            <text:p>-1.32E-09</text:p>
          </table:table-cell>
          <table:table-cell table:formula="of:=[.C193]*10^9" office:value-type="float" office:value="-1.324318" calcext:value-type="float">
            <text:p>-1.324318</text:p>
          </table:table-cell>
          <table:table-cell table:formula="of:=[.$N$1]*[.D193]" office:value-type="float" office:value="-1.10219163082088" calcext:value-type="float">
            <text:p>-1.10219163082088</text:p>
          </table:table-cell>
          <table:table-cell table:number-columns-repeated="9"/>
        </table:table-row>
        <table:table-row table:style-name="ro1">
          <table:table-cell office:value-type="time" office:time-value="PT14H52M58.24S" calcext:value-type="time">
            <text:p>14:52:58.2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8777" calcext:value-type="float">
            <text:p>-1.88E-09</text:p>
          </table:table-cell>
          <table:table-cell table:formula="of:=[.C194]*10^9" office:value-type="float" office:value="-1.8777" calcext:value-type="float">
            <text:p>-1.8777</text:p>
          </table:table-cell>
          <table:table-cell table:formula="of:=[.$N$1]*[.D194]" office:value-type="float" office:value="-1.56275549014087" calcext:value-type="float">
            <text:p>-1.56275549014087</text:p>
          </table:table-cell>
          <table:table-cell table:number-columns-repeated="9"/>
        </table:table-row>
        <table:table-row table:style-name="ro1">
          <table:table-cell office:value-type="time" office:time-value="PT14H52M58.623S" calcext:value-type="time">
            <text:p>14:52:58.62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620951" calcext:value-type="float">
            <text:p>-1.62E-09</text:p>
          </table:table-cell>
          <table:table-cell table:formula="of:=[.C195]*10^9" office:value-type="float" office:value="-1.620951" calcext:value-type="float">
            <text:p>-1.620951</text:p>
          </table:table-cell>
          <table:table-cell table:formula="of:=[.$N$1]*[.D195]" office:value-type="float" office:value="-1.34907071124212" calcext:value-type="float">
            <text:p>-1.3490707112421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1.46661186276755" calcext:value-type="float">
            <text:p>-1.46661186276755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0.0895512519394877" calcext:value-type="float">
            <text:p>0.089551251939488</text:p>
          </table:table-cell>
          <table:table-cell/>
          <table:table-cell table:formula="of:=(MAX([.E194:.E198])-MIN([.E194:.E198]))/2" office:value-type="float" office:value="0.106842389449374" calcext:value-type="float">
            <text:p>0.106842389449374</text:p>
          </table:table-cell>
          <table:table-cell table:number-columns-repeated="2"/>
        </table:table-row>
        <table:table-row table:style-name="ro1">
          <table:table-cell office:value-type="time" office:time-value="PT14H52M59.008S" calcext:value-type="time">
            <text:p>14:52:59.0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68467" calcext:value-type="float">
            <text:p>-1.68E-09</text:p>
          </table:table-cell>
          <table:table-cell table:formula="of:=[.C196]*10^9" office:value-type="float" office:value="-1.68467" calcext:value-type="float">
            <text:p>-1.68467</text:p>
          </table:table-cell>
          <table:table-cell table:formula="of:=[.$N$1]*[.D196]" office:value-type="float" office:value="-1.40210219501284" calcext:value-type="float">
            <text:p>-1.40210219501284</text:p>
          </table:table-cell>
          <table:table-cell table:number-columns-repeated="9"/>
        </table:table-row>
        <table:table-row table:style-name="ro1">
          <table:table-cell office:value-type="time" office:time-value="PT14H52M59.392S" calcext:value-type="time">
            <text:p>14:52:59.39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836147" calcext:value-type="float">
            <text:p>-1.84E-09</text:p>
          </table:table-cell>
          <table:table-cell table:formula="of:=[.C197]*10^9" office:value-type="float" office:value="-1.836147" calcext:value-type="float">
            <text:p>-1.836147</text:p>
          </table:table-cell>
          <table:table-cell table:formula="of:=[.$N$1]*[.D197]" office:value-type="float" office:value="-1.52817212811188" calcext:value-type="float">
            <text:p>-1.52817212811188</text:p>
          </table:table-cell>
          <table:table-cell table:number-columns-repeated="9"/>
        </table:table-row>
        <table:table-row table:style-name="ro1">
          <table:table-cell office:value-type="time" office:time-value="PT14H52M59.775S" calcext:value-type="time">
            <text:p>14:52:59.7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001791434" calcext:value-type="float">
            <text:p>-1.79E-09</text:p>
          </table:table-cell>
          <table:table-cell table:formula="of:=[.C198]*10^9" office:value-type="float" office:value="-1.791434" calcext:value-type="float">
            <text:p>-1.791434</text:p>
          </table:table-cell>
          <table:table-cell table:formula="of:=[.$N$1]*[.D198]" office:value-type="float" office:value="-1.49095878933004" calcext:value-type="float">
            <text:p>-1.49095878933004</text:p>
          </table:table-cell>
          <table:table-cell table:number-columns-repeated="9"/>
        </table:table-row>
        <table:table-row table:style-name="ro1">
          <table:table-cell office:value-type="time" office:time-value="PT14H53M00.159S" calcext:value-type="time">
            <text:p>14:53:00.1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2214258" calcext:value-type="float">
            <text:p>-2.21E-09</text:p>
          </table:table-cell>
          <table:table-cell table:formula="of:=[.C199]*10^9" office:value-type="float" office:value="-2.214258" calcext:value-type="float">
            <text:p>-2.214258</text:p>
          </table:table-cell>
          <table:table-cell table:formula="of:=[.$N$1]*[.D199]" office:value-type="float" office:value="-1.84286299520069" calcext:value-type="float">
            <text:p>-1.84286299520069</text:p>
          </table:table-cell>
          <table:table-cell table:number-columns-repeated="9"/>
        </table:table-row>
        <table:table-row table:style-name="ro1">
          <table:table-cell office:value-type="time" office:time-value="PT14H53M00.543S" calcext:value-type="time">
            <text:p>14:53:00.54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2503196" calcext:value-type="float">
            <text:p>-2.50E-09</text:p>
          </table:table-cell>
          <table:table-cell table:formula="of:=[.C200]*10^9" office:value-type="float" office:value="-2.503196" calcext:value-type="float">
            <text:p>-2.503196</text:p>
          </table:table-cell>
          <table:table-cell table:formula="of:=[.$N$1]*[.D200]" office:value-type="float" office:value="-2.08333774932026" calcext:value-type="float">
            <text:p>-2.08333774932026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1.93208129454851" calcext:value-type="float">
            <text:p>-1.93208129454851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0.108405793148158" calcext:value-type="float">
            <text:p>0.108405793148158</text:p>
          </table:table-cell>
          <table:table-cell/>
          <table:table-cell table:formula="of:=(MAX([.E199:.E203])-MIN([.E199:.E203]))/2" office:value-type="float" office:value="0.129168062359331" calcext:value-type="float">
            <text:p>0.129168062359331</text:p>
          </table:table-cell>
          <table:table-cell table:number-columns-repeated="2"/>
        </table:table-row>
        <table:table-row table:style-name="ro1">
          <table:table-cell office:value-type="time" office:time-value="PT14H53M00.927S" calcext:value-type="time">
            <text:p>14:53:00.9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2309919" calcext:value-type="float">
            <text:p>-2.31E-09</text:p>
          </table:table-cell>
          <table:table-cell table:formula="of:=[.C201]*10^9" office:value-type="float" office:value="-2.309919" calcext:value-type="float">
            <text:p>-2.309919</text:p>
          </table:table-cell>
          <table:table-cell table:formula="of:=[.$N$1]*[.D201]" office:value-type="float" office:value="-1.92247888322453" calcext:value-type="float">
            <text:p>-1.92247888322453</text:p>
          </table:table-cell>
          <table:table-cell table:number-columns-repeated="9"/>
        </table:table-row>
        <table:table-row table:style-name="ro1">
          <table:table-cell office:value-type="time" office:time-value="PT14H53M01.311S" calcext:value-type="time">
            <text:p>14:53:01.31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2192797" calcext:value-type="float">
            <text:p>-2.19E-09</text:p>
          </table:table-cell>
          <table:table-cell table:formula="of:=[.C202]*10^9" office:value-type="float" office:value="-2.192797" calcext:value-type="float">
            <text:p>-2.192797</text:p>
          </table:table-cell>
          <table:table-cell table:formula="of:=[.$N$1]*[.D202]" office:value-type="float" office:value="-1.8250016246016" calcext:value-type="float">
            <text:p>-1.8250016246016</text:p>
          </table:table-cell>
          <table:table-cell table:number-columns-repeated="9"/>
        </table:table-row>
        <table:table-row table:style-name="ro1">
          <table:table-cell office:value-type="time" office:time-value="PT14H53M01.695S" calcext:value-type="time">
            <text:p>14:53:01.7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002387113" calcext:value-type="float">
            <text:p>-2.39E-09</text:p>
          </table:table-cell>
          <table:table-cell table:formula="of:=[.C203]*10^9" office:value-type="float" office:value="-2.387113" calcext:value-type="float">
            <text:p>-2.387113</text:p>
          </table:table-cell>
          <table:table-cell table:formula="of:=[.$N$1]*[.D203]" office:value-type="float" office:value="-1.9867252203955" calcext:value-type="float">
            <text:p>-1.9867252203955</text:p>
          </table:table-cell>
          <table:table-cell table:number-columns-repeated="9"/>
        </table:table-row>
        <table:table-row table:style-name="ro1">
          <table:table-cell office:value-type="time" office:time-value="PT14H53M02.079S" calcext:value-type="time">
            <text:p>14:53:02.0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3741347" calcext:value-type="float">
            <text:p>-3.74E-09</text:p>
          </table:table-cell>
          <table:table-cell table:formula="of:=[.C204]*10^9" office:value-type="float" office:value="-3.741347" calcext:value-type="float">
            <text:p>-3.741347</text:p>
          </table:table-cell>
          <table:table-cell table:formula="of:=[.$N$1]*[.D204]" office:value-type="float" office:value="-3.11381507417162" calcext:value-type="float">
            <text:p>-3.11381507417162</text:p>
          </table:table-cell>
          <table:table-cell table:number-columns-repeated="9"/>
        </table:table-row>
        <table:table-row table:style-name="ro1">
          <table:table-cell office:value-type="time" office:time-value="PT14H53M02.462S" calcext:value-type="time">
            <text:p>14:53:02.46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3439806" calcext:value-type="float">
            <text:p>-3.44E-09</text:p>
          </table:table-cell>
          <table:table-cell table:formula="of:=[.C205]*10^9" office:value-type="float" office:value="-3.439806" calcext:value-type="float">
            <text:p>-3.439806</text:p>
          </table:table-cell>
          <table:table-cell table:formula="of:=[.$N$1]*[.D205]" office:value-type="float" office:value="-2.86285120707221" calcext:value-type="float">
            <text:p>-2.86285120707221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3.01119238254968" calcext:value-type="float">
            <text:p>-3.01119238254968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0.111095007299189" calcext:value-type="float">
            <text:p>0.111095007299189</text:p>
          </table:table-cell>
          <table:table-cell/>
          <table:table-cell table:formula="of:=(MAX([.E204:.E208])-MIN([.E204:.E208]))/2" office:value-type="float" office:value="0.130898354026799" calcext:value-type="float">
            <text:p>0.130898354026799</text:p>
          </table:table-cell>
          <table:table-cell table:number-columns-repeated="2"/>
        </table:table-row>
        <table:table-row table:style-name="ro1">
          <table:table-cell office:value-type="time" office:time-value="PT14H53M02.846S" calcext:value-type="time">
            <text:p>14:53:02.8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3499863" calcext:value-type="float">
            <text:p>-3.50E-09</text:p>
          </table:table-cell>
          <table:table-cell table:formula="of:=[.C206]*10^9" office:value-type="float" office:value="-3.499863" calcext:value-type="float">
            <text:p>-3.499863</text:p>
          </table:table-cell>
          <table:table-cell table:formula="of:=[.$N$1]*[.D206]" office:value-type="float" office:value="-2.91283491398566" calcext:value-type="float">
            <text:p>-2.91283491398566</text:p>
          </table:table-cell>
          <table:table-cell table:number-columns-repeated="9"/>
        </table:table-row>
        <table:table-row table:style-name="ro1">
          <table:table-cell office:value-type="time" office:time-value="PT14H53M03.23S" calcext:value-type="time">
            <text:p>14:53:03.23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3754363" calcext:value-type="float">
            <text:p>-3.75E-09</text:p>
          </table:table-cell>
          <table:table-cell table:formula="of:=[.C207]*10^9" office:value-type="float" office:value="-3.754363" calcext:value-type="float">
            <text:p>-3.754363</text:p>
          </table:table-cell>
          <table:table-cell table:formula="of:=[.$N$1]*[.D207]" office:value-type="float" office:value="-3.12464791512581" calcext:value-type="float">
            <text:p>-3.12464791512581</text:p>
          </table:table-cell>
          <table:table-cell table:number-columns-repeated="9"/>
        </table:table-row>
        <table:table-row table:style-name="ro1">
          <table:table-cell office:value-type="time" office:time-value="PT14H53M03.614S" calcext:value-type="time">
            <text:p>14:53:03.6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003654834" calcext:value-type="float">
            <text:p>-3.65E-09</text:p>
          </table:table-cell>
          <table:table-cell table:formula="of:=[.C208]*10^9" office:value-type="float" office:value="-3.654834" calcext:value-type="float">
            <text:p>-3.654834</text:p>
          </table:table-cell>
          <table:table-cell table:formula="of:=[.$N$1]*[.D208]" office:value-type="float" office:value="-3.04181280239309" calcext:value-type="float">
            <text:p>-3.04181280239309</text:p>
          </table:table-cell>
          <table:table-cell table:number-columns-repeated="9"/>
        </table:table-row>
        <table:table-row table:style-name="ro1">
          <table:table-cell office:value-type="time" office:time-value="PT14H53M03.998S" calcext:value-type="time">
            <text:p>14:53:04.0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06260106" calcext:value-type="float">
            <text:p>-6.26E-09</text:p>
          </table:table-cell>
          <table:table-cell table:formula="of:=[.C209]*10^9" office:value-type="float" office:value="-6.260106" calcext:value-type="float">
            <text:p>-6.260106</text:p>
          </table:table-cell>
          <table:table-cell table:formula="of:=[.$N$1]*[.D209]" office:value-type="float" office:value="-5.21010545899972" calcext:value-type="float">
            <text:p>-5.21010545899972</text:p>
          </table:table-cell>
          <table:table-cell table:number-columns-repeated="9"/>
        </table:table-row>
        <table:table-row table:style-name="ro1">
          <table:table-cell office:value-type="time" office:time-value="PT14H53M04.382S" calcext:value-type="time">
            <text:p>14:53:04.38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0652983" calcext:value-type="float">
            <text:p>-6.53E-09</text:p>
          </table:table-cell>
          <table:table-cell table:formula="of:=[.C210]*10^9" office:value-type="float" office:value="-6.52983" calcext:value-type="float">
            <text:p>-6.52983</text:p>
          </table:table-cell>
          <table:table-cell table:formula="of:=[.$N$1]*[.D210]" office:value-type="float" office:value="-5.43458895573655" calcext:value-type="float">
            <text:p>-5.43458895573655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5.33410336990764" calcext:value-type="float">
            <text:p>-5.33410336990764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0.103426693948232" calcext:value-type="float">
            <text:p>0.103426693948232</text:p>
          </table:table-cell>
          <table:table-cell/>
          <table:table-cell table:formula="of:=(MAX([.E209:.E213])-MIN([.E209:.E213]))/2" office:value-type="float" office:value="0.115316574037228" calcext:value-type="float">
            <text:p>0.115316574037228</text:p>
          </table:table-cell>
          <table:table-cell table:number-columns-repeated="2"/>
        </table:table-row>
        <table:table-row table:style-name="ro1">
          <table:table-cell office:value-type="time" office:time-value="PT14H53M04.765S" calcext:value-type="time">
            <text:p>14:53:04.7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06387999" calcext:value-type="float">
            <text:p>-6.39E-09</text:p>
          </table:table-cell>
          <table:table-cell table:formula="of:=[.C211]*10^9" office:value-type="float" office:value="-6.387999" calcext:value-type="float">
            <text:p>-6.387999</text:p>
          </table:table-cell>
          <table:table-cell table:formula="of:=[.$N$1]*[.D211]" office:value-type="float" office:value="-5.31654710990273" calcext:value-type="float">
            <text:p>-5.31654710990273</text:p>
          </table:table-cell>
          <table:table-cell table:number-columns-repeated="9"/>
        </table:table-row>
        <table:table-row table:style-name="ro1">
          <table:table-cell office:value-type="time" office:time-value="PT14H53M05.149S" calcext:value-type="time">
            <text:p>14:53:05.15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06330313" calcext:value-type="float">
            <text:p>-6.33E-09</text:p>
          </table:table-cell>
          <table:table-cell table:formula="of:=[.C212]*10^9" office:value-type="float" office:value="-6.330313" calcext:value-type="float">
            <text:p>-6.330313</text:p>
          </table:table-cell>
          <table:table-cell table:formula="of:=[.$N$1]*[.D212]" office:value-type="float" office:value="-5.26853671782505" calcext:value-type="float">
            <text:p>-5.26853671782505</text:p>
          </table:table-cell>
          <table:table-cell table:number-columns-repeated="9"/>
        </table:table-row>
        <table:table-row table:style-name="ro1">
          <table:table-cell office:value-type="time" office:time-value="PT14H53M05.533S" calcext:value-type="time">
            <text:p>14:53:05.5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0006537219" calcext:value-type="float">
            <text:p>-6.54E-09</text:p>
          </table:table-cell>
          <table:table-cell table:formula="of:=[.C213]*10^9" office:value-type="float" office:value="-6.537219" calcext:value-type="float">
            <text:p>-6.537219</text:p>
          </table:table-cell>
          <table:table-cell table:formula="of:=[.$N$1]*[.D213]" office:value-type="float" office:value="-5.44073860707417" calcext:value-type="float">
            <text:p>-5.44073860707417</text:p>
          </table:table-cell>
          <table:table-cell table:number-columns-repeated="9"/>
        </table:table-row>
        <table:table-row table:style-name="ro1">
          <table:table-cell office:value-type="time" office:time-value="PT14H53M05.917S" calcext:value-type="time">
            <text:p>14:53:05.9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1305064" calcext:value-type="float">
            <text:p>-1.31E-08</text:p>
          </table:table-cell>
          <table:table-cell table:formula="of:=[.C214]*10^9" office:value-type="float" office:value="-13.05064" calcext:value-type="float">
            <text:p>-13.05064</text:p>
          </table:table-cell>
          <table:table-cell table:formula="of:=[.$N$1]*[.D214]" office:value-type="float" office:value="-10.8616708259317" calcext:value-type="float">
            <text:p>-10.8616708259317</text:p>
          </table:table-cell>
          <table:table-cell table:number-columns-repeated="9"/>
        </table:table-row>
        <table:table-row table:style-name="ro1">
          <table:table-cell office:value-type="time" office:time-value="PT14H53M06.301S" calcext:value-type="time">
            <text:p>14:53:06.3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1300231" calcext:value-type="float">
            <text:p>-1.30E-08</text:p>
          </table:table-cell>
          <table:table-cell table:formula="of:=[.C215]*10^9" office:value-type="float" office:value="-13.00231" calcext:value-type="float">
            <text:p>-13.00231</text:p>
          </table:table-cell>
          <table:table-cell table:formula="of:=[.$N$1]*[.D215]" office:value-type="float" office:value="-10.8214471624932" calcext:value-type="float">
            <text:p>-10.8214471624932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10.8558815479909" calcext:value-type="float">
            <text:p>-10.8558815479909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0.119426675549614" calcext:value-type="float">
            <text:p>0.119426675549614</text:p>
          </table:table-cell>
          <table:table-cell/>
          <table:table-cell table:formula="of:=(MAX([.E214:.E218])-MIN([.E214:.E218]))/2" office:value-type="float" office:value="0.108191084806339" calcext:value-type="float">
            <text:p>0.108191084806339</text:p>
          </table:table-cell>
          <table:table-cell table:number-columns-repeated="2"/>
        </table:table-row>
        <table:table-row table:style-name="ro1">
          <table:table-cell office:value-type="time" office:time-value="PT14H53M06.684S" calcext:value-type="time">
            <text:p>14:53:06.68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1318928" calcext:value-type="float">
            <text:p>-1.32E-08</text:p>
          </table:table-cell>
          <table:table-cell table:formula="of:=[.C216]*10^9" office:value-type="float" office:value="-13.18928" calcext:value-type="float">
            <text:p>-13.18928</text:p>
          </table:table-cell>
          <table:table-cell table:formula="of:=[.$N$1]*[.D216]" office:value-type="float" office:value="-10.9770568946078" calcext:value-type="float">
            <text:p>-10.9770568946078</text:p>
          </table:table-cell>
          <table:table-cell table:number-columns-repeated="9"/>
        </table:table-row>
        <table:table-row table:style-name="ro1">
          <table:table-cell office:value-type="time" office:time-value="PT14H53M07.067S" calcext:value-type="time">
            <text:p>14:53:07.0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1292929" calcext:value-type="float">
            <text:p>-1.29E-08</text:p>
          </table:table-cell>
          <table:table-cell table:formula="of:=[.C217]*10^9" office:value-type="float" office:value="-12.92929" calcext:value-type="float">
            <text:p>-12.92929</text:p>
          </table:table-cell>
          <table:table-cell table:formula="of:=[.$N$1]*[.D217]" office:value-type="float" office:value="-10.7606747249951" calcext:value-type="float">
            <text:p>-10.7606747249951</text:p>
          </table:table-cell>
          <table:table-cell table:number-columns-repeated="9"/>
        </table:table-row>
        <table:table-row table:style-name="ro1">
          <table:table-cell office:value-type="time" office:time-value="PT14H53M07.451S" calcext:value-type="time">
            <text:p>14:53:07.4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00130469" calcext:value-type="float">
            <text:p>-1.30E-08</text:p>
          </table:table-cell>
          <table:table-cell table:formula="of:=[.C218]*10^9" office:value-type="float" office:value="-13.0469" calcext:value-type="float">
            <text:p>-13.0469</text:p>
          </table:table-cell>
          <table:table-cell table:formula="of:=[.$N$1]*[.D218]" office:value-type="float" office:value="-10.8585581319267" calcext:value-type="float">
            <text:p>-10.8585581319267</text:p>
          </table:table-cell>
          <table:table-cell table:number-columns-repeated="9"/>
        </table:table-row>
        <table:table-row table:style-name="ro1">
          <table:table-cell office:value-type="time" office:time-value="PT14H49M19.319S" calcext:value-type="time">
            <text:p>14:49:19.3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392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19.703S" calcext:value-type="time">
            <text:p>14:49:19.7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25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086S" calcext:value-type="time">
            <text:p>14:49:20.0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4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469S" calcext:value-type="time">
            <text:p>14:49:20.4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848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0.853S" calcext:value-type="time">
            <text:p>14:49:20.8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8936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238S" calcext:value-type="time">
            <text:p>14:49:21.2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031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1.622S" calcext:value-type="time">
            <text:p>14:49:21.6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25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006S" calcext:value-type="time">
            <text:p>14:49:22.0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59763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389S" calcext:value-type="time">
            <text:p>14:49:22.3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0019" calcext:value-type="float">
            <text:p>-1.26E-06</text:p>
          </table:table-cell>
          <table:table-cell table:number-columns-repeated="11"/>
        </table:table-row>
        <table:table-row table:style-name="ro1">
          <table:table-cell office:value-type="time" office:time-value="PT14H49M22.765S" calcext:value-type="time">
            <text:p>14:49:22.7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26" calcext:value-type="float">
            <text:p>-1.26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36734456858056" calcext:value-type="float">
            <text:p>-0.013673445685806</text:p>
          </table:table-cell>
          <table:table-cell office:value-type="float" office:value="0.05" calcext:value-type="float">
            <text:p>0.05</text:p>
          </table:table-cell>
          <table:table-cell office:value-type="float" office:value="0.0934221492326236" calcext:value-type="float">
            <text:p>0.093422149232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855702411018576" calcext:value-type="float">
            <text:p>-0.085570241101858</text:p>
          </table:table-cell>
          <table:table-cell office:value-type="float" office:value="0.05" calcext:value-type="float">
            <text:p>0.05</text:p>
          </table:table-cell>
          <table:table-cell office:value-type="float" office:value="0.116314853240899" calcext:value-type="float">
            <text:p>0.1163148532408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03225535429406" calcext:value-type="float">
            <text:p>-0.103225535429406</text:p>
          </table:table-cell>
          <table:table-cell office:value-type="float" office:value="0.05" calcext:value-type="float">
            <text:p>0.05</text:p>
          </table:table-cell>
          <table:table-cell office:value-type="float" office:value="0.101540853462413" calcext:value-type="float">
            <text:p>0.101540853462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26066776442812" calcext:value-type="float">
            <text:p>-0.126066776442812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70533860464" calcext:value-type="float">
            <text:p>0.110070533860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47430430222999" calcext:value-type="float">
            <text:p>-0.1474304302229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25023830946235" calcext:value-type="float">
            <text:p>0.092502383094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48226259612447" calcext:value-type="float">
            <text:p>-0.148226259612447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562160766503" calcext:value-type="float">
            <text:p>0.09795621607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9394864345136" calcext:value-type="float">
            <text:p>-0.209394864345136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02235243384" calcext:value-type="float">
            <text:p>0.1071022352433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4755340614678" calcext:value-type="float">
            <text:p>-0.174755340614678</text:p>
          </table:table-cell>
          <table:table-cell office:value-type="float" office:value="0.05" calcext:value-type="float">
            <text:p>0.05</text:p>
          </table:table-cell>
          <table:table-cell office:value-type="float" office:value="0.0875800628629697" calcext:value-type="float">
            <text:p>0.087580062862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79688111287825" calcext:value-type="float">
            <text:p>-0.1796881112878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4355351258909" calcext:value-type="float">
            <text:p>0.0943553512589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8499572986724" calcext:value-type="float">
            <text:p>-0.188499572986724</text:p>
          </table:table-cell>
          <table:table-cell office:value-type="float" office:value="0.05" calcext:value-type="float">
            <text:p>0.05</text:p>
          </table:table-cell>
          <table:table-cell office:value-type="float" office:value="0.0932155535641861" calcext:value-type="float">
            <text:p>0.093215553564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0803300304767" calcext:value-type="float">
            <text:p>-0.210803300304767</text:p>
          </table:table-cell>
          <table:table-cell office:value-type="float" office:value="0.05" calcext:value-type="float">
            <text:p>0.05</text:p>
          </table:table-cell>
          <table:table-cell office:value-type="float" office:value="0.109203065065916" calcext:value-type="float">
            <text:p>0.1092030650659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25302475932013" calcext:value-type="float">
            <text:p>-0.2253024759320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21934792819" calcext:value-type="float">
            <text:p>0.1064219347928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0510719430384" calcext:value-type="float">
            <text:p>-0.30510719430384</text:p>
          </table:table-cell>
          <table:table-cell office:value-type="float" office:value="0.05" calcext:value-type="float">
            <text:p>0.05</text:p>
          </table:table-cell>
          <table:table-cell office:value-type="float" office:value="0.133099745598387" calcext:value-type="float">
            <text:p>0.1330997455983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6211415632682" calcext:value-type="float">
            <text:p>-0.2462114156326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60326034734334" calcext:value-type="float">
            <text:p>0.096032603473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30378340713462" calcext:value-type="float">
            <text:p>-0.2303783407134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5226137573241" calcext:value-type="float">
            <text:p>0.1052261375732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40291850019921" calcext:value-type="float">
            <text:p>-0.240291850019921</text:p>
          </table:table-cell>
          <table:table-cell office:value-type="float" office:value="0.05" calcext:value-type="float">
            <text:p>0.05</text:p>
          </table:table-cell>
          <table:table-cell office:value-type="float" office:value="0.0927488455277492" calcext:value-type="float">
            <text:p>0.0927488455277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2927778807328" calcext:value-type="float">
            <text:p>-0.29292777880732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512064020991" calcext:value-type="float">
            <text:p>0.105512064020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43986243437859" calcext:value-type="float">
            <text:p>-0.2439862434378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091925894398" calcext:value-type="float">
            <text:p>0.097409192589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70214776375221" calcext:value-type="float">
            <text:p>-0.370214776375221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95363199067" calcext:value-type="float">
            <text:p>0.1065953631990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30159550193957" calcext:value-type="float">
            <text:p>-0.3301595501939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26512101030963" calcext:value-type="float">
            <text:p>0.0826512101030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05385935888063" calcext:value-type="float">
            <text:p>-0.305385935888063</text:p>
          </table:table-cell>
          <table:table-cell office:value-type="float" office:value="0.05" calcext:value-type="float">
            <text:p>0.05</text:p>
          </table:table-cell>
          <table:table-cell office:value-type="float" office:value="0.117004210947193" calcext:value-type="float">
            <text:p>0.1170042109471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11958554147234" calcext:value-type="float">
            <text:p>-0.3119585541472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6122260081421" calcext:value-type="float">
            <text:p>0.09661222600814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248074800141" calcext:value-type="float">
            <text:p>-0.37248074800141</text:p>
          </table:table-cell>
          <table:table-cell office:value-type="float" office:value="0.05" calcext:value-type="float">
            <text:p>0.05</text:p>
          </table:table-cell>
          <table:table-cell office:value-type="float" office:value="0.0686023836781021" calcext:value-type="float">
            <text:p>0.06860238367810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18122371704333" calcext:value-type="float">
            <text:p>-0.418122371704333</text:p>
          </table:table-cell>
          <table:table-cell office:value-type="float" office:value="0.05" calcext:value-type="float">
            <text:p>0.05</text:p>
          </table:table-cell>
          <table:table-cell office:value-type="float" office:value="0.078041397943311" calcext:value-type="float">
            <text:p>0.0780413979433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53422554920137" calcext:value-type="float">
            <text:p>-0.353422554920137</text:p>
          </table:table-cell>
          <table:table-cell office:value-type="float" office:value="0.05" calcext:value-type="float">
            <text:p>0.05</text:p>
          </table:table-cell>
          <table:table-cell office:value-type="float" office:value="0.0904858370137332" calcext:value-type="float">
            <text:p>0.0904858370137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76236471438671" calcext:value-type="float">
            <text:p>-0.376236471438671</text:p>
          </table:table-cell>
          <table:table-cell office:value-type="float" office:value="0.05" calcext:value-type="float">
            <text:p>0.05</text:p>
          </table:table-cell>
          <table:table-cell office:value-type="float" office:value="0.100573809000547" calcext:value-type="float">
            <text:p>0.1005738090005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83161720243945" calcext:value-type="float">
            <text:p>-0.483161720243945</text:p>
          </table:table-cell>
          <table:table-cell office:value-type="float" office:value="0.05" calcext:value-type="float">
            <text:p>0.05</text:p>
          </table:table-cell>
          <table:table-cell office:value-type="float" office:value="0.0873462211305828" calcext:value-type="float">
            <text:p>0.0873462211305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92673942440775" calcext:value-type="float">
            <text:p>-0.4926739424407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950446327644" calcext:value-type="float">
            <text:p>0.0991950446327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80841665650596" calcext:value-type="float">
            <text:p>-0.480841665650596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73758108631" calcext:value-type="float">
            <text:p>0.1050737581086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11602850074538" calcext:value-type="float">
            <text:p>-0.5116028500745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8367757191848" calcext:value-type="float">
            <text:p>0.0978367757191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88250454789602" calcext:value-type="float">
            <text:p>-0.588250454789602</text:p>
          </table:table-cell>
          <table:table-cell office:value-type="float" office:value="0.05" calcext:value-type="float">
            <text:p>0.05</text:p>
          </table:table-cell>
          <table:table-cell office:value-type="float" office:value="0.083904544115822" calcext:value-type="float">
            <text:p>0.08390454411582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587460738771245" calcext:value-type="float">
            <text:p>-0.5874607387712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0555457844682" calcext:value-type="float">
            <text:p>0.100555457844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628631994626626" calcext:value-type="float">
            <text:p>-0.62863199462662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264994133615" calcext:value-type="float">
            <text:p>0.104264994133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704401773564977" calcext:value-type="float">
            <text:p>-0.704401773564977</text:p>
          </table:table-cell>
          <table:table-cell office:value-type="float" office:value="0.05" calcext:value-type="float">
            <text:p>0.05</text:p>
          </table:table-cell>
          <table:table-cell office:value-type="float" office:value="0.0882973567557323" calcext:value-type="float">
            <text:p>0.0882973567557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797712706904436" calcext:value-type="float">
            <text:p>-0.797712706904436</text:p>
          </table:table-cell>
          <table:table-cell office:value-type="float" office:value="0.05" calcext:value-type="float">
            <text:p>0.05</text:p>
          </table:table-cell>
          <table:table-cell office:value-type="float" office:value="0.127795470027545" calcext:value-type="float">
            <text:p>0.1277954700275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928009568064135" calcext:value-type="float">
            <text:p>-0.928009568064135</text:p>
          </table:table-cell>
          <table:table-cell office:value-type="float" office:value="0.05" calcext:value-type="float">
            <text:p>0.05</text:p>
          </table:table-cell>
          <table:table-cell office:value-type="float" office:value="0.083808906977309" calcext:value-type="float">
            <text:p>0.0838089069773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01670710651979" calcext:value-type="float">
            <text:p>-1.0167071065197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405146559385" calcext:value-type="float">
            <text:p>0.1054051465593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13798235291918" calcext:value-type="float">
            <text:p>-1.13798235291918</text:p>
          </table:table-cell>
          <table:table-cell office:value-type="float" office:value="0.05" calcext:value-type="float">
            <text:p>0.05</text:p>
          </table:table-cell>
          <table:table-cell office:value-type="float" office:value="0.122717717487667" calcext:value-type="float">
            <text:p>0.1227177174876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44176929136559" calcext:value-type="float">
            <text:p>-1.44176929136559</text:p>
          </table:table-cell>
          <table:table-cell office:value-type="float" office:value="0.05" calcext:value-type="float">
            <text:p>0.05</text:p>
          </table:table-cell>
          <table:table-cell office:value-type="float" office:value="0.115643890126186" calcext:value-type="float">
            <text:p>0.1156438901261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.93898087000266" calcext:value-type="float">
            <text:p>-1.93898087000266</text:p>
          </table:table-cell>
          <table:table-cell office:value-type="float" office:value="0.05" calcext:value-type="float">
            <text:p>0.05</text:p>
          </table:table-cell>
          <table:table-cell office:value-type="float" office:value="0.104150091583974" calcext:value-type="float">
            <text:p>0.1041500915839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.16589747660278" calcext:value-type="float">
            <text:p>-3.16589747660278</text:p>
          </table:table-cell>
          <table:table-cell office:value-type="float" office:value="0.05" calcext:value-type="float">
            <text:p>0.05</text:p>
          </table:table-cell>
          <table:table-cell office:value-type="float" office:value="0.183505961759138" calcext:value-type="float">
            <text:p>0.1835059617591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.35456417908218" calcext:value-type="float">
            <text:p>-8.35456417908218</text:p>
          </table:table-cell>
          <table:table-cell office:value-type="float" office:value="0.05" calcext:value-type="float">
            <text:p>0.05</text:p>
          </table:table-cell>
          <table:table-cell office:value-type="float" office:value="3.36332861873425" calcext:value-type="float">
            <text:p>3.363328618734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28.0693822290697" calcext:value-type="float">
            <text:p>-28.0693822290697</text:p>
          </table:table-cell>
          <table:table-cell office:value-type="float" office:value="0.05" calcext:value-type="float">
            <text:p>0.05</text:p>
          </table:table-cell>
          <table:table-cell office:value-type="float" office:value="18.6770477173214" calcext:value-type="float">
            <text:p>18.6770477173214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5501987454595" calcext:value-type="float">
            <text:p>0.135501987454595</text:p>
          </table:table-cell>
          <table:table-cell office:value-type="float" office:value="0.05" calcext:value-type="float">
            <text:p>0.05</text:p>
          </table:table-cell>
          <table:table-cell office:value-type="float" office:value="0.118796819397133" calcext:value-type="float">
            <text:p>0.1187968193971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470936058270744" calcext:value-type="float">
            <text:p>-0.047093605827075</text:p>
          </table:table-cell>
          <table:table-cell office:value-type="float" office:value="0.05" calcext:value-type="float">
            <text:p>0.05</text:p>
          </table:table-cell>
          <table:table-cell office:value-type="float" office:value="0.0915064519969818" calcext:value-type="float">
            <text:p>0.0915064519969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21735078664016" calcext:value-type="float">
            <text:p>-0.121735078664016</text:p>
          </table:table-cell>
          <table:table-cell office:value-type="float" office:value="0.05" calcext:value-type="float">
            <text:p>0.05</text:p>
          </table:table-cell>
          <table:table-cell office:value-type="float" office:value="0.0570590364245526" calcext:value-type="float">
            <text:p>0.0570590364245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0939341536214579" calcext:value-type="float">
            <text:p>-0.0939341536214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5836322923433" calcext:value-type="float">
            <text:p>0.1058363229234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31707501445165" calcext:value-type="float">
            <text:p>-0.131707501445165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537018166537" calcext:value-type="float">
            <text:p>0.0982537018166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30115234508234" calcext:value-type="float">
            <text:p>-0.130115234508234</text:p>
          </table:table-cell>
          <table:table-cell office:value-type="float" office:value="0.05" calcext:value-type="float">
            <text:p>0.05</text:p>
          </table:table-cell>
          <table:table-cell office:value-type="float" office:value="0.108587433459598" calcext:value-type="float">
            <text:p>0.1085874334595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4411198751367" calcext:value-type="float">
            <text:p>-0.174411198751367</text:p>
          </table:table-cell>
          <table:table-cell office:value-type="float" office:value="0.05" calcext:value-type="float">
            <text:p>0.05</text:p>
          </table:table-cell>
          <table:table-cell office:value-type="float" office:value="0.116914383450172" calcext:value-type="float">
            <text:p>0.1169143834501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70718611528905" calcext:value-type="float">
            <text:p>-0.17071861152890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726958028303" calcext:value-type="float">
            <text:p>0.107726958028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00601559926581" calcext:value-type="float">
            <text:p>-0.200601559926581</text:p>
          </table:table-cell>
          <table:table-cell office:value-type="float" office:value="0.05" calcext:value-type="float">
            <text:p>0.05</text:p>
          </table:table-cell>
          <table:table-cell office:value-type="float" office:value="0.111183768393146" calcext:value-type="float">
            <text:p>0.1111837683931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86586589775866" calcext:value-type="float">
            <text:p>-0.186586589775866</text:p>
          </table:table-cell>
          <table:table-cell office:value-type="float" office:value="0.05" calcext:value-type="float">
            <text:p>0.05</text:p>
          </table:table-cell>
          <table:table-cell office:value-type="float" office:value="0.130703593767621" calcext:value-type="float">
            <text:p>0.1307035937676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10937601196557" calcext:value-type="float">
            <text:p>-0.210937601196557</text:p>
          </table:table-cell>
          <table:table-cell office:value-type="float" office:value="0.05" calcext:value-type="float">
            <text:p>0.05</text:p>
          </table:table-cell>
          <table:table-cell office:value-type="float" office:value="0.0891304401041589" calcext:value-type="float">
            <text:p>0.0891304401041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47189863215212" calcext:value-type="float">
            <text:p>-0.247189863215212</text:p>
          </table:table-cell>
          <table:table-cell office:value-type="float" office:value="0.05" calcext:value-type="float">
            <text:p>0.05</text:p>
          </table:table-cell>
          <table:table-cell office:value-type="float" office:value="0.0980387638254516" calcext:value-type="float">
            <text:p>0.098038763825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01388942034745" calcext:value-type="float">
            <text:p>-0.301388942034745</text:p>
          </table:table-cell>
          <table:table-cell office:value-type="float" office:value="0.05" calcext:value-type="float">
            <text:p>0.05</text:p>
          </table:table-cell>
          <table:table-cell office:value-type="float" office:value="0.131238235125293" calcext:value-type="float">
            <text:p>0.1312382351252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49227970967058" calcext:value-type="float">
            <text:p>-0.249227970967058</text:p>
          </table:table-cell>
          <table:table-cell office:value-type="float" office:value="0.05" calcext:value-type="float">
            <text:p>0.05</text:p>
          </table:table-cell>
          <table:table-cell office:value-type="float" office:value="0.0977417244877508" calcext:value-type="float">
            <text:p>0.0977417244877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15808962792685" calcext:value-type="float">
            <text:p>-0.3158089627926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0089536966" calcext:value-type="float">
            <text:p>0.106200895369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88183914683499" calcext:value-type="float">
            <text:p>-0.2881839146834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963629254955" calcext:value-type="float">
            <text:p>0.109636292549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15657643481824" calcext:value-type="float">
            <text:p>-0.3156576434818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74480315388013" calcext:value-type="float">
            <text:p>0.0874480315388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287717366060165" calcext:value-type="float">
            <text:p>-0.2877173660601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0478997157838" calcext:value-type="float">
            <text:p>0.1204789971578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87833867078123" calcext:value-type="float">
            <text:p>-0.2878338670781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93604670264588" calcext:value-type="float">
            <text:p>0.09936046702645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42212037335037" calcext:value-type="float">
            <text:p>-0.34221203733503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27765264753" calcext:value-type="float">
            <text:p>0.1114277652647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98959334757253" calcext:value-type="float">
            <text:p>-0.298959334757253</text:p>
          </table:table-cell>
          <table:table-cell office:value-type="float" office:value="0.05" calcext:value-type="float">
            <text:p>0.05</text:p>
          </table:table-cell>
          <table:table-cell office:value-type="float" office:value="0.0676473213453042" calcext:value-type="float">
            <text:p>0.0676473213453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67008932474701" calcext:value-type="float">
            <text:p>-0.367008932474701</text:p>
          </table:table-cell>
          <table:table-cell office:value-type="float" office:value="0.05" calcext:value-type="float">
            <text:p>0.05</text:p>
          </table:table-cell>
          <table:table-cell office:value-type="float" office:value="0.102770367365587" calcext:value-type="float">
            <text:p>0.10277036736558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67249112689486" calcext:value-type="float">
            <text:p>-0.36724911268948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905532233374" calcext:value-type="float">
            <text:p>0.09909055322333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1868323785638" calcext:value-type="float">
            <text:p>-0.3818683237856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9849276330544" calcext:value-type="float">
            <text:p>0.109849276330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393666098047438" calcext:value-type="float">
            <text:p>-0.3936660980474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86147570860401" calcext:value-type="float">
            <text:p>0.098614757086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395786895119538" calcext:value-type="float">
            <text:p>-0.395786895119538</text:p>
          </table:table-cell>
          <table:table-cell office:value-type="float" office:value="0.05" calcext:value-type="float">
            <text:p>0.05</text:p>
          </table:table-cell>
          <table:table-cell office:value-type="float" office:value="0.114295327751327" calcext:value-type="float">
            <text:p>0.1142953277513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72608045897174" calcext:value-type="float">
            <text:p>-0.4726080458971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21165800615" calcext:value-type="float">
            <text:p>0.0983211658006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61290285532172" calcext:value-type="float">
            <text:p>-0.46129028553217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120840617714" calcext:value-type="float">
            <text:p>0.0990120840617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498248995862415" calcext:value-type="float">
            <text:p>-0.498248995862415</text:p>
          </table:table-cell>
          <table:table-cell office:value-type="float" office:value="0.05" calcext:value-type="float">
            <text:p>0.05</text:p>
          </table:table-cell>
          <table:table-cell office:value-type="float" office:value="0.0579548991196747" calcext:value-type="float">
            <text:p>0.05795489911967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25743533128679" calcext:value-type="float">
            <text:p>-0.5257435331286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63129198327" calcext:value-type="float">
            <text:p>0.1100631291983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516985808376288" calcext:value-type="float">
            <text:p>-0.51698580837628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5981301117839" calcext:value-type="float">
            <text:p>0.0945981301117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66147906717069" calcext:value-type="float">
            <text:p>-0.661479067170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1064050200452" calcext:value-type="float">
            <text:p>0.10106405020045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656276884179834" calcext:value-type="float">
            <text:p>-0.656276884179834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82193127829" calcext:value-type="float">
            <text:p>0.1103821931278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731580518439979" calcext:value-type="float">
            <text:p>-0.731580518439979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20391159971" calcext:value-type="float">
            <text:p>0.1132203911599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765231688963206" calcext:value-type="float">
            <text:p>-0.765231688963206</text:p>
          </table:table-cell>
          <table:table-cell office:value-type="float" office:value="0.05" calcext:value-type="float">
            <text:p>0.05</text:p>
          </table:table-cell>
          <table:table-cell office:value-type="float" office:value="0.088466298737117" calcext:value-type="float">
            <text:p>0.088466298737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915469190513183" calcext:value-type="float">
            <text:p>-0.91546919051318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5576708119431" calcext:value-type="float">
            <text:p>0.0955576708119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0.955729632101105" calcext:value-type="float">
            <text:p>-0.95572963210110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00977313924" calcext:value-type="float">
            <text:p>0.1023009773139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19899943408075" calcext:value-type="float">
            <text:p>-1.1989994340807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74280196315" calcext:value-type="float">
            <text:p>0.10357428019631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42270911118263" calcext:value-type="float">
            <text:p>-1.42270911118263</text:p>
          </table:table-cell>
          <table:table-cell office:value-type="float" office:value="0.05" calcext:value-type="float">
            <text:p>0.05</text:p>
          </table:table-cell>
          <table:table-cell office:value-type="float" office:value="0.0828091121487735" calcext:value-type="float">
            <text:p>0.08280911214877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.89965388272097" calcext:value-type="float">
            <text:p>-1.89965388272097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62401518413" calcext:value-type="float">
            <text:p>0.1068624015184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2.86926215237928" calcext:value-type="float">
            <text:p>-2.8692621523792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92455236727" calcext:value-type="float">
            <text:p>0.107992455236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.03935961701087" calcext:value-type="float">
            <text:p>-5.03935961701087</text:p>
          </table:table-cell>
          <table:table-cell office:value-type="float" office:value="0.05" calcext:value-type="float">
            <text:p>0.05</text:p>
          </table:table-cell>
          <table:table-cell office:value-type="float" office:value="0.117485570899664" calcext:value-type="float">
            <text:p>0.1174855708996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.2401061470153" calcext:value-type="float">
            <text:p>-10.240106147015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693841789232" calcext:value-type="float">
            <text:p>0.105693841789232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93640882712788" calcext:value-type="float">
            <text:p>0.029364088271279</text:p>
          </table:table-cell>
          <table:table-cell office:value-type="float" office:value="0.05" calcext:value-type="float">
            <text:p>0.05</text:p>
          </table:table-cell>
          <table:table-cell office:value-type="float" office:value="0.128883863968024" calcext:value-type="float">
            <text:p>0.1288838639680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951745674960847" calcext:value-type="float">
            <text:p>-0.095174567496085</text:p>
          </table:table-cell>
          <table:table-cell office:value-type="float" office:value="0.05" calcext:value-type="float">
            <text:p>0.05</text:p>
          </table:table-cell>
          <table:table-cell office:value-type="float" office:value="0.102488906329927" calcext:value-type="float">
            <text:p>0.1024889063299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35896060565787" calcext:value-type="float">
            <text:p>-0.1358960605657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9925087708648" calcext:value-type="float">
            <text:p>0.1099250877086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39231894781896" calcext:value-type="float">
            <text:p>-0.139231894781896</text:p>
          </table:table-cell>
          <table:table-cell office:value-type="float" office:value="0.05" calcext:value-type="float">
            <text:p>0.05</text:p>
          </table:table-cell>
          <table:table-cell office:value-type="float" office:value="0.0812639530500613" calcext:value-type="float">
            <text:p>0.0812639530500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3299958360514" calcext:value-type="float">
            <text:p>-0.153299958360514</text:p>
          </table:table-cell>
          <table:table-cell office:value-type="float" office:value="0.05" calcext:value-type="float">
            <text:p>0.05</text:p>
          </table:table-cell>
          <table:table-cell office:value-type="float" office:value="0.111311308011072" calcext:value-type="float">
            <text:p>0.1113113080110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50052722734673" calcext:value-type="float">
            <text:p>-0.1500527227346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376371517506" calcext:value-type="float">
            <text:p>0.103763715175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71452176091253" calcext:value-type="float">
            <text:p>-0.171452176091253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40270635397" calcext:value-type="float">
            <text:p>0.10594027063539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01907027246273" calcext:value-type="float">
            <text:p>-0.201907027246273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85683174916" calcext:value-type="float">
            <text:p>0.1023856831749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192235520773545" calcext:value-type="float">
            <text:p>-0.1922355207735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810557343203" calcext:value-type="float">
            <text:p>0.1038105573432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168689740059872" calcext:value-type="float">
            <text:p>-0.168689740059872</text:p>
          </table:table-cell>
          <table:table-cell office:value-type="float" office:value="0.05" calcext:value-type="float">
            <text:p>0.05</text:p>
          </table:table-cell>
          <table:table-cell office:value-type="float" office:value="0.100135179649495" calcext:value-type="float">
            <text:p>0.1001351796494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65060026486645" calcext:value-type="float">
            <text:p>-0.2650600264866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1989860997261" calcext:value-type="float">
            <text:p>0.1019898609972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50195830660465" calcext:value-type="float">
            <text:p>-0.250195830660465</text:p>
          </table:table-cell>
          <table:table-cell office:value-type="float" office:value="0.05" calcext:value-type="float">
            <text:p>0.05</text:p>
          </table:table-cell>
          <table:table-cell office:value-type="float" office:value="0.123275578527333" calcext:value-type="float">
            <text:p>0.1232755785273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04798725541021" calcext:value-type="float">
            <text:p>-0.304798725541021</text:p>
          </table:table-cell>
          <table:table-cell office:value-type="float" office:value="0.05" calcext:value-type="float">
            <text:p>0.05</text:p>
          </table:table-cell>
          <table:table-cell office:value-type="float" office:value="0.137266802129335" calcext:value-type="float">
            <text:p>0.13726680212933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290460824683018" calcext:value-type="float">
            <text:p>-0.290460824683018</text:p>
          </table:table-cell>
          <table:table-cell office:value-type="float" office:value="0.05" calcext:value-type="float">
            <text:p>0.05</text:p>
          </table:table-cell>
          <table:table-cell office:value-type="float" office:value="0.106169905608893" calcext:value-type="float">
            <text:p>0.1061699056088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28183471732413" calcext:value-type="float">
            <text:p>-0.281834717324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43290740419" calcext:value-type="float">
            <text:p>0.1065432907404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13037194301045" calcext:value-type="float">
            <text:p>-0.313037194301045</text:p>
          </table:table-cell>
          <table:table-cell office:value-type="float" office:value="0.05" calcext:value-type="float">
            <text:p>0.05</text:p>
          </table:table-cell>
          <table:table-cell office:value-type="float" office:value="0.072837244906594" calcext:value-type="float">
            <text:p>0.0728372449065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29117406439114" calcext:value-type="float">
            <text:p>-0.29117406439114</text:p>
          </table:table-cell>
          <table:table-cell office:value-type="float" office:value="0.05" calcext:value-type="float">
            <text:p>0.05</text:p>
          </table:table-cell>
          <table:table-cell office:value-type="float" office:value="0.098263586111976" calcext:value-type="float">
            <text:p>0.0982635861119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11887761296665" calcext:value-type="float">
            <text:p>-0.311887761296665</text:p>
          </table:table-cell>
          <table:table-cell office:value-type="float" office:value="0.05" calcext:value-type="float">
            <text:p>0.05</text:p>
          </table:table-cell>
          <table:table-cell office:value-type="float" office:value="0.113417245928071" calcext:value-type="float">
            <text:p>0.1134172459280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29486390512998" calcext:value-type="float">
            <text:p>-0.29486390512998</text:p>
          </table:table-cell>
          <table:table-cell office:value-type="float" office:value="0.05" calcext:value-type="float">
            <text:p>0.05</text:p>
          </table:table-cell>
          <table:table-cell office:value-type="float" office:value="0.106516357406866" calcext:value-type="float">
            <text:p>0.1065163574068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60072897019611" calcext:value-type="float">
            <text:p>-0.36007289701961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4482365674915" calcext:value-type="float">
            <text:p>0.0984482365674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47638799713074" calcext:value-type="float">
            <text:p>-0.347638799713074</text:p>
          </table:table-cell>
          <table:table-cell office:value-type="float" office:value="0.05" calcext:value-type="float">
            <text:p>0.05</text:p>
          </table:table-cell>
          <table:table-cell office:value-type="float" office:value="0.0931033725599862" calcext:value-type="float">
            <text:p>0.0931033725599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64738958496437" calcext:value-type="float">
            <text:p>-0.36473895849643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072762242106" calcext:value-type="float">
            <text:p>0.1050727622421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9485437894793" calcext:value-type="float">
            <text:p>-0.379485437894793</text:p>
          </table:table-cell>
          <table:table-cell office:value-type="float" office:value="0.05" calcext:value-type="float">
            <text:p>0.05</text:p>
          </table:table-cell>
          <table:table-cell office:value-type="float" office:value="0.102037027739118" calcext:value-type="float">
            <text:p>0.1020370277391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3860416203858" calcext:value-type="float">
            <text:p>-0.386041620385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207742990117" calcext:value-type="float">
            <text:p>0.1072077429901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48377628999692" calcext:value-type="float">
            <text:p>-0.448377628999692</text:p>
          </table:table-cell>
          <table:table-cell office:value-type="float" office:value="0.05" calcext:value-type="float">
            <text:p>0.05</text:p>
          </table:table-cell>
          <table:table-cell office:value-type="float" office:value="0.0454763235280305" calcext:value-type="float">
            <text:p>0.0454763235280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3765379891737" calcext:value-type="float">
            <text:p>-0.43765379891737</text:p>
          </table:table-cell>
          <table:table-cell office:value-type="float" office:value="0.05" calcext:value-type="float">
            <text:p>0.05</text:p>
          </table:table-cell>
          <table:table-cell office:value-type="float" office:value="0.113885653759282" calcext:value-type="float">
            <text:p>0.1138856537592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98882038019366" calcext:value-type="float">
            <text:p>-0.498882038019366</text:p>
          </table:table-cell>
          <table:table-cell office:value-type="float" office:value="0.05" calcext:value-type="float">
            <text:p>0.05</text:p>
          </table:table-cell>
          <table:table-cell office:value-type="float" office:value="0.084186914893646" calcext:value-type="float">
            <text:p>0.0841869148936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458381461332361" calcext:value-type="float">
            <text:p>-0.458381461332361</text:p>
          </table:table-cell>
          <table:table-cell office:value-type="float" office:value="0.05" calcext:value-type="float">
            <text:p>0.05</text:p>
          </table:table-cell>
          <table:table-cell office:value-type="float" office:value="0.106431481211804" calcext:value-type="float">
            <text:p>0.1064314812118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26789337224594" calcext:value-type="float">
            <text:p>-0.52678933722459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554501637624" calcext:value-type="float">
            <text:p>0.10355450163762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539644929919334" calcext:value-type="float">
            <text:p>-0.5396449299193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2103831429958" calcext:value-type="float">
            <text:p>0.0992103831429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615924392814567" calcext:value-type="float">
            <text:p>-0.615924392814567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689297116545" calcext:value-type="float">
            <text:p>0.0901689297116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0.62826828857665" calcext:value-type="float">
            <text:p>-0.628268288576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837628580058" calcext:value-type="float">
            <text:p>0.108376285800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0.653371749591148" calcext:value-type="float">
            <text:p>-0.6533717495911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4769735544008" calcext:value-type="float">
            <text:p>0.0954769735544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0.722568668445506" calcext:value-type="float">
            <text:p>-0.722568668445506</text:p>
          </table:table-cell>
          <table:table-cell office:value-type="float" office:value="0.05" calcext:value-type="float">
            <text:p>0.05</text:p>
          </table:table-cell>
          <table:table-cell office:value-type="float" office:value="0.112780385150682" calcext:value-type="float">
            <text:p>0.1127803851506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0.798445595088749" calcext:value-type="float">
            <text:p>-0.798445595088749</text:p>
          </table:table-cell>
          <table:table-cell office:value-type="float" office:value="0.05" calcext:value-type="float">
            <text:p>0.05</text:p>
          </table:table-cell>
          <table:table-cell office:value-type="float" office:value="0.086304791279672" calcext:value-type="float">
            <text:p>0.0863047912796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0.870945015700688" calcext:value-type="float">
            <text:p>-0.870945015700688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71301967901" calcext:value-type="float">
            <text:p>0.1074713019679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.05867317245539" calcext:value-type="float">
            <text:p>-1.05867317245539</text:p>
          </table:table-cell>
          <table:table-cell office:value-type="float" office:value="0.05" calcext:value-type="float">
            <text:p>0.05</text:p>
          </table:table-cell>
          <table:table-cell office:value-type="float" office:value="0.111468410107945" calcext:value-type="float">
            <text:p>0.1114684101079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.16709629445119" calcext:value-type="float">
            <text:p>-1.167096294451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68379145293721" calcext:value-type="float">
            <text:p>0.0968379145293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.46661186276755" calcext:value-type="float">
            <text:p>-1.46661186276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895512519394877" calcext:value-type="float">
            <text:p>0.08955125193948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.93208129454851" calcext:value-type="float">
            <text:p>-1.93208129454851</text:p>
          </table:table-cell>
          <table:table-cell office:value-type="float" office:value="0.05" calcext:value-type="float">
            <text:p>0.05</text:p>
          </table:table-cell>
          <table:table-cell office:value-type="float" office:value="0.108405793148158" calcext:value-type="float">
            <text:p>0.1084057931481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3.01119238254968" calcext:value-type="float">
            <text:p>-3.01119238254968</text:p>
          </table:table-cell>
          <table:table-cell office:value-type="float" office:value="0.05" calcext:value-type="float">
            <text:p>0.05</text:p>
          </table:table-cell>
          <table:table-cell office:value-type="float" office:value="0.111095007299189" calcext:value-type="float">
            <text:p>0.1110950072991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.33410336990764" calcext:value-type="float">
            <text:p>-5.33410336990764</text:p>
          </table:table-cell>
          <table:table-cell office:value-type="float" office:value="0.05" calcext:value-type="float">
            <text:p>0.05</text:p>
          </table:table-cell>
          <table:table-cell office:value-type="float" office:value="0.103426693948232" calcext:value-type="float">
            <text:p>0.1034266939482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0.8558815479909" calcext:value-type="float">
            <text:p>-10.8558815479909</text:p>
          </table:table-cell>
          <table:table-cell office:value-type="float" office:value="0.05" calcext:value-type="float">
            <text:p>0.05</text:p>
          </table:table-cell>
          <table:table-cell office:value-type="float" office:value="0.119426675549614" calcext:value-type="float">
            <text:p>0.119426675549614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15:46:58.331730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9T16:08:41.354158386</dc:date>
    <meta:editing-duration>PT1H54M4S</meta:editing-duration>
    <meta:editing-cycles>18</meta:editing-cycles>
    <meta:generator>LibreOffice/5.3.6.1$Linux_X86_64 LibreOffice_project/30$Build-1</meta:generator>
    <meta:document-statistic meta:table-count="4" meta:cell-count="1865" meta:object-count="0"/>
  </office:meta>
</office:document-meta>
</file>